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9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2.2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ta1" style:family="table" style:master-page-name="PageStyle_5f__22_mittleren_22__20_Szenario">
      <style:table-properties table:display="true" style:writing-mode="lr-tb"/>
    </style:style>
    <style:style style:name="ta2" style:family="table" style:master-page-name="PageStyle_5f__22_hohen_22__20_Szenario">
      <style:table-properties table:display="true" style:writing-mode="lr-tb"/>
    </style:style>
    <style:style style:name="ta3" style:family="table" style:master-page-name="PageStyle_5f__22_tiefen_22__20_Szenario">
      <style:table-properties table:display="true" style:writing-mode="lr-tb"/>
    </style:style>
    <style:style style:name="ce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31">
      <style:table-cell-properties fo:border-bottom="0.74pt solid #000000" fo:background-color="#cc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31">
      <style:table-cell-properties fo:background-color="#ffffff"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31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&quot;mittleren&quot; Szenario" table:style-name="ta1" table:print-ranges="'&quot;mittleren&quot; Szenario'.A1:'&quot;mittleren&quot; Szenario'.AA34">
        <office:forms form:automatic-focus="false" form:apply-design-mode="false"/>
        <table:table-header-columns>
          <table:table-column table:style-name="co1" table:default-cell-style-name="ce2"/>
        </table:table-header-columns>
        <table:table-column table:style-name="co2" table:number-columns-repeated="26" table:default-cell-style-name="ce2"/>
        <table:table-column table:style-name="co3" table:number-columns-repeated="230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je-d-01.04.02.00.01</text:p>
          </table:table-cell>
          <table:table-cell table:style-name="ce1" office:value-type="string" calcext:value-type="string">
            <text:p>Ständige Wohnbevölkerung nach Kantonen gemäss dem "mittleren" Szenario AR-00-2010, 2010-2035 </text:p>
          </table:table-cell>
          <table:table-cell table:style-name="ce1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2024" calcext:value-type="float">
            <text:p>2024</text:p>
          </table:table-cell>
          <table:table-cell table:style-name="ce7" office:value-type="float" office:value="2025" calcext:value-type="float">
            <text:p>2025</text:p>
          </table:table-cell>
          <table:table-cell table:style-name="ce7" office:value-type="float" office:value="2026" calcext:value-type="float">
            <text:p>2026</text:p>
          </table:table-cell>
          <table:table-cell table:style-name="ce7" office:value-type="float" office:value="2027" calcext:value-type="float">
            <text:p>2027</text:p>
          </table:table-cell>
          <table:table-cell table:style-name="ce7" office:value-type="float" office:value="2028" calcext:value-type="float">
            <text:p>2028</text:p>
          </table:table-cell>
          <table:table-cell table:style-name="ce7" office:value-type="float" office:value="2029" calcext:value-type="float">
            <text:p>2029</text:p>
          </table:table-cell>
          <table:table-cell table:style-name="ce7" office:value-type="float" office:value="2030" calcext:value-type="float">
            <text:p>2030</text:p>
          </table:table-cell>
          <table:table-cell table:style-name="ce7" office:value-type="float" office:value="2031" calcext:value-type="float">
            <text:p>2031</text:p>
          </table:table-cell>
          <table:table-cell table:style-name="ce7" office:value-type="float" office:value="2032" calcext:value-type="float">
            <text:p>2032</text:p>
          </table:table-cell>
          <table:table-cell table:style-name="ce7" office:value-type="float" office:value="2033" calcext:value-type="float">
            <text:p>2033</text:p>
          </table:table-cell>
          <table:table-cell table:style-name="ce7" office:value-type="float" office:value="2034" calcext:value-type="float">
            <text:p>2034</text:p>
          </table:table-cell>
          <table:table-cell table:style-name="ce7" office:value-type="float" office:value="2035" calcext:value-type="float">
            <text:p>2035</text:p>
          </table:table-cell>
          <table:table-cell table:style-name="ce13" table:number-columns-repeated="997"/>
        </table:table-row>
        <table:table-row table:style-name="ro3">
          <table:table-cell table:style-name="ce4" office:value-type="string" calcext:value-type="string">
            <text:p>Schweiz</text:p>
          </table:table-cell>
          <table:table-cell table:style-name="ce8" office:value-type="float" office:value="7856600" calcext:value-type="float">
            <text:p>7'856'600 <text:s/></text:p>
          </table:table-cell>
          <table:table-cell table:style-name="ce8" office:value-type="float" office:value="7922090" calcext:value-type="float">
            <text:p>7'922'090 <text:s/></text:p>
          </table:table-cell>
          <table:table-cell table:style-name="ce8" office:value-type="float" office:value="7988333" calcext:value-type="float">
            <text:p>7'988'333 <text:s/></text:p>
          </table:table-cell>
          <table:table-cell table:style-name="ce8" office:value-type="float" office:value="8047559" calcext:value-type="float">
            <text:p>8'047'559 <text:s/></text:p>
          </table:table-cell>
          <table:table-cell table:style-name="ce8" office:value-type="float" office:value="8102292" calcext:value-type="float">
            <text:p>8'102'292 <text:s/></text:p>
          </table:table-cell>
          <table:table-cell table:style-name="ce8" office:value-type="float" office:value="8155127" calcext:value-type="float">
            <text:p>8'155'127 <text:s/></text:p>
          </table:table-cell>
          <table:table-cell table:style-name="ce8" office:value-type="float" office:value="8207402" calcext:value-type="float">
            <text:p>8'207'402 <text:s/></text:p>
          </table:table-cell>
          <table:table-cell table:style-name="ce8" office:value-type="float" office:value="8260073" calcext:value-type="float">
            <text:p>8'260'073 <text:s/></text:p>
          </table:table-cell>
          <table:table-cell table:style-name="ce8" office:value-type="float" office:value="8309704" calcext:value-type="float">
            <text:p>8'309'704 <text:s/></text:p>
          </table:table-cell>
          <table:table-cell table:style-name="ce8" office:value-type="float" office:value="8356859" calcext:value-type="float">
            <text:p>8'356'859 <text:s/></text:p>
          </table:table-cell>
          <table:table-cell table:style-name="ce8" office:value-type="float" office:value="8401941" calcext:value-type="float">
            <text:p>8'401'941 <text:s/></text:p>
          </table:table-cell>
          <table:table-cell table:style-name="ce8" office:value-type="float" office:value="8444913" calcext:value-type="float">
            <text:p>8'444'913 <text:s/></text:p>
          </table:table-cell>
          <table:table-cell table:style-name="ce8" office:value-type="float" office:value="8485802" calcext:value-type="float">
            <text:p>8'485'802 <text:s/></text:p>
          </table:table-cell>
          <table:table-cell table:style-name="ce8" office:value-type="float" office:value="8524627" calcext:value-type="float">
            <text:p>8'524'627 <text:s/></text:p>
          </table:table-cell>
          <table:table-cell table:style-name="ce8" office:value-type="float" office:value="8561368" calcext:value-type="float">
            <text:p>8'561'368 <text:s/></text:p>
          </table:table-cell>
          <table:table-cell table:style-name="ce8" office:value-type="float" office:value="8595882" calcext:value-type="float">
            <text:p>8'595'882 <text:s/></text:p>
          </table:table-cell>
          <table:table-cell table:style-name="ce8" office:value-type="float" office:value="8628351" calcext:value-type="float">
            <text:p>8'628'351 <text:s/></text:p>
          </table:table-cell>
          <table:table-cell table:style-name="ce8" office:value-type="float" office:value="8658886" calcext:value-type="float">
            <text:p>8'658'886 <text:s/></text:p>
          </table:table-cell>
          <table:table-cell table:style-name="ce8" office:value-type="float" office:value="8687312" calcext:value-type="float">
            <text:p>8'687'312 <text:s/></text:p>
          </table:table-cell>
          <table:table-cell table:style-name="ce8" office:value-type="float" office:value="8713831" calcext:value-type="float">
            <text:p>8'713'831 <text:s/></text:p>
          </table:table-cell>
          <table:table-cell table:style-name="ce8" office:value-type="float" office:value="8738477" calcext:value-type="float">
            <text:p>8'738'477 <text:s/></text:p>
          </table:table-cell>
          <table:table-cell table:style-name="ce8" office:value-type="float" office:value="8761401" calcext:value-type="float">
            <text:p>8'761'401 <text:s/></text:p>
          </table:table-cell>
          <table:table-cell table:style-name="ce8" office:value-type="float" office:value="8782695" calcext:value-type="float">
            <text:p>8'782'695 <text:s/></text:p>
          </table:table-cell>
          <table:table-cell table:style-name="ce8" office:value-type="float" office:value="8802409" calcext:value-type="float">
            <text:p>8'802'409 <text:s/></text:p>
          </table:table-cell>
          <table:table-cell table:style-name="ce8" office:value-type="float" office:value="8820688" calcext:value-type="float">
            <text:p>8'820'688 <text:s/></text:p>
          </table:table-cell>
          <table:table-cell table:style-name="ce8" office:value-type="float" office:value="8837706" calcext:value-type="float">
            <text:p>8'837'706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Zürich</text:p>
          </table:table-cell>
          <table:table-cell table:style-name="ce9" office:value-type="float" office:value="1368669" calcext:value-type="float">
            <text:p>1'368'669 <text:s/></text:p>
          </table:table-cell>
          <table:table-cell table:style-name="ce9" office:value-type="float" office:value="1382998" calcext:value-type="float">
            <text:p>1'382'998 <text:s/></text:p>
          </table:table-cell>
          <table:table-cell table:style-name="ce9" office:value-type="float" office:value="1392745" calcext:value-type="float">
            <text:p>1'392'745 <text:s/></text:p>
          </table:table-cell>
          <table:table-cell table:style-name="ce9" office:value-type="float" office:value="1402327" calcext:value-type="float">
            <text:p>1'402'327 <text:s/></text:p>
          </table:table-cell>
          <table:table-cell table:style-name="ce9" office:value-type="float" office:value="1413343" calcext:value-type="float">
            <text:p>1'413'343 <text:s/></text:p>
          </table:table-cell>
          <table:table-cell table:style-name="ce9" office:value-type="float" office:value="1424093" calcext:value-type="float">
            <text:p>1'424'093 <text:s/></text:p>
          </table:table-cell>
          <table:table-cell table:style-name="ce9" office:value-type="float" office:value="1434815" calcext:value-type="float">
            <text:p>1'434'815 <text:s/></text:p>
          </table:table-cell>
          <table:table-cell table:style-name="ce9" office:value-type="float" office:value="1445692" calcext:value-type="float">
            <text:p>1'445'692 <text:s/></text:p>
          </table:table-cell>
          <table:table-cell table:style-name="ce9" office:value-type="float" office:value="1455988" calcext:value-type="float">
            <text:p>1'455'988 <text:s/></text:p>
          </table:table-cell>
          <table:table-cell table:style-name="ce9" office:value-type="float" office:value="1465920" calcext:value-type="float">
            <text:p>1'465'920 <text:s/></text:p>
          </table:table-cell>
          <table:table-cell table:style-name="ce9" office:value-type="float" office:value="1475482" calcext:value-type="float">
            <text:p>1'475'482 <text:s/></text:p>
          </table:table-cell>
          <table:table-cell table:style-name="ce9" office:value-type="float" office:value="1484599" calcext:value-type="float">
            <text:p>1'484'599 <text:s/></text:p>
          </table:table-cell>
          <table:table-cell table:style-name="ce9" office:value-type="float" office:value="1493302" calcext:value-type="float">
            <text:p>1'493'302 <text:s/></text:p>
          </table:table-cell>
          <table:table-cell table:style-name="ce9" office:value-type="float" office:value="1501572" calcext:value-type="float">
            <text:p>1'501'572 <text:s/></text:p>
          </table:table-cell>
          <table:table-cell table:style-name="ce9" office:value-type="float" office:value="1509404" calcext:value-type="float">
            <text:p>1'509'404 <text:s/></text:p>
          </table:table-cell>
          <table:table-cell table:style-name="ce9" office:value-type="float" office:value="1516809" calcext:value-type="float">
            <text:p>1'516'809 <text:s/></text:p>
          </table:table-cell>
          <table:table-cell table:style-name="ce9" office:value-type="float" office:value="1523809" calcext:value-type="float">
            <text:p>1'523'809 <text:s/></text:p>
          </table:table-cell>
          <table:table-cell table:style-name="ce9" office:value-type="float" office:value="1530507" calcext:value-type="float">
            <text:p>1'530'507 <text:s/></text:p>
          </table:table-cell>
          <table:table-cell table:style-name="ce9" office:value-type="float" office:value="1536801" calcext:value-type="float">
            <text:p>1'536'801 <text:s/></text:p>
          </table:table-cell>
          <table:table-cell table:style-name="ce9" office:value-type="float" office:value="1542776" calcext:value-type="float">
            <text:p>1'542'776 <text:s/></text:p>
          </table:table-cell>
          <table:table-cell table:style-name="ce9" office:value-type="float" office:value="1548413" calcext:value-type="float">
            <text:p>1'548'413 <text:s/></text:p>
          </table:table-cell>
          <table:table-cell table:style-name="ce9" office:value-type="float" office:value="1553805" calcext:value-type="float">
            <text:p>1'553'805 <text:s/></text:p>
          </table:table-cell>
          <table:table-cell table:style-name="ce9" office:value-type="float" office:value="1558908" calcext:value-type="float">
            <text:p>1'558'908 <text:s/></text:p>
          </table:table-cell>
          <table:table-cell table:style-name="ce9" office:value-type="float" office:value="1563769" calcext:value-type="float">
            <text:p>1'563'769 <text:s/></text:p>
          </table:table-cell>
          <table:table-cell table:style-name="ce9" office:value-type="float" office:value="1568397" calcext:value-type="float">
            <text:p>1'568'397 <text:s/></text:p>
          </table:table-cell>
          <table:table-cell table:style-name="ce9" office:value-type="float" office:value="1572841" calcext:value-type="float">
            <text:p>1'572'841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ern</text:p>
          </table:table-cell>
          <table:table-cell table:style-name="ce9" office:value-type="float" office:value="977690" calcext:value-type="float">
            <text:p>977'690 <text:s/></text:p>
          </table:table-cell>
          <table:table-cell table:style-name="ce9" office:value-type="float" office:value="980541" calcext:value-type="float">
            <text:p>980'541 <text:s/></text:p>
          </table:table-cell>
          <table:table-cell table:style-name="ce9" office:value-type="float" office:value="983815" calcext:value-type="float">
            <text:p>983'815 <text:s/></text:p>
          </table:table-cell>
          <table:table-cell table:style-name="ce9" office:value-type="float" office:value="986664" calcext:value-type="float">
            <text:p>986'664 <text:s/></text:p>
          </table:table-cell>
          <table:table-cell table:style-name="ce9" office:value-type="float" office:value="989301" calcext:value-type="float">
            <text:p>989'301 <text:s/></text:p>
          </table:table-cell>
          <table:table-cell table:style-name="ce9" office:value-type="float" office:value="992083" calcext:value-type="float">
            <text:p>992'083 <text:s/></text:p>
          </table:table-cell>
          <table:table-cell table:style-name="ce9" office:value-type="float" office:value="995044" calcext:value-type="float">
            <text:p>995'044 <text:s/></text:p>
          </table:table-cell>
          <table:table-cell table:style-name="ce9" office:value-type="float" office:value="998164" calcext:value-type="float">
            <text:p>998'164 <text:s/></text:p>
          </table:table-cell>
          <table:table-cell table:style-name="ce9" office:value-type="float" office:value="1001074" calcext:value-type="float">
            <text:p>1'001'074 <text:s/></text:p>
          </table:table-cell>
          <table:table-cell table:style-name="ce9" office:value-type="float" office:value="1003781" calcext:value-type="float">
            <text:p>1'003'781 <text:s/></text:p>
          </table:table-cell>
          <table:table-cell table:style-name="ce9" office:value-type="float" office:value="1006245" calcext:value-type="float">
            <text:p>1'006'245 <text:s/></text:p>
          </table:table-cell>
          <table:table-cell table:style-name="ce9" office:value-type="float" office:value="1008477" calcext:value-type="float">
            <text:p>1'008'477 <text:s/></text:p>
          </table:table-cell>
          <table:table-cell table:style-name="ce9" office:value-type="float" office:value="1010528" calcext:value-type="float">
            <text:p>1'010'528 <text:s/></text:p>
          </table:table-cell>
          <table:table-cell table:style-name="ce9" office:value-type="float" office:value="1012358" calcext:value-type="float">
            <text:p>1'012'358 <text:s/></text:p>
          </table:table-cell>
          <table:table-cell table:style-name="ce9" office:value-type="float" office:value="1013991" calcext:value-type="float">
            <text:p>1'013'991 <text:s/></text:p>
          </table:table-cell>
          <table:table-cell table:style-name="ce9" office:value-type="float" office:value="1015403" calcext:value-type="float">
            <text:p>1'015'403 <text:s/></text:p>
          </table:table-cell>
          <table:table-cell table:style-name="ce9" office:value-type="float" office:value="1016603" calcext:value-type="float">
            <text:p>1'016'603 <text:s/></text:p>
          </table:table-cell>
          <table:table-cell table:style-name="ce9" office:value-type="float" office:value="1017633" calcext:value-type="float">
            <text:p>1'017'633 <text:s/></text:p>
          </table:table-cell>
          <table:table-cell table:style-name="ce9" office:value-type="float" office:value="1018416" calcext:value-type="float">
            <text:p>1'018'416 <text:s/></text:p>
          </table:table-cell>
          <table:table-cell table:style-name="ce9" office:value-type="float" office:value="1019014" calcext:value-type="float">
            <text:p>1'019'014 <text:s/></text:p>
          </table:table-cell>
          <table:table-cell table:style-name="ce9" office:value-type="float" office:value="1019388" calcext:value-type="float">
            <text:p>1'019'388 <text:s/></text:p>
          </table:table-cell>
          <table:table-cell table:style-name="ce9" office:value-type="float" office:value="1019561" calcext:value-type="float">
            <text:p>1'019'561 <text:s/></text:p>
          </table:table-cell>
          <table:table-cell table:style-name="ce9" office:value-type="float" office:value="1019552" calcext:value-type="float">
            <text:p>1'019'552 <text:s/></text:p>
          </table:table-cell>
          <table:table-cell table:style-name="ce9" office:value-type="float" office:value="1019397" calcext:value-type="float">
            <text:p>1'019'397 <text:s/></text:p>
          </table:table-cell>
          <table:table-cell table:style-name="ce9" office:value-type="float" office:value="1019061" calcext:value-type="float">
            <text:p>1'019'061 <text:s/></text:p>
          </table:table-cell>
          <table:table-cell table:style-name="ce9" office:value-type="float" office:value="1018614" calcext:value-type="float">
            <text:p>1'018'614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Luzern</text:p>
          </table:table-cell>
          <table:table-cell table:style-name="ce9" office:value-type="float" office:value="377028" calcext:value-type="float">
            <text:p>377'028 <text:s/></text:p>
          </table:table-cell>
          <table:table-cell table:style-name="ce9" office:value-type="float" office:value="380487" calcext:value-type="float">
            <text:p>380'487 <text:s/></text:p>
          </table:table-cell>
          <table:table-cell table:style-name="ce9" office:value-type="float" office:value="383765" calcext:value-type="float">
            <text:p>383'765 <text:s/></text:p>
          </table:table-cell>
          <table:table-cell table:style-name="ce9" office:value-type="float" office:value="387451" calcext:value-type="float">
            <text:p>387'451 <text:s/></text:p>
          </table:table-cell>
          <table:table-cell table:style-name="ce9" office:value-type="float" office:value="390843" calcext:value-type="float">
            <text:p>390'843 <text:s/></text:p>
          </table:table-cell>
          <table:table-cell table:style-name="ce9" office:value-type="float" office:value="394152" calcext:value-type="float">
            <text:p>394'152 <text:s/></text:p>
          </table:table-cell>
          <table:table-cell table:style-name="ce9" office:value-type="float" office:value="397393" calcext:value-type="float">
            <text:p>397'393 <text:s/></text:p>
          </table:table-cell>
          <table:table-cell table:style-name="ce9" office:value-type="float" office:value="400613" calcext:value-type="float">
            <text:p>400'613 <text:s/></text:p>
          </table:table-cell>
          <table:table-cell table:style-name="ce9" office:value-type="float" office:value="403699" calcext:value-type="float">
            <text:p>403'699 <text:s/></text:p>
          </table:table-cell>
          <table:table-cell table:style-name="ce9" office:value-type="float" office:value="406700" calcext:value-type="float">
            <text:p>406'700 <text:s/></text:p>
          </table:table-cell>
          <table:table-cell table:style-name="ce9" office:value-type="float" office:value="409566" calcext:value-type="float">
            <text:p>409'566 <text:s/></text:p>
          </table:table-cell>
          <table:table-cell table:style-name="ce9" office:value-type="float" office:value="412312" calcext:value-type="float">
            <text:p>412'312 <text:s/></text:p>
          </table:table-cell>
          <table:table-cell table:style-name="ce9" office:value-type="float" office:value="414947" calcext:value-type="float">
            <text:p>414'947 <text:s/></text:p>
          </table:table-cell>
          <table:table-cell table:style-name="ce9" office:value-type="float" office:value="417473" calcext:value-type="float">
            <text:p>417'473 <text:s/></text:p>
          </table:table-cell>
          <table:table-cell table:style-name="ce9" office:value-type="float" office:value="419849" calcext:value-type="float">
            <text:p>419'849 <text:s/></text:p>
          </table:table-cell>
          <table:table-cell table:style-name="ce9" office:value-type="float" office:value="422106" calcext:value-type="float">
            <text:p>422'106 <text:s/></text:p>
          </table:table-cell>
          <table:table-cell table:style-name="ce9" office:value-type="float" office:value="424236" calcext:value-type="float">
            <text:p>424'236 <text:s/></text:p>
          </table:table-cell>
          <table:table-cell table:style-name="ce9" office:value-type="float" office:value="426253" calcext:value-type="float">
            <text:p>426'253 <text:s/></text:p>
          </table:table-cell>
          <table:table-cell table:style-name="ce9" office:value-type="float" office:value="428125" calcext:value-type="float">
            <text:p>428'125 <text:s/></text:p>
          </table:table-cell>
          <table:table-cell table:style-name="ce9" office:value-type="float" office:value="429871" calcext:value-type="float">
            <text:p>429'871 <text:s/></text:p>
          </table:table-cell>
          <table:table-cell table:style-name="ce9" office:value-type="float" office:value="431465" calcext:value-type="float">
            <text:p>431'465 <text:s/></text:p>
          </table:table-cell>
          <table:table-cell table:style-name="ce9" office:value-type="float" office:value="432945" calcext:value-type="float">
            <text:p>432'945 <text:s/></text:p>
          </table:table-cell>
          <table:table-cell table:style-name="ce9" office:value-type="float" office:value="434290" calcext:value-type="float">
            <text:p>434'290 <text:s/></text:p>
          </table:table-cell>
          <table:table-cell table:style-name="ce9" office:value-type="float" office:value="435545" calcext:value-type="float">
            <text:p>435'545 <text:s/></text:p>
          </table:table-cell>
          <table:table-cell table:style-name="ce9" office:value-type="float" office:value="436699" calcext:value-type="float">
            <text:p>436'699 <text:s/></text:p>
          </table:table-cell>
          <table:table-cell table:style-name="ce9" office:value-type="float" office:value="437775" calcext:value-type="float">
            <text:p>437'775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Uri</text:p>
          </table:table-cell>
          <table:table-cell table:style-name="ce9" office:value-type="float" office:value="35473" calcext:value-type="float">
            <text:p>35'473 <text:s/></text:p>
          </table:table-cell>
          <table:table-cell table:style-name="ce9" office:value-type="float" office:value="35553" calcext:value-type="float">
            <text:p>35'553 <text:s/></text:p>
          </table:table-cell>
          <table:table-cell table:style-name="ce9" office:value-type="float" office:value="35670" calcext:value-type="float">
            <text:p>35'670 <text:s/></text:p>
          </table:table-cell>
          <table:table-cell table:style-name="ce9" office:value-type="float" office:value="35730" calcext:value-type="float">
            <text:p>35'730 <text:s/></text:p>
          </table:table-cell>
          <table:table-cell table:style-name="ce9" office:value-type="float" office:value="35754" calcext:value-type="float">
            <text:p>35'754 <text:s/></text:p>
          </table:table-cell>
          <table:table-cell table:style-name="ce9" office:value-type="float" office:value="35783" calcext:value-type="float">
            <text:p>35'783 <text:s/></text:p>
          </table:table-cell>
          <table:table-cell table:style-name="ce9" office:value-type="float" office:value="35808" calcext:value-type="float">
            <text:p>35'808 <text:s/></text:p>
          </table:table-cell>
          <table:table-cell table:style-name="ce9" office:value-type="float" office:value="35861" calcext:value-type="float">
            <text:p>35'861 <text:s/></text:p>
          </table:table-cell>
          <table:table-cell table:style-name="ce9" office:value-type="float" office:value="35902" calcext:value-type="float">
            <text:p>35'902 <text:s/></text:p>
          </table:table-cell>
          <table:table-cell table:style-name="ce9" office:value-type="float" office:value="35950" calcext:value-type="float">
            <text:p>35'950 <text:s/></text:p>
          </table:table-cell>
          <table:table-cell table:style-name="ce9" office:value-type="float" office:value="36011" calcext:value-type="float">
            <text:p>36'011 <text:s/></text:p>
          </table:table-cell>
          <table:table-cell table:style-name="ce9" office:value-type="float" office:value="36067" calcext:value-type="float">
            <text:p>36'067 <text:s/></text:p>
          </table:table-cell>
          <table:table-cell table:style-name="ce9" office:value-type="float" office:value="36135" calcext:value-type="float">
            <text:p>36'135 <text:s/></text:p>
          </table:table-cell>
          <table:table-cell table:style-name="ce9" office:value-type="float" office:value="36185" calcext:value-type="float">
            <text:p>36'185 <text:s/></text:p>
          </table:table-cell>
          <table:table-cell table:style-name="ce9" office:value-type="float" office:value="36227" calcext:value-type="float">
            <text:p>36'227 <text:s/></text:p>
          </table:table-cell>
          <table:table-cell table:style-name="ce9" office:value-type="float" office:value="36265" calcext:value-type="float">
            <text:p>36'265 <text:s/></text:p>
          </table:table-cell>
          <table:table-cell table:style-name="ce9" office:value-type="float" office:value="36288" calcext:value-type="float">
            <text:p>36'288 <text:s/></text:p>
          </table:table-cell>
          <table:table-cell table:style-name="ce9" office:value-type="float" office:value="36310" calcext:value-type="float">
            <text:p>36'310 <text:s/></text:p>
          </table:table-cell>
          <table:table-cell table:style-name="ce9" office:value-type="float" office:value="36329" calcext:value-type="float">
            <text:p>36'329 <text:s/></text:p>
          </table:table-cell>
          <table:table-cell table:style-name="ce9" office:value-type="float" office:value="36336" calcext:value-type="float">
            <text:p>36'336 <text:s/></text:p>
          </table:table-cell>
          <table:table-cell table:style-name="ce9" office:value-type="float" office:value="36316" calcext:value-type="float">
            <text:p>36'316 <text:s/></text:p>
          </table:table-cell>
          <table:table-cell table:style-name="ce9" office:value-type="float" office:value="36299" calcext:value-type="float">
            <text:p>36'299 <text:s/></text:p>
          </table:table-cell>
          <table:table-cell table:style-name="ce9" office:value-type="float" office:value="36263" calcext:value-type="float">
            <text:p>36'263 <text:s/></text:p>
          </table:table-cell>
          <table:table-cell table:style-name="ce9" office:value-type="float" office:value="36232" calcext:value-type="float">
            <text:p>36'232 <text:s/></text:p>
          </table:table-cell>
          <table:table-cell table:style-name="ce9" office:value-type="float" office:value="36192" calcext:value-type="float">
            <text:p>36'192 <text:s/></text:p>
          </table:table-cell>
          <table:table-cell table:style-name="ce9" office:value-type="float" office:value="36138" calcext:value-type="float">
            <text:p>36'13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chwyz</text:p>
          </table:table-cell>
          <table:table-cell table:style-name="ce9" office:value-type="float" office:value="145749" calcext:value-type="float">
            <text:p>145'749 <text:s/></text:p>
          </table:table-cell>
          <table:table-cell table:style-name="ce9" office:value-type="float" office:value="146185" calcext:value-type="float">
            <text:p>146'185 <text:s/></text:p>
          </table:table-cell>
          <table:table-cell table:style-name="ce9" office:value-type="float" office:value="147008" calcext:value-type="float">
            <text:p>147'008 <text:s/></text:p>
          </table:table-cell>
          <table:table-cell table:style-name="ce9" office:value-type="float" office:value="147605" calcext:value-type="float">
            <text:p>147'605 <text:s/></text:p>
          </table:table-cell>
          <table:table-cell table:style-name="ce9" office:value-type="float" office:value="148350" calcext:value-type="float">
            <text:p>148'350 <text:s/></text:p>
          </table:table-cell>
          <table:table-cell table:style-name="ce9" office:value-type="float" office:value="148968" calcext:value-type="float">
            <text:p>148'968 <text:s/></text:p>
          </table:table-cell>
          <table:table-cell table:style-name="ce9" office:value-type="float" office:value="149691" calcext:value-type="float">
            <text:p>149'691 <text:s/></text:p>
          </table:table-cell>
          <table:table-cell table:style-name="ce9" office:value-type="float" office:value="150367" calcext:value-type="float">
            <text:p>150'367 <text:s/></text:p>
          </table:table-cell>
          <table:table-cell table:style-name="ce9" office:value-type="float" office:value="151089" calcext:value-type="float">
            <text:p>151'089 <text:s/></text:p>
          </table:table-cell>
          <table:table-cell table:style-name="ce9" office:value-type="float" office:value="151729" calcext:value-type="float">
            <text:p>151'729 <text:s/></text:p>
          </table:table-cell>
          <table:table-cell table:style-name="ce9" office:value-type="float" office:value="152386" calcext:value-type="float">
            <text:p>152'386 <text:s/></text:p>
          </table:table-cell>
          <table:table-cell table:style-name="ce9" office:value-type="float" office:value="153000" calcext:value-type="float">
            <text:p>153'000 <text:s/></text:p>
          </table:table-cell>
          <table:table-cell table:style-name="ce9" office:value-type="float" office:value="153633" calcext:value-type="float">
            <text:p>153'633 <text:s/></text:p>
          </table:table-cell>
          <table:table-cell table:style-name="ce9" office:value-type="float" office:value="154228" calcext:value-type="float">
            <text:p>154'228 <text:s/></text:p>
          </table:table-cell>
          <table:table-cell table:style-name="ce9" office:value-type="float" office:value="154815" calcext:value-type="float">
            <text:p>154'815 <text:s/></text:p>
          </table:table-cell>
          <table:table-cell table:style-name="ce9" office:value-type="float" office:value="155369" calcext:value-type="float">
            <text:p>155'369 <text:s/></text:p>
          </table:table-cell>
          <table:table-cell table:style-name="ce9" office:value-type="float" office:value="155928" calcext:value-type="float">
            <text:p>155'928 <text:s/></text:p>
          </table:table-cell>
          <table:table-cell table:style-name="ce9" office:value-type="float" office:value="156434" calcext:value-type="float">
            <text:p>156'434 <text:s/></text:p>
          </table:table-cell>
          <table:table-cell table:style-name="ce9" office:value-type="float" office:value="156932" calcext:value-type="float">
            <text:p>156'932 <text:s/></text:p>
          </table:table-cell>
          <table:table-cell table:style-name="ce9" office:value-type="float" office:value="157388" calcext:value-type="float">
            <text:p>157'388 <text:s/></text:p>
          </table:table-cell>
          <table:table-cell table:style-name="ce9" office:value-type="float" office:value="157833" calcext:value-type="float">
            <text:p>157'833 <text:s/></text:p>
          </table:table-cell>
          <table:table-cell table:style-name="ce9" office:value-type="float" office:value="158239" calcext:value-type="float">
            <text:p>158'239 <text:s/></text:p>
          </table:table-cell>
          <table:table-cell table:style-name="ce9" office:value-type="float" office:value="158617" calcext:value-type="float">
            <text:p>158'617 <text:s/></text:p>
          </table:table-cell>
          <table:table-cell table:style-name="ce9" office:value-type="float" office:value="158961" calcext:value-type="float">
            <text:p>158'961 <text:s/></text:p>
          </table:table-cell>
          <table:table-cell table:style-name="ce9" office:value-type="float" office:value="159285" calcext:value-type="float">
            <text:p>159'285 <text:s/></text:p>
          </table:table-cell>
          <table:table-cell table:style-name="ce9" office:value-type="float" office:value="159607" calcext:value-type="float">
            <text:p>159'607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Obwalden</text:p>
          </table:table-cell>
          <table:table-cell table:style-name="ce9" office:value-type="float" office:value="35426" calcext:value-type="float">
            <text:p>35'426 <text:s/></text:p>
          </table:table-cell>
          <table:table-cell table:style-name="ce9" office:value-type="float" office:value="35801" calcext:value-type="float">
            <text:p>35'801 <text:s/></text:p>
          </table:table-cell>
          <table:table-cell table:style-name="ce9" office:value-type="float" office:value="36172" calcext:value-type="float">
            <text:p>36'172 <text:s/></text:p>
          </table:table-cell>
          <table:table-cell table:style-name="ce9" office:value-type="float" office:value="36592" calcext:value-type="float">
            <text:p>36'592 <text:s/></text:p>
          </table:table-cell>
          <table:table-cell table:style-name="ce9" office:value-type="float" office:value="36900" calcext:value-type="float">
            <text:p>36'900 <text:s/></text:p>
          </table:table-cell>
          <table:table-cell table:style-name="ce9" office:value-type="float" office:value="37188" calcext:value-type="float">
            <text:p>37'188 <text:s/></text:p>
          </table:table-cell>
          <table:table-cell table:style-name="ce9" office:value-type="float" office:value="37484" calcext:value-type="float">
            <text:p>37'484 <text:s/></text:p>
          </table:table-cell>
          <table:table-cell table:style-name="ce9" office:value-type="float" office:value="37808" calcext:value-type="float">
            <text:p>37'808 <text:s/></text:p>
          </table:table-cell>
          <table:table-cell table:style-name="ce9" office:value-type="float" office:value="38077" calcext:value-type="float">
            <text:p>38'077 <text:s/></text:p>
          </table:table-cell>
          <table:table-cell table:style-name="ce9" office:value-type="float" office:value="38350" calcext:value-type="float">
            <text:p>38'350 <text:s/></text:p>
          </table:table-cell>
          <table:table-cell table:style-name="ce9" office:value-type="float" office:value="38642" calcext:value-type="float">
            <text:p>38'642 <text:s/></text:p>
          </table:table-cell>
          <table:table-cell table:style-name="ce9" office:value-type="float" office:value="38931" calcext:value-type="float">
            <text:p>38'931 <text:s/></text:p>
          </table:table-cell>
          <table:table-cell table:style-name="ce9" office:value-type="float" office:value="39185" calcext:value-type="float">
            <text:p>39'185 <text:s/></text:p>
          </table:table-cell>
          <table:table-cell table:style-name="ce9" office:value-type="float" office:value="39438" calcext:value-type="float">
            <text:p>39'438 <text:s/></text:p>
          </table:table-cell>
          <table:table-cell table:style-name="ce9" office:value-type="float" office:value="39670" calcext:value-type="float">
            <text:p>39'670 <text:s/></text:p>
          </table:table-cell>
          <table:table-cell table:style-name="ce9" office:value-type="float" office:value="39882" calcext:value-type="float">
            <text:p>39'882 <text:s/></text:p>
          </table:table-cell>
          <table:table-cell table:style-name="ce9" office:value-type="float" office:value="40085" calcext:value-type="float">
            <text:p>40'085 <text:s/></text:p>
          </table:table-cell>
          <table:table-cell table:style-name="ce9" office:value-type="float" office:value="40282" calcext:value-type="float">
            <text:p>40'282 <text:s/></text:p>
          </table:table-cell>
          <table:table-cell table:style-name="ce9" office:value-type="float" office:value="40456" calcext:value-type="float">
            <text:p>40'456 <text:s/></text:p>
          </table:table-cell>
          <table:table-cell table:style-name="ce9" office:value-type="float" office:value="40600" calcext:value-type="float">
            <text:p>40'600 <text:s/></text:p>
          </table:table-cell>
          <table:table-cell table:style-name="ce9" office:value-type="float" office:value="40732" calcext:value-type="float">
            <text:p>40'732 <text:s/></text:p>
          </table:table-cell>
          <table:table-cell table:style-name="ce9" office:value-type="float" office:value="40864" calcext:value-type="float">
            <text:p>40'864 <text:s/></text:p>
          </table:table-cell>
          <table:table-cell table:style-name="ce9" office:value-type="float" office:value="40979" calcext:value-type="float">
            <text:p>40'979 <text:s/></text:p>
          </table:table-cell>
          <table:table-cell table:style-name="ce9" office:value-type="float" office:value="41074" calcext:value-type="float">
            <text:p>41'074 <text:s/></text:p>
          </table:table-cell>
          <table:table-cell table:style-name="ce9" office:value-type="float" office:value="41158" calcext:value-type="float">
            <text:p>41'158 <text:s/></text:p>
          </table:table-cell>
          <table:table-cell table:style-name="ce9" office:value-type="float" office:value="41230" calcext:value-type="float">
            <text:p>41'230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Nidwalden</text:p>
          </table:table-cell>
          <table:table-cell table:style-name="ce9" office:value-type="float" office:value="40912" calcext:value-type="float">
            <text:p>40'912 <text:s/></text:p>
          </table:table-cell>
          <table:table-cell table:style-name="ce9" office:value-type="float" office:value="41035" calcext:value-type="float">
            <text:p>41'035 <text:s/></text:p>
          </table:table-cell>
          <table:table-cell table:style-name="ce9" office:value-type="float" office:value="41231" calcext:value-type="float">
            <text:p>41'231 <text:s/></text:p>
          </table:table-cell>
          <table:table-cell table:style-name="ce9" office:value-type="float" office:value="41422" calcext:value-type="float">
            <text:p>41'422 <text:s/></text:p>
          </table:table-cell>
          <table:table-cell table:style-name="ce9" office:value-type="float" office:value="41646" calcext:value-type="float">
            <text:p>41'646 <text:s/></text:p>
          </table:table-cell>
          <table:table-cell table:style-name="ce9" office:value-type="float" office:value="41868" calcext:value-type="float">
            <text:p>41'868 <text:s/></text:p>
          </table:table-cell>
          <table:table-cell table:style-name="ce9" office:value-type="float" office:value="42106" calcext:value-type="float">
            <text:p>42'106 <text:s/></text:p>
          </table:table-cell>
          <table:table-cell table:style-name="ce9" office:value-type="float" office:value="42345" calcext:value-type="float">
            <text:p>42'345 <text:s/></text:p>
          </table:table-cell>
          <table:table-cell table:style-name="ce9" office:value-type="float" office:value="42594" calcext:value-type="float">
            <text:p>42'594 <text:s/></text:p>
          </table:table-cell>
          <table:table-cell table:style-name="ce9" office:value-type="float" office:value="42838" calcext:value-type="float">
            <text:p>42'838 <text:s/></text:p>
          </table:table-cell>
          <table:table-cell table:style-name="ce9" office:value-type="float" office:value="43059" calcext:value-type="float">
            <text:p>43'059 <text:s/></text:p>
          </table:table-cell>
          <table:table-cell table:style-name="ce9" office:value-type="float" office:value="43263" calcext:value-type="float">
            <text:p>43'263 <text:s/></text:p>
          </table:table-cell>
          <table:table-cell table:style-name="ce9" office:value-type="float" office:value="43456" calcext:value-type="float">
            <text:p>43'456 <text:s/></text:p>
          </table:table-cell>
          <table:table-cell table:style-name="ce9" office:value-type="float" office:value="43646" calcext:value-type="float">
            <text:p>43'646 <text:s/></text:p>
          </table:table-cell>
          <table:table-cell table:style-name="ce9" office:value-type="float" office:value="43828" calcext:value-type="float">
            <text:p>43'828 <text:s/></text:p>
          </table:table-cell>
          <table:table-cell table:style-name="ce9" office:value-type="float" office:value="44011" calcext:value-type="float">
            <text:p>44'011 <text:s/></text:p>
          </table:table-cell>
          <table:table-cell table:style-name="ce9" office:value-type="float" office:value="44167" calcext:value-type="float">
            <text:p>44'167 <text:s/></text:p>
          </table:table-cell>
          <table:table-cell table:style-name="ce9" office:value-type="float" office:value="44303" calcext:value-type="float">
            <text:p>44'303 <text:s/></text:p>
          </table:table-cell>
          <table:table-cell table:style-name="ce9" office:value-type="float" office:value="44442" calcext:value-type="float">
            <text:p>44'442 <text:s/></text:p>
          </table:table-cell>
          <table:table-cell table:style-name="ce9" office:value-type="float" office:value="44541" calcext:value-type="float">
            <text:p>44'541 <text:s/></text:p>
          </table:table-cell>
          <table:table-cell table:style-name="ce9" office:value-type="float" office:value="44642" calcext:value-type="float">
            <text:p>44'642 <text:s/></text:p>
          </table:table-cell>
          <table:table-cell table:style-name="ce9" office:value-type="float" office:value="44737" calcext:value-type="float">
            <text:p>44'737 <text:s/></text:p>
          </table:table-cell>
          <table:table-cell table:style-name="ce9" office:value-type="float" office:value="44818" calcext:value-type="float">
            <text:p>44'818 <text:s/></text:p>
          </table:table-cell>
          <table:table-cell table:style-name="ce9" office:value-type="float" office:value="44888" calcext:value-type="float">
            <text:p>44'888 <text:s/></text:p>
          </table:table-cell>
          <table:table-cell table:style-name="ce9" office:value-type="float" office:value="44951" calcext:value-type="float">
            <text:p>44'951 <text:s/></text:p>
          </table:table-cell>
          <table:table-cell table:style-name="ce9" office:value-type="float" office:value="45013" calcext:value-type="float">
            <text:p>45'013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larus</text:p>
          </table:table-cell>
          <table:table-cell table:style-name="ce9" office:value-type="float" office:value="38628" calcext:value-type="float">
            <text:p>38'628 <text:s/></text:p>
          </table:table-cell>
          <table:table-cell table:style-name="ce9" office:value-type="float" office:value="38739" calcext:value-type="float">
            <text:p>38'739 <text:s/></text:p>
          </table:table-cell>
          <table:table-cell table:style-name="ce9" office:value-type="float" office:value="38965" calcext:value-type="float">
            <text:p>38'965 <text:s/></text:p>
          </table:table-cell>
          <table:table-cell table:style-name="ce9" office:value-type="float" office:value="39147" calcext:value-type="float">
            <text:p>39'147 <text:s/></text:p>
          </table:table-cell>
          <table:table-cell table:style-name="ce9" office:value-type="float" office:value="39289" calcext:value-type="float">
            <text:p>39'289 <text:s/></text:p>
          </table:table-cell>
          <table:table-cell table:style-name="ce9" office:value-type="float" office:value="39432" calcext:value-type="float">
            <text:p>39'432 <text:s/></text:p>
          </table:table-cell>
          <table:table-cell table:style-name="ce9" office:value-type="float" office:value="39571" calcext:value-type="float">
            <text:p>39'571 <text:s/></text:p>
          </table:table-cell>
          <table:table-cell table:style-name="ce9" office:value-type="float" office:value="39718" calcext:value-type="float">
            <text:p>39'718 <text:s/></text:p>
          </table:table-cell>
          <table:table-cell table:style-name="ce9" office:value-type="float" office:value="39864" calcext:value-type="float">
            <text:p>39'864 <text:s/></text:p>
          </table:table-cell>
          <table:table-cell table:style-name="ce9" office:value-type="float" office:value="39992" calcext:value-type="float">
            <text:p>39'992 <text:s/></text:p>
          </table:table-cell>
          <table:table-cell table:style-name="ce9" office:value-type="float" office:value="40127" calcext:value-type="float">
            <text:p>40'127 <text:s/></text:p>
          </table:table-cell>
          <table:table-cell table:style-name="ce9" office:value-type="float" office:value="40248" calcext:value-type="float">
            <text:p>40'248 <text:s/></text:p>
          </table:table-cell>
          <table:table-cell table:style-name="ce9" office:value-type="float" office:value="40369" calcext:value-type="float">
            <text:p>40'369 <text:s/></text:p>
          </table:table-cell>
          <table:table-cell table:style-name="ce9" office:value-type="float" office:value="40485" calcext:value-type="float">
            <text:p>40'485 <text:s/></text:p>
          </table:table-cell>
          <table:table-cell table:style-name="ce9" office:value-type="float" office:value="40597" calcext:value-type="float">
            <text:p>40'597 <text:s/></text:p>
          </table:table-cell>
          <table:table-cell table:style-name="ce9" office:value-type="float" office:value="40714" calcext:value-type="float">
            <text:p>40'714 <text:s/></text:p>
          </table:table-cell>
          <table:table-cell table:style-name="ce9" office:value-type="float" office:value="40826" calcext:value-type="float">
            <text:p>40'826 <text:s/></text:p>
          </table:table-cell>
          <table:table-cell table:style-name="ce9" office:value-type="float" office:value="40926" calcext:value-type="float">
            <text:p>40'926 <text:s/></text:p>
          </table:table-cell>
          <table:table-cell table:style-name="ce9" office:value-type="float" office:value="41030" calcext:value-type="float">
            <text:p>41'030 <text:s/></text:p>
          </table:table-cell>
          <table:table-cell table:style-name="ce9" office:value-type="float" office:value="41129" calcext:value-type="float">
            <text:p>41'129 <text:s/></text:p>
          </table:table-cell>
          <table:table-cell table:style-name="ce9" office:value-type="float" office:value="41208" calcext:value-type="float">
            <text:p>41'208 <text:s/></text:p>
          </table:table-cell>
          <table:table-cell table:style-name="ce9" office:value-type="float" office:value="41280" calcext:value-type="float">
            <text:p>41'280 <text:s/></text:p>
          </table:table-cell>
          <table:table-cell table:style-name="ce9" office:value-type="float" office:value="41349" calcext:value-type="float">
            <text:p>41'349 <text:s/></text:p>
          </table:table-cell>
          <table:table-cell table:style-name="ce9" office:value-type="float" office:value="41410" calcext:value-type="float">
            <text:p>41'410 <text:s/></text:p>
          </table:table-cell>
          <table:table-cell table:style-name="ce9" office:value-type="float" office:value="41474" calcext:value-type="float">
            <text:p>41'474 <text:s/></text:p>
          </table:table-cell>
          <table:table-cell table:style-name="ce9" office:value-type="float" office:value="41529" calcext:value-type="float">
            <text:p>41'529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Zug</text:p>
          </table:table-cell>
          <table:table-cell table:style-name="ce9" office:value-type="float" office:value="111164" calcext:value-type="float">
            <text:p>111'164 <text:s/></text:p>
          </table:table-cell>
          <table:table-cell table:style-name="ce9" office:value-type="float" office:value="111416" calcext:value-type="float">
            <text:p>111'416 <text:s/></text:p>
          </table:table-cell>
          <table:table-cell table:style-name="ce9" office:value-type="float" office:value="112025" calcext:value-type="float">
            <text:p>112'025 <text:s/></text:p>
          </table:table-cell>
          <table:table-cell table:style-name="ce9" office:value-type="float" office:value="112569" calcext:value-type="float">
            <text:p>112'569 <text:s/></text:p>
          </table:table-cell>
          <table:table-cell table:style-name="ce9" office:value-type="float" office:value="113162" calcext:value-type="float">
            <text:p>113'162 <text:s/></text:p>
          </table:table-cell>
          <table:table-cell table:style-name="ce9" office:value-type="float" office:value="113757" calcext:value-type="float">
            <text:p>113'757 <text:s/></text:p>
          </table:table-cell>
          <table:table-cell table:style-name="ce9" office:value-type="float" office:value="114362" calcext:value-type="float">
            <text:p>114'362 <text:s/></text:p>
          </table:table-cell>
          <table:table-cell table:style-name="ce9" office:value-type="float" office:value="114946" calcext:value-type="float">
            <text:p>114'946 <text:s/></text:p>
          </table:table-cell>
          <table:table-cell table:style-name="ce9" office:value-type="float" office:value="115518" calcext:value-type="float">
            <text:p>115'518 <text:s/></text:p>
          </table:table-cell>
          <table:table-cell table:style-name="ce9" office:value-type="float" office:value="116028" calcext:value-type="float">
            <text:p>116'028 <text:s/></text:p>
          </table:table-cell>
          <table:table-cell table:style-name="ce9" office:value-type="float" office:value="116515" calcext:value-type="float">
            <text:p>116'515 <text:s/></text:p>
          </table:table-cell>
          <table:table-cell table:style-name="ce9" office:value-type="float" office:value="116969" calcext:value-type="float">
            <text:p>116'969 <text:s/></text:p>
          </table:table-cell>
          <table:table-cell table:style-name="ce9" office:value-type="float" office:value="117404" calcext:value-type="float">
            <text:p>117'404 <text:s/></text:p>
          </table:table-cell>
          <table:table-cell table:style-name="ce9" office:value-type="float" office:value="117807" calcext:value-type="float">
            <text:p>117'807 <text:s/></text:p>
          </table:table-cell>
          <table:table-cell table:style-name="ce9" office:value-type="float" office:value="118189" calcext:value-type="float">
            <text:p>118'189 <text:s/></text:p>
          </table:table-cell>
          <table:table-cell table:style-name="ce9" office:value-type="float" office:value="118559" calcext:value-type="float">
            <text:p>118'559 <text:s/></text:p>
          </table:table-cell>
          <table:table-cell table:style-name="ce9" office:value-type="float" office:value="118895" calcext:value-type="float">
            <text:p>118'895 <text:s/></text:p>
          </table:table-cell>
          <table:table-cell table:style-name="ce9" office:value-type="float" office:value="119215" calcext:value-type="float">
            <text:p>119'215 <text:s/></text:p>
          </table:table-cell>
          <table:table-cell table:style-name="ce9" office:value-type="float" office:value="119498" calcext:value-type="float">
            <text:p>119'498 <text:s/></text:p>
          </table:table-cell>
          <table:table-cell table:style-name="ce9" office:value-type="float" office:value="119770" calcext:value-type="float">
            <text:p>119'770 <text:s/></text:p>
          </table:table-cell>
          <table:table-cell table:style-name="ce9" office:value-type="float" office:value="120015" calcext:value-type="float">
            <text:p>120'015 <text:s/></text:p>
          </table:table-cell>
          <table:table-cell table:style-name="ce9" office:value-type="float" office:value="120235" calcext:value-type="float">
            <text:p>120'235 <text:s/></text:p>
          </table:table-cell>
          <table:table-cell table:style-name="ce9" office:value-type="float" office:value="120459" calcext:value-type="float">
            <text:p>120'459 <text:s/></text:p>
          </table:table-cell>
          <table:table-cell table:style-name="ce9" office:value-type="float" office:value="120673" calcext:value-type="float">
            <text:p>120'673 <text:s/></text:p>
          </table:table-cell>
          <table:table-cell table:style-name="ce9" office:value-type="float" office:value="120872" calcext:value-type="float">
            <text:p>120'872 <text:s/></text:p>
          </table:table-cell>
          <table:table-cell table:style-name="ce9" office:value-type="float" office:value="121065" calcext:value-type="float">
            <text:p>121'065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Freiburg</text:p>
          </table:table-cell>
          <table:table-cell table:style-name="ce9" office:value-type="float" office:value="277297" calcext:value-type="float">
            <text:p>277'297 <text:s/></text:p>
          </table:table-cell>
          <table:table-cell table:style-name="ce9" office:value-type="float" office:value="281412" calcext:value-type="float">
            <text:p>281'412 <text:s/></text:p>
          </table:table-cell>
          <table:table-cell table:style-name="ce9" office:value-type="float" office:value="285670" calcext:value-type="float">
            <text:p>285'670 <text:s/></text:p>
          </table:table-cell>
          <table:table-cell table:style-name="ce9" office:value-type="float" office:value="289501" calcext:value-type="float">
            <text:p>289'501 <text:s/></text:p>
          </table:table-cell>
          <table:table-cell table:style-name="ce9" office:value-type="float" office:value="292912" calcext:value-type="float">
            <text:p>292'912 <text:s/></text:p>
          </table:table-cell>
          <table:table-cell table:style-name="ce9" office:value-type="float" office:value="296150" calcext:value-type="float">
            <text:p>296'150 <text:s/></text:p>
          </table:table-cell>
          <table:table-cell table:style-name="ce9" office:value-type="float" office:value="299235" calcext:value-type="float">
            <text:p>299'235 <text:s/></text:p>
          </table:table-cell>
          <table:table-cell table:style-name="ce9" office:value-type="float" office:value="302252" calcext:value-type="float">
            <text:p>302'252 <text:s/></text:p>
          </table:table-cell>
          <table:table-cell table:style-name="ce9" office:value-type="float" office:value="305114" calcext:value-type="float">
            <text:p>305'114 <text:s/></text:p>
          </table:table-cell>
          <table:table-cell table:style-name="ce9" office:value-type="float" office:value="307843" calcext:value-type="float">
            <text:p>307'843 <text:s/></text:p>
          </table:table-cell>
          <table:table-cell table:style-name="ce9" office:value-type="float" office:value="310446" calcext:value-type="float">
            <text:p>310'446 <text:s/></text:p>
          </table:table-cell>
          <table:table-cell table:style-name="ce9" office:value-type="float" office:value="312934" calcext:value-type="float">
            <text:p>312'934 <text:s/></text:p>
          </table:table-cell>
          <table:table-cell table:style-name="ce9" office:value-type="float" office:value="315259" calcext:value-type="float">
            <text:p>315'259 <text:s/></text:p>
          </table:table-cell>
          <table:table-cell table:style-name="ce9" office:value-type="float" office:value="317514" calcext:value-type="float">
            <text:p>317'514 <text:s/></text:p>
          </table:table-cell>
          <table:table-cell table:style-name="ce9" office:value-type="float" office:value="319646" calcext:value-type="float">
            <text:p>319'646 <text:s/></text:p>
          </table:table-cell>
          <table:table-cell table:style-name="ce9" office:value-type="float" office:value="321655" calcext:value-type="float">
            <text:p>321'655 <text:s/></text:p>
          </table:table-cell>
          <table:table-cell table:style-name="ce9" office:value-type="float" office:value="323545" calcext:value-type="float">
            <text:p>323'545 <text:s/></text:p>
          </table:table-cell>
          <table:table-cell table:style-name="ce9" office:value-type="float" office:value="325297" calcext:value-type="float">
            <text:p>325'297 <text:s/></text:p>
          </table:table-cell>
          <table:table-cell table:style-name="ce9" office:value-type="float" office:value="326946" calcext:value-type="float">
            <text:p>326'946 <text:s/></text:p>
          </table:table-cell>
          <table:table-cell table:style-name="ce9" office:value-type="float" office:value="328480" calcext:value-type="float">
            <text:p>328'480 <text:s/></text:p>
          </table:table-cell>
          <table:table-cell table:style-name="ce9" office:value-type="float" office:value="329873" calcext:value-type="float">
            <text:p>329'873 <text:s/></text:p>
          </table:table-cell>
          <table:table-cell table:style-name="ce9" office:value-type="float" office:value="331170" calcext:value-type="float">
            <text:p>331'170 <text:s/></text:p>
          </table:table-cell>
          <table:table-cell table:style-name="ce9" office:value-type="float" office:value="332354" calcext:value-type="float">
            <text:p>332'354 <text:s/></text:p>
          </table:table-cell>
          <table:table-cell table:style-name="ce9" office:value-type="float" office:value="333457" calcext:value-type="float">
            <text:p>333'457 <text:s/></text:p>
          </table:table-cell>
          <table:table-cell table:style-name="ce9" office:value-type="float" office:value="334463" calcext:value-type="float">
            <text:p>334'463 <text:s/></text:p>
          </table:table-cell>
          <table:table-cell table:style-name="ce9" office:value-type="float" office:value="335368" calcext:value-type="float">
            <text:p>335'368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Solothurn</text:p>
          </table:table-cell>
          <table:table-cell table:style-name="ce9" office:value-type="float" office:value="254170" calcext:value-type="float">
            <text:p>254'170 <text:s/></text:p>
          </table:table-cell>
          <table:table-cell table:style-name="ce9" office:value-type="float" office:value="255956" calcext:value-type="float">
            <text:p>255'956 <text:s/></text:p>
          </table:table-cell>
          <table:table-cell table:style-name="ce9" office:value-type="float" office:value="257755" calcext:value-type="float">
            <text:p>257'755 <text:s/></text:p>
          </table:table-cell>
          <table:table-cell table:style-name="ce9" office:value-type="float" office:value="259267" calcext:value-type="float">
            <text:p>259'267 <text:s/></text:p>
          </table:table-cell>
          <table:table-cell table:style-name="ce9" office:value-type="float" office:value="260490" calcext:value-type="float">
            <text:p>260'490 <text:s/></text:p>
          </table:table-cell>
          <table:table-cell table:style-name="ce9" office:value-type="float" office:value="261572" calcext:value-type="float">
            <text:p>261'572 <text:s/></text:p>
          </table:table-cell>
          <table:table-cell table:style-name="ce9" office:value-type="float" office:value="262658" calcext:value-type="float">
            <text:p>262'658 <text:s/></text:p>
          </table:table-cell>
          <table:table-cell table:style-name="ce9" office:value-type="float" office:value="263692" calcext:value-type="float">
            <text:p>263'692 <text:s/></text:p>
          </table:table-cell>
          <table:table-cell table:style-name="ce9" office:value-type="float" office:value="264681" calcext:value-type="float">
            <text:p>264'681 <text:s/></text:p>
          </table:table-cell>
          <table:table-cell table:style-name="ce9" office:value-type="float" office:value="265667" calcext:value-type="float">
            <text:p>265'667 <text:s/></text:p>
          </table:table-cell>
          <table:table-cell table:style-name="ce9" office:value-type="float" office:value="266690" calcext:value-type="float">
            <text:p>266'690 <text:s/></text:p>
          </table:table-cell>
          <table:table-cell table:style-name="ce9" office:value-type="float" office:value="267764" calcext:value-type="float">
            <text:p>267'764 <text:s/></text:p>
          </table:table-cell>
          <table:table-cell table:style-name="ce9" office:value-type="float" office:value="268785" calcext:value-type="float">
            <text:p>268'785 <text:s/></text:p>
          </table:table-cell>
          <table:table-cell table:style-name="ce9" office:value-type="float" office:value="269828" calcext:value-type="float">
            <text:p>269'828 <text:s/></text:p>
          </table:table-cell>
          <table:table-cell table:style-name="ce9" office:value-type="float" office:value="270837" calcext:value-type="float">
            <text:p>270'837 <text:s/></text:p>
          </table:table-cell>
          <table:table-cell table:style-name="ce9" office:value-type="float" office:value="271804" calcext:value-type="float">
            <text:p>271'804 <text:s/></text:p>
          </table:table-cell>
          <table:table-cell table:style-name="ce9" office:value-type="float" office:value="272690" calcext:value-type="float">
            <text:p>272'690 <text:s/></text:p>
          </table:table-cell>
          <table:table-cell table:style-name="ce9" office:value-type="float" office:value="273514" calcext:value-type="float">
            <text:p>273'514 <text:s/></text:p>
          </table:table-cell>
          <table:table-cell table:style-name="ce9" office:value-type="float" office:value="274256" calcext:value-type="float">
            <text:p>274'256 <text:s/></text:p>
          </table:table-cell>
          <table:table-cell table:style-name="ce9" office:value-type="float" office:value="274917" calcext:value-type="float">
            <text:p>274'917 <text:s/></text:p>
          </table:table-cell>
          <table:table-cell table:style-name="ce9" office:value-type="float" office:value="275513" calcext:value-type="float">
            <text:p>275'513 <text:s/></text:p>
          </table:table-cell>
          <table:table-cell table:style-name="ce9" office:value-type="float" office:value="276028" calcext:value-type="float">
            <text:p>276'028 <text:s/></text:p>
          </table:table-cell>
          <table:table-cell table:style-name="ce9" office:value-type="float" office:value="276464" calcext:value-type="float">
            <text:p>276'464 <text:s/></text:p>
          </table:table-cell>
          <table:table-cell table:style-name="ce9" office:value-type="float" office:value="276842" calcext:value-type="float">
            <text:p>276'842 <text:s/></text:p>
          </table:table-cell>
          <table:table-cell table:style-name="ce9" office:value-type="float" office:value="277151" calcext:value-type="float">
            <text:p>277'151 <text:s/></text:p>
          </table:table-cell>
          <table:table-cell table:style-name="ce9" office:value-type="float" office:value="277394" calcext:value-type="float">
            <text:p>277'394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asel-Stadt</text:p>
          </table:table-cell>
          <table:table-cell table:style-name="ce9" office:value-type="float" office:value="188962" calcext:value-type="float">
            <text:p>188'962 <text:s/></text:p>
          </table:table-cell>
          <table:table-cell table:style-name="ce9" office:value-type="float" office:value="190413" calcext:value-type="float">
            <text:p>190'413 <text:s/></text:p>
          </table:table-cell>
          <table:table-cell table:style-name="ce9" office:value-type="float" office:value="192406" calcext:value-type="float">
            <text:p>192'406 <text:s/></text:p>
          </table:table-cell>
          <table:table-cell table:style-name="ce9" office:value-type="float" office:value="193859" calcext:value-type="float">
            <text:p>193'859 <text:s/></text:p>
          </table:table-cell>
          <table:table-cell table:style-name="ce9" office:value-type="float" office:value="194829" calcext:value-type="float">
            <text:p>194'829 <text:s/></text:p>
          </table:table-cell>
          <table:table-cell table:style-name="ce9" office:value-type="float" office:value="195633" calcext:value-type="float">
            <text:p>195'633 <text:s/></text:p>
          </table:table-cell>
          <table:table-cell table:style-name="ce9" office:value-type="float" office:value="196317" calcext:value-type="float">
            <text:p>196'317 <text:s/></text:p>
          </table:table-cell>
          <table:table-cell table:style-name="ce9" office:value-type="float" office:value="196953" calcext:value-type="float">
            <text:p>196'953 <text:s/></text:p>
          </table:table-cell>
          <table:table-cell table:style-name="ce9" office:value-type="float" office:value="197418" calcext:value-type="float">
            <text:p>197'418 <text:s/></text:p>
          </table:table-cell>
          <table:table-cell table:style-name="ce9" office:value-type="float" office:value="197781" calcext:value-type="float">
            <text:p>197'781 <text:s/></text:p>
          </table:table-cell>
          <table:table-cell table:style-name="ce9" office:value-type="float" office:value="198017" calcext:value-type="float">
            <text:p>198'017 <text:s/></text:p>
          </table:table-cell>
          <table:table-cell table:style-name="ce9" office:value-type="float" office:value="198197" calcext:value-type="float">
            <text:p>198'197 <text:s/></text:p>
          </table:table-cell>
          <table:table-cell table:style-name="ce9" office:value-type="float" office:value="198305" calcext:value-type="float">
            <text:p>198'305 <text:s/></text:p>
          </table:table-cell>
          <table:table-cell table:style-name="ce9" office:value-type="float" office:value="198352" calcext:value-type="float">
            <text:p>198'352 <text:s/></text:p>
          </table:table-cell>
          <table:table-cell table:style-name="ce9" office:value-type="float" office:value="198347" calcext:value-type="float">
            <text:p>198'347 <text:s/></text:p>
          </table:table-cell>
          <table:table-cell table:style-name="ce9" office:value-type="float" office:value="198300" calcext:value-type="float">
            <text:p>198'300 <text:s/></text:p>
          </table:table-cell>
          <table:table-cell table:style-name="ce9" office:value-type="float" office:value="198233" calcext:value-type="float">
            <text:p>198'233 <text:s/></text:p>
          </table:table-cell>
          <table:table-cell table:style-name="ce9" office:value-type="float" office:value="198162" calcext:value-type="float">
            <text:p>198'162 <text:s/></text:p>
          </table:table-cell>
          <table:table-cell table:style-name="ce9" office:value-type="float" office:value="198069" calcext:value-type="float">
            <text:p>198'069 <text:s/></text:p>
          </table:table-cell>
          <table:table-cell table:style-name="ce9" office:value-type="float" office:value="197981" calcext:value-type="float">
            <text:p>197'981 <text:s/></text:p>
          </table:table-cell>
          <table:table-cell table:style-name="ce9" office:value-type="float" office:value="197900" calcext:value-type="float">
            <text:p>197'900 <text:s/></text:p>
          </table:table-cell>
          <table:table-cell table:style-name="ce9" office:value-type="float" office:value="197839" calcext:value-type="float">
            <text:p>197'839 <text:s/></text:p>
          </table:table-cell>
          <table:table-cell table:style-name="ce9" office:value-type="float" office:value="197789" calcext:value-type="float">
            <text:p>197'789 <text:s/></text:p>
          </table:table-cell>
          <table:table-cell table:style-name="ce9" office:value-type="float" office:value="197718" calcext:value-type="float">
            <text:p>197'718 <text:s/></text:p>
          </table:table-cell>
          <table:table-cell table:style-name="ce9" office:value-type="float" office:value="197658" calcext:value-type="float">
            <text:p>197'658 <text:s/></text:p>
          </table:table-cell>
          <table:table-cell table:style-name="ce9" office:value-type="float" office:value="197601" calcext:value-type="float">
            <text:p>197'601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asel-Landschaft</text:p>
          </table:table-cell>
          <table:table-cell table:style-name="ce9" office:value-type="float" office:value="274387" calcext:value-type="float">
            <text:p>274'387 <text:s/></text:p>
          </table:table-cell>
          <table:table-cell table:style-name="ce9" office:value-type="float" office:value="275900" calcext:value-type="float">
            <text:p>275'900 <text:s/></text:p>
          </table:table-cell>
          <table:table-cell table:style-name="ce9" office:value-type="float" office:value="277578" calcext:value-type="float">
            <text:p>277'578 <text:s/></text:p>
          </table:table-cell>
          <table:table-cell table:style-name="ce9" office:value-type="float" office:value="279139" calcext:value-type="float">
            <text:p>279'139 <text:s/></text:p>
          </table:table-cell>
          <table:table-cell table:style-name="ce9" office:value-type="float" office:value="280439" calcext:value-type="float">
            <text:p>280'439 <text:s/></text:p>
          </table:table-cell>
          <table:table-cell table:style-name="ce9" office:value-type="float" office:value="281761" calcext:value-type="float">
            <text:p>281'761 <text:s/></text:p>
          </table:table-cell>
          <table:table-cell table:style-name="ce9" office:value-type="float" office:value="283063" calcext:value-type="float">
            <text:p>283'063 <text:s/></text:p>
          </table:table-cell>
          <table:table-cell table:style-name="ce9" office:value-type="float" office:value="284390" calcext:value-type="float">
            <text:p>284'390 <text:s/></text:p>
          </table:table-cell>
          <table:table-cell table:style-name="ce9" office:value-type="float" office:value="285696" calcext:value-type="float">
            <text:p>285'696 <text:s/></text:p>
          </table:table-cell>
          <table:table-cell table:style-name="ce9" office:value-type="float" office:value="286920" calcext:value-type="float">
            <text:p>286'920 <text:s/></text:p>
          </table:table-cell>
          <table:table-cell table:style-name="ce9" office:value-type="float" office:value="288097" calcext:value-type="float">
            <text:p>288'097 <text:s/></text:p>
          </table:table-cell>
          <table:table-cell table:style-name="ce9" office:value-type="float" office:value="289240" calcext:value-type="float">
            <text:p>289'240 <text:s/></text:p>
          </table:table-cell>
          <table:table-cell table:style-name="ce9" office:value-type="float" office:value="290298" calcext:value-type="float">
            <text:p>290'298 <text:s/></text:p>
          </table:table-cell>
          <table:table-cell table:style-name="ce9" office:value-type="float" office:value="291345" calcext:value-type="float">
            <text:p>291'345 <text:s/></text:p>
          </table:table-cell>
          <table:table-cell table:style-name="ce9" office:value-type="float" office:value="292330" calcext:value-type="float">
            <text:p>292'330 <text:s/></text:p>
          </table:table-cell>
          <table:table-cell table:style-name="ce9" office:value-type="float" office:value="293253" calcext:value-type="float">
            <text:p>293'253 <text:s/></text:p>
          </table:table-cell>
          <table:table-cell table:style-name="ce9" office:value-type="float" office:value="294120" calcext:value-type="float">
            <text:p>294'120 <text:s/></text:p>
          </table:table-cell>
          <table:table-cell table:style-name="ce9" office:value-type="float" office:value="294928" calcext:value-type="float">
            <text:p>294'928 <text:s/></text:p>
          </table:table-cell>
          <table:table-cell table:style-name="ce9" office:value-type="float" office:value="295674" calcext:value-type="float">
            <text:p>295'674 <text:s/></text:p>
          </table:table-cell>
          <table:table-cell table:style-name="ce9" office:value-type="float" office:value="296394" calcext:value-type="float">
            <text:p>296'394 <text:s/></text:p>
          </table:table-cell>
          <table:table-cell table:style-name="ce9" office:value-type="float" office:value="297053" calcext:value-type="float">
            <text:p>297'053 <text:s/></text:p>
          </table:table-cell>
          <table:table-cell table:style-name="ce9" office:value-type="float" office:value="297648" calcext:value-type="float">
            <text:p>297'648 <text:s/></text:p>
          </table:table-cell>
          <table:table-cell table:style-name="ce9" office:value-type="float" office:value="298200" calcext:value-type="float">
            <text:p>298'200 <text:s/></text:p>
          </table:table-cell>
          <table:table-cell table:style-name="ce9" office:value-type="float" office:value="298684" calcext:value-type="float">
            <text:p>298'684 <text:s/></text:p>
          </table:table-cell>
          <table:table-cell table:style-name="ce9" office:value-type="float" office:value="299110" calcext:value-type="float">
            <text:p>299'110 <text:s/></text:p>
          </table:table-cell>
          <table:table-cell table:style-name="ce9" office:value-type="float" office:value="299503" calcext:value-type="float">
            <text:p>299'503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chaffhausen</text:p>
          </table:table-cell>
          <table:table-cell table:style-name="ce9" office:value-type="float" office:value="75737" calcext:value-type="float">
            <text:p>75'737 <text:s/></text:p>
          </table:table-cell>
          <table:table-cell table:style-name="ce9" office:value-type="float" office:value="75716" calcext:value-type="float">
            <text:p>75'716 <text:s/></text:p>
          </table:table-cell>
          <table:table-cell table:style-name="ce9" office:value-type="float" office:value="75748" calcext:value-type="float">
            <text:p>75'748 <text:s/></text:p>
          </table:table-cell>
          <table:table-cell table:style-name="ce9" office:value-type="float" office:value="75769" calcext:value-type="float">
            <text:p>75'769 <text:s/></text:p>
          </table:table-cell>
          <table:table-cell table:style-name="ce9" office:value-type="float" office:value="75835" calcext:value-type="float">
            <text:p>75'835 <text:s/></text:p>
          </table:table-cell>
          <table:table-cell table:style-name="ce9" office:value-type="float" office:value="75932" calcext:value-type="float">
            <text:p>75'932 <text:s/></text:p>
          </table:table-cell>
          <table:table-cell table:style-name="ce9" office:value-type="float" office:value="76077" calcext:value-type="float">
            <text:p>76'077 <text:s/></text:p>
          </table:table-cell>
          <table:table-cell table:style-name="ce9" office:value-type="float" office:value="76236" calcext:value-type="float">
            <text:p>76'236 <text:s/></text:p>
          </table:table-cell>
          <table:table-cell table:style-name="ce9" office:value-type="float" office:value="76364" calcext:value-type="float">
            <text:p>76'364 <text:s/></text:p>
          </table:table-cell>
          <table:table-cell table:style-name="ce9" office:value-type="float" office:value="76477" calcext:value-type="float">
            <text:p>76'477 <text:s/></text:p>
          </table:table-cell>
          <table:table-cell table:style-name="ce9" office:value-type="float" office:value="76592" calcext:value-type="float">
            <text:p>76'592 <text:s/></text:p>
          </table:table-cell>
          <table:table-cell table:style-name="ce9" office:value-type="float" office:value="76700" calcext:value-type="float">
            <text:p>76'700 <text:s/></text:p>
          </table:table-cell>
          <table:table-cell table:style-name="ce9" office:value-type="float" office:value="76795" calcext:value-type="float">
            <text:p>76'795 <text:s/></text:p>
          </table:table-cell>
          <table:table-cell table:style-name="ce9" office:value-type="float" office:value="76916" calcext:value-type="float">
            <text:p>76'916 <text:s/></text:p>
          </table:table-cell>
          <table:table-cell table:style-name="ce9" office:value-type="float" office:value="77036" calcext:value-type="float">
            <text:p>77'036 <text:s/></text:p>
          </table:table-cell>
          <table:table-cell table:style-name="ce9" office:value-type="float" office:value="77165" calcext:value-type="float">
            <text:p>77'165 <text:s/></text:p>
          </table:table-cell>
          <table:table-cell table:style-name="ce9" office:value-type="float" office:value="77278" calcext:value-type="float">
            <text:p>77'278 <text:s/></text:p>
          </table:table-cell>
          <table:table-cell table:style-name="ce9" office:value-type="float" office:value="77386" calcext:value-type="float">
            <text:p>77'386 <text:s/></text:p>
          </table:table-cell>
          <table:table-cell table:style-name="ce9" office:value-type="float" office:value="77484" calcext:value-type="float">
            <text:p>77'484 <text:s/></text:p>
          </table:table-cell>
          <table:table-cell table:style-name="ce9" office:value-type="float" office:value="77583" calcext:value-type="float">
            <text:p>77'583 <text:s/></text:p>
          </table:table-cell>
          <table:table-cell table:style-name="ce9" office:value-type="float" office:value="77682" calcext:value-type="float">
            <text:p>77'682 <text:s/></text:p>
          </table:table-cell>
          <table:table-cell table:style-name="ce9" office:value-type="float" office:value="77773" calcext:value-type="float">
            <text:p>77'773 <text:s/></text:p>
          </table:table-cell>
          <table:table-cell table:style-name="ce9" office:value-type="float" office:value="77861" calcext:value-type="float">
            <text:p>77'861 <text:s/></text:p>
          </table:table-cell>
          <table:table-cell table:style-name="ce9" office:value-type="float" office:value="77938" calcext:value-type="float">
            <text:p>77'938 <text:s/></text:p>
          </table:table-cell>
          <table:table-cell table:style-name="ce9" office:value-type="float" office:value="78007" calcext:value-type="float">
            <text:p>78'007 <text:s/></text:p>
          </table:table-cell>
          <table:table-cell table:style-name="ce9" office:value-type="float" office:value="78088" calcext:value-type="float">
            <text:p>78'08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Appenzell A.Rh.</text:p>
          </table:table-cell>
          <table:table-cell table:style-name="ce9" office:value-type="float" office:value="53019" calcext:value-type="float">
            <text:p>53'019 <text:s/></text:p>
          </table:table-cell>
          <table:table-cell table:style-name="ce9" office:value-type="float" office:value="53041" calcext:value-type="float">
            <text:p>53'041 <text:s/></text:p>
          </table:table-cell>
          <table:table-cell table:style-name="ce9" office:value-type="float" office:value="53203" calcext:value-type="float">
            <text:p>53'203 <text:s/></text:p>
          </table:table-cell>
          <table:table-cell table:style-name="ce9" office:value-type="float" office:value="53351" calcext:value-type="float">
            <text:p>53'351 <text:s/></text:p>
          </table:table-cell>
          <table:table-cell table:style-name="ce9" office:value-type="float" office:value="53469" calcext:value-type="float">
            <text:p>53'469 <text:s/></text:p>
          </table:table-cell>
          <table:table-cell table:style-name="ce9" office:value-type="float" office:value="53611" calcext:value-type="float">
            <text:p>53'611 <text:s/></text:p>
          </table:table-cell>
          <table:table-cell table:style-name="ce9" office:value-type="float" office:value="53744" calcext:value-type="float">
            <text:p>53'744 <text:s/></text:p>
          </table:table-cell>
          <table:table-cell table:style-name="ce9" office:value-type="float" office:value="53906" calcext:value-type="float">
            <text:p>53'906 <text:s/></text:p>
          </table:table-cell>
          <table:table-cell table:style-name="ce9" office:value-type="float" office:value="54055" calcext:value-type="float">
            <text:p>54'055 <text:s/></text:p>
          </table:table-cell>
          <table:table-cell table:style-name="ce9" office:value-type="float" office:value="54204" calcext:value-type="float">
            <text:p>54'204 <text:s/></text:p>
          </table:table-cell>
          <table:table-cell table:style-name="ce9" office:value-type="float" office:value="54370" calcext:value-type="float">
            <text:p>54'370 <text:s/></text:p>
          </table:table-cell>
          <table:table-cell table:style-name="ce9" office:value-type="float" office:value="54536" calcext:value-type="float">
            <text:p>54'536 <text:s/></text:p>
          </table:table-cell>
          <table:table-cell table:style-name="ce9" office:value-type="float" office:value="54699" calcext:value-type="float">
            <text:p>54'699 <text:s/></text:p>
          </table:table-cell>
          <table:table-cell table:style-name="ce9" office:value-type="float" office:value="54878" calcext:value-type="float">
            <text:p>54'878 <text:s/></text:p>
          </table:table-cell>
          <table:table-cell table:style-name="ce9" office:value-type="float" office:value="55066" calcext:value-type="float">
            <text:p>55'066 <text:s/></text:p>
          </table:table-cell>
          <table:table-cell table:style-name="ce9" office:value-type="float" office:value="55243" calcext:value-type="float">
            <text:p>55'243 <text:s/></text:p>
          </table:table-cell>
          <table:table-cell table:style-name="ce9" office:value-type="float" office:value="55418" calcext:value-type="float">
            <text:p>55'418 <text:s/></text:p>
          </table:table-cell>
          <table:table-cell table:style-name="ce9" office:value-type="float" office:value="55589" calcext:value-type="float">
            <text:p>55'589 <text:s/></text:p>
          </table:table-cell>
          <table:table-cell table:style-name="ce9" office:value-type="float" office:value="55749" calcext:value-type="float">
            <text:p>55'749 <text:s/></text:p>
          </table:table-cell>
          <table:table-cell table:style-name="ce9" office:value-type="float" office:value="55890" calcext:value-type="float">
            <text:p>55'890 <text:s/></text:p>
          </table:table-cell>
          <table:table-cell table:style-name="ce9" office:value-type="float" office:value="56029" calcext:value-type="float">
            <text:p>56'029 <text:s/></text:p>
          </table:table-cell>
          <table:table-cell table:style-name="ce9" office:value-type="float" office:value="56163" calcext:value-type="float">
            <text:p>56'163 <text:s/></text:p>
          </table:table-cell>
          <table:table-cell table:style-name="ce9" office:value-type="float" office:value="56285" calcext:value-type="float">
            <text:p>56'285 <text:s/></text:p>
          </table:table-cell>
          <table:table-cell table:style-name="ce9" office:value-type="float" office:value="56393" calcext:value-type="float">
            <text:p>56'393 <text:s/></text:p>
          </table:table-cell>
          <table:table-cell table:style-name="ce9" office:value-type="float" office:value="56474" calcext:value-type="float">
            <text:p>56'474 <text:s/></text:p>
          </table:table-cell>
          <table:table-cell table:style-name="ce9" office:value-type="float" office:value="56561" calcext:value-type="float">
            <text:p>56'561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Appenzell I.Rh.</text:p>
          </table:table-cell>
          <table:table-cell table:style-name="ce9" office:value-type="float" office:value="15808" calcext:value-type="float">
            <text:p>15'808 <text:s/></text:p>
          </table:table-cell>
          <table:table-cell table:style-name="ce9" office:value-type="float" office:value="15964" calcext:value-type="float">
            <text:p>15'964 <text:s/></text:p>
          </table:table-cell>
          <table:table-cell table:style-name="ce9" office:value-type="float" office:value="16052" calcext:value-type="float">
            <text:p>16'052 <text:s/></text:p>
          </table:table-cell>
          <table:table-cell table:style-name="ce9" office:value-type="float" office:value="16154" calcext:value-type="float">
            <text:p>16'154 <text:s/></text:p>
          </table:table-cell>
          <table:table-cell table:style-name="ce9" office:value-type="float" office:value="16254" calcext:value-type="float">
            <text:p>16'254 <text:s/></text:p>
          </table:table-cell>
          <table:table-cell table:style-name="ce9" office:value-type="float" office:value="16358" calcext:value-type="float">
            <text:p>16'358 <text:s/></text:p>
          </table:table-cell>
          <table:table-cell table:style-name="ce9" office:value-type="float" office:value="16429" calcext:value-type="float">
            <text:p>16'429 <text:s/></text:p>
          </table:table-cell>
          <table:table-cell table:style-name="ce9" office:value-type="float" office:value="16515" calcext:value-type="float">
            <text:p>16'515 <text:s/></text:p>
          </table:table-cell>
          <table:table-cell table:style-name="ce9" office:value-type="float" office:value="16591" calcext:value-type="float">
            <text:p>16'591 <text:s/></text:p>
          </table:table-cell>
          <table:table-cell table:style-name="ce9" office:value-type="float" office:value="16678" calcext:value-type="float">
            <text:p>16'678 <text:s/></text:p>
          </table:table-cell>
          <table:table-cell table:style-name="ce9" office:value-type="float" office:value="16738" calcext:value-type="float">
            <text:p>16'738 <text:s/></text:p>
          </table:table-cell>
          <table:table-cell table:style-name="ce9" office:value-type="float" office:value="16797" calcext:value-type="float">
            <text:p>16'797 <text:s/></text:p>
          </table:table-cell>
          <table:table-cell table:style-name="ce9" office:value-type="float" office:value="16859" calcext:value-type="float">
            <text:p>16'859 <text:s/></text:p>
          </table:table-cell>
          <table:table-cell table:style-name="ce9" office:value-type="float" office:value="16912" calcext:value-type="float">
            <text:p>16'912 <text:s/></text:p>
          </table:table-cell>
          <table:table-cell table:style-name="ce9" office:value-type="float" office:value="16950" calcext:value-type="float">
            <text:p>16'950 <text:s/></text:p>
          </table:table-cell>
          <table:table-cell table:style-name="ce9" office:value-type="float" office:value="17009" calcext:value-type="float">
            <text:p>17'009 <text:s/></text:p>
          </table:table-cell>
          <table:table-cell table:style-name="ce9" office:value-type="float" office:value="17062" calcext:value-type="float">
            <text:p>17'062 <text:s/></text:p>
          </table:table-cell>
          <table:table-cell table:style-name="ce9" office:value-type="float" office:value="17112" calcext:value-type="float">
            <text:p>17'112 <text:s/></text:p>
          </table:table-cell>
          <table:table-cell table:style-name="ce9" office:value-type="float" office:value="17154" calcext:value-type="float">
            <text:p>17'154 <text:s/></text:p>
          </table:table-cell>
          <table:table-cell table:style-name="ce9" office:value-type="float" office:value="17181" calcext:value-type="float">
            <text:p>17'181 <text:s/></text:p>
          </table:table-cell>
          <table:table-cell table:style-name="ce9" office:value-type="float" office:value="17209" calcext:value-type="float">
            <text:p>17'209 <text:s/></text:p>
          </table:table-cell>
          <table:table-cell table:style-name="ce9" office:value-type="float" office:value="17239" calcext:value-type="float">
            <text:p>17'239 <text:s/></text:p>
          </table:table-cell>
          <table:table-cell table:style-name="ce9" office:value-type="float" office:value="17267" calcext:value-type="float">
            <text:p>17'267 <text:s/></text:p>
          </table:table-cell>
          <table:table-cell table:style-name="ce9" office:value-type="float" office:value="17282" calcext:value-type="float">
            <text:p>17'282 <text:s/></text:p>
          </table:table-cell>
          <table:table-cell table:style-name="ce9" office:value-type="float" office:value="17299" calcext:value-type="float">
            <text:p>17'299 <text:s/></text:p>
          </table:table-cell>
          <table:table-cell table:style-name="ce9" office:value-type="float" office:value="17303" calcext:value-type="float">
            <text:p>17'303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t. Gallen</text:p>
          </table:table-cell>
          <table:table-cell table:style-name="ce9" office:value-type="float" office:value="476374" calcext:value-type="float">
            <text:p>476'374 <text:s/></text:p>
          </table:table-cell>
          <table:table-cell table:style-name="ce9" office:value-type="float" office:value="477380" calcext:value-type="float">
            <text:p>477'380 <text:s/></text:p>
          </table:table-cell>
          <table:table-cell table:style-name="ce9" office:value-type="float" office:value="478706" calcext:value-type="float">
            <text:p>478'706 <text:s/></text:p>
          </table:table-cell>
          <table:table-cell table:style-name="ce9" office:value-type="float" office:value="480360" calcext:value-type="float">
            <text:p>480'360 <text:s/></text:p>
          </table:table-cell>
          <table:table-cell table:style-name="ce9" office:value-type="float" office:value="482432" calcext:value-type="float">
            <text:p>482'432 <text:s/></text:p>
          </table:table-cell>
          <table:table-cell table:style-name="ce9" office:value-type="float" office:value="484758" calcext:value-type="float">
            <text:p>484'758 <text:s/></text:p>
          </table:table-cell>
          <table:table-cell table:style-name="ce9" office:value-type="float" office:value="487260" calcext:value-type="float">
            <text:p>487'260 <text:s/></text:p>
          </table:table-cell>
          <table:table-cell table:style-name="ce9" office:value-type="float" office:value="489742" calcext:value-type="float">
            <text:p>489'742 <text:s/></text:p>
          </table:table-cell>
          <table:table-cell table:style-name="ce9" office:value-type="float" office:value="491932" calcext:value-type="float">
            <text:p>491'932 <text:s/></text:p>
          </table:table-cell>
          <table:table-cell table:style-name="ce9" office:value-type="float" office:value="493798" calcext:value-type="float">
            <text:p>493'798 <text:s/></text:p>
          </table:table-cell>
          <table:table-cell table:style-name="ce9" office:value-type="float" office:value="495520" calcext:value-type="float">
            <text:p>495'520 <text:s/></text:p>
          </table:table-cell>
          <table:table-cell table:style-name="ce9" office:value-type="float" office:value="497121" calcext:value-type="float">
            <text:p>497'121 <text:s/></text:p>
          </table:table-cell>
          <table:table-cell table:style-name="ce9" office:value-type="float" office:value="498701" calcext:value-type="float">
            <text:p>498'701 <text:s/></text:p>
          </table:table-cell>
          <table:table-cell table:style-name="ce9" office:value-type="float" office:value="500204" calcext:value-type="float">
            <text:p>500'204 <text:s/></text:p>
          </table:table-cell>
          <table:table-cell table:style-name="ce9" office:value-type="float" office:value="501723" calcext:value-type="float">
            <text:p>501'723 <text:s/></text:p>
          </table:table-cell>
          <table:table-cell table:style-name="ce9" office:value-type="float" office:value="503111" calcext:value-type="float">
            <text:p>503'111 <text:s/></text:p>
          </table:table-cell>
          <table:table-cell table:style-name="ce9" office:value-type="float" office:value="504411" calcext:value-type="float">
            <text:p>504'411 <text:s/></text:p>
          </table:table-cell>
          <table:table-cell table:style-name="ce9" office:value-type="float" office:value="505593" calcext:value-type="float">
            <text:p>505'593 <text:s/></text:p>
          </table:table-cell>
          <table:table-cell table:style-name="ce9" office:value-type="float" office:value="506668" calcext:value-type="float">
            <text:p>506'668 <text:s/></text:p>
          </table:table-cell>
          <table:table-cell table:style-name="ce9" office:value-type="float" office:value="507589" calcext:value-type="float">
            <text:p>507'589 <text:s/></text:p>
          </table:table-cell>
          <table:table-cell table:style-name="ce9" office:value-type="float" office:value="508431" calcext:value-type="float">
            <text:p>508'431 <text:s/></text:p>
          </table:table-cell>
          <table:table-cell table:style-name="ce9" office:value-type="float" office:value="509148" calcext:value-type="float">
            <text:p>509'148 <text:s/></text:p>
          </table:table-cell>
          <table:table-cell table:style-name="ce9" office:value-type="float" office:value="509802" calcext:value-type="float">
            <text:p>509'802 <text:s/></text:p>
          </table:table-cell>
          <table:table-cell table:style-name="ce9" office:value-type="float" office:value="510330" calcext:value-type="float">
            <text:p>510'330 <text:s/></text:p>
          </table:table-cell>
          <table:table-cell table:style-name="ce9" office:value-type="float" office:value="510831" calcext:value-type="float">
            <text:p>510'831 <text:s/></text:p>
          </table:table-cell>
          <table:table-cell table:style-name="ce9" office:value-type="float" office:value="511207" calcext:value-type="float">
            <text:p>511'207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raubünden</text:p>
          </table:table-cell>
          <table:table-cell table:style-name="ce9" office:value-type="float" office:value="192570" calcext:value-type="float">
            <text:p>192'570 <text:s/></text:p>
          </table:table-cell>
          <table:table-cell table:style-name="ce9" office:value-type="float" office:value="193209" calcext:value-type="float">
            <text:p>193'209 <text:s/></text:p>
          </table:table-cell>
          <table:table-cell table:style-name="ce9" office:value-type="float" office:value="193710" calcext:value-type="float">
            <text:p>193'710 <text:s/></text:p>
          </table:table-cell>
          <table:table-cell table:style-name="ce9" office:value-type="float" office:value="194024" calcext:value-type="float">
            <text:p>194'024 <text:s/></text:p>
          </table:table-cell>
          <table:table-cell table:style-name="ce9" office:value-type="float" office:value="194150" calcext:value-type="float">
            <text:p>194'150 <text:s/></text:p>
          </table:table-cell>
          <table:table-cell table:style-name="ce9" office:value-type="float" office:value="194336" calcext:value-type="float">
            <text:p>194'336 <text:s/></text:p>
          </table:table-cell>
          <table:table-cell table:style-name="ce9" office:value-type="float" office:value="194577" calcext:value-type="float">
            <text:p>194'577 <text:s/></text:p>
          </table:table-cell>
          <table:table-cell table:style-name="ce9" office:value-type="float" office:value="194898" calcext:value-type="float">
            <text:p>194'898 <text:s/></text:p>
          </table:table-cell>
          <table:table-cell table:style-name="ce9" office:value-type="float" office:value="195216" calcext:value-type="float">
            <text:p>195'216 <text:s/></text:p>
          </table:table-cell>
          <table:table-cell table:style-name="ce9" office:value-type="float" office:value="195519" calcext:value-type="float">
            <text:p>195'519 <text:s/></text:p>
          </table:table-cell>
          <table:table-cell table:style-name="ce9" office:value-type="float" office:value="195815" calcext:value-type="float">
            <text:p>195'815 <text:s/></text:p>
          </table:table-cell>
          <table:table-cell table:style-name="ce9" office:value-type="float" office:value="196115" calcext:value-type="float">
            <text:p>196'115 <text:s/></text:p>
          </table:table-cell>
          <table:table-cell table:style-name="ce9" office:value-type="float" office:value="196414" calcext:value-type="float">
            <text:p>196'414 <text:s/></text:p>
          </table:table-cell>
          <table:table-cell table:style-name="ce9" office:value-type="float" office:value="196697" calcext:value-type="float">
            <text:p>196'697 <text:s/></text:p>
          </table:table-cell>
          <table:table-cell table:style-name="ce9" office:value-type="float" office:value="196950" calcext:value-type="float">
            <text:p>196'950 <text:s/></text:p>
          </table:table-cell>
          <table:table-cell table:style-name="ce9" office:value-type="float" office:value="197189" calcext:value-type="float">
            <text:p>197'189 <text:s/></text:p>
          </table:table-cell>
          <table:table-cell table:style-name="ce9" office:value-type="float" office:value="197408" calcext:value-type="float">
            <text:p>197'408 <text:s/></text:p>
          </table:table-cell>
          <table:table-cell table:style-name="ce9" office:value-type="float" office:value="197611" calcext:value-type="float">
            <text:p>197'611 <text:s/></text:p>
          </table:table-cell>
          <table:table-cell table:style-name="ce9" office:value-type="float" office:value="197782" calcext:value-type="float">
            <text:p>197'782 <text:s/></text:p>
          </table:table-cell>
          <table:table-cell table:style-name="ce9" office:value-type="float" office:value="197919" calcext:value-type="float">
            <text:p>197'919 <text:s/></text:p>
          </table:table-cell>
          <table:table-cell table:style-name="ce9" office:value-type="float" office:value="198047" calcext:value-type="float">
            <text:p>198'047 <text:s/></text:p>
          </table:table-cell>
          <table:table-cell table:style-name="ce9" office:value-type="float" office:value="198145" calcext:value-type="float">
            <text:p>198'145 <text:s/></text:p>
          </table:table-cell>
          <table:table-cell table:style-name="ce9" office:value-type="float" office:value="198207" calcext:value-type="float">
            <text:p>198'207 <text:s/></text:p>
          </table:table-cell>
          <table:table-cell table:style-name="ce9" office:value-type="float" office:value="198243" calcext:value-type="float">
            <text:p>198'243 <text:s/></text:p>
          </table:table-cell>
          <table:table-cell table:style-name="ce9" office:value-type="float" office:value="198248" calcext:value-type="float">
            <text:p>198'248 <text:s/></text:p>
          </table:table-cell>
          <table:table-cell table:style-name="ce9" office:value-type="float" office:value="198251" calcext:value-type="float">
            <text:p>198'251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Aargau</text:p>
          </table:table-cell>
          <table:table-cell table:style-name="ce9" office:value-type="float" office:value="607848" calcext:value-type="float">
            <text:p>607'848 <text:s/></text:p>
          </table:table-cell>
          <table:table-cell table:style-name="ce9" office:value-type="float" office:value="615153" calcext:value-type="float">
            <text:p>615'153 <text:s/></text:p>
          </table:table-cell>
          <table:table-cell table:style-name="ce9" office:value-type="float" office:value="622407" calcext:value-type="float">
            <text:p>622'407 <text:s/></text:p>
          </table:table-cell>
          <table:table-cell table:style-name="ce9" office:value-type="float" office:value="629051" calcext:value-type="float">
            <text:p>629'051 <text:s/></text:p>
          </table:table-cell>
          <table:table-cell table:style-name="ce9" office:value-type="float" office:value="635238" calcext:value-type="float">
            <text:p>635'238 <text:s/></text:p>
          </table:table-cell>
          <table:table-cell table:style-name="ce9" office:value-type="float" office:value="641319" calcext:value-type="float">
            <text:p>641'319 <text:s/></text:p>
          </table:table-cell>
          <table:table-cell table:style-name="ce9" office:value-type="float" office:value="647320" calcext:value-type="float">
            <text:p>647'320 <text:s/></text:p>
          </table:table-cell>
          <table:table-cell table:style-name="ce9" office:value-type="float" office:value="653312" calcext:value-type="float">
            <text:p>653'312 <text:s/></text:p>
          </table:table-cell>
          <table:table-cell table:style-name="ce9" office:value-type="float" office:value="659082" calcext:value-type="float">
            <text:p>659'082 <text:s/></text:p>
          </table:table-cell>
          <table:table-cell table:style-name="ce9" office:value-type="float" office:value="664662" calcext:value-type="float">
            <text:p>664'662 <text:s/></text:p>
          </table:table-cell>
          <table:table-cell table:style-name="ce9" office:value-type="float" office:value="670042" calcext:value-type="float">
            <text:p>670'042 <text:s/></text:p>
          </table:table-cell>
          <table:table-cell table:style-name="ce9" office:value-type="float" office:value="675210" calcext:value-type="float">
            <text:p>675'210 <text:s/></text:p>
          </table:table-cell>
          <table:table-cell table:style-name="ce9" office:value-type="float" office:value="680174" calcext:value-type="float">
            <text:p>680'174 <text:s/></text:p>
          </table:table-cell>
          <table:table-cell table:style-name="ce9" office:value-type="float" office:value="684897" calcext:value-type="float">
            <text:p>684'897 <text:s/></text:p>
          </table:table-cell>
          <table:table-cell table:style-name="ce9" office:value-type="float" office:value="689427" calcext:value-type="float">
            <text:p>689'427 <text:s/></text:p>
          </table:table-cell>
          <table:table-cell table:style-name="ce9" office:value-type="float" office:value="693726" calcext:value-type="float">
            <text:p>693'726 <text:s/></text:p>
          </table:table-cell>
          <table:table-cell table:style-name="ce9" office:value-type="float" office:value="697810" calcext:value-type="float">
            <text:p>697'810 <text:s/></text:p>
          </table:table-cell>
          <table:table-cell table:style-name="ce9" office:value-type="float" office:value="701675" calcext:value-type="float">
            <text:p>701'675 <text:s/></text:p>
          </table:table-cell>
          <table:table-cell table:style-name="ce9" office:value-type="float" office:value="705308" calcext:value-type="float">
            <text:p>705'308 <text:s/></text:p>
          </table:table-cell>
          <table:table-cell table:style-name="ce9" office:value-type="float" office:value="708723" calcext:value-type="float">
            <text:p>708'723 <text:s/></text:p>
          </table:table-cell>
          <table:table-cell table:style-name="ce9" office:value-type="float" office:value="711936" calcext:value-type="float">
            <text:p>711'936 <text:s/></text:p>
          </table:table-cell>
          <table:table-cell table:style-name="ce9" office:value-type="float" office:value="714944" calcext:value-type="float">
            <text:p>714'944 <text:s/></text:p>
          </table:table-cell>
          <table:table-cell table:style-name="ce9" office:value-type="float" office:value="717732" calcext:value-type="float">
            <text:p>717'732 <text:s/></text:p>
          </table:table-cell>
          <table:table-cell table:style-name="ce9" office:value-type="float" office:value="720332" calcext:value-type="float">
            <text:p>720'332 <text:s/></text:p>
          </table:table-cell>
          <table:table-cell table:style-name="ce9" office:value-type="float" office:value="722737" calcext:value-type="float">
            <text:p>722'737 <text:s/></text:p>
          </table:table-cell>
          <table:table-cell table:style-name="ce9" office:value-type="float" office:value="724948" calcext:value-type="float">
            <text:p>724'94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Thurgau</text:p>
          </table:table-cell>
          <table:table-cell table:style-name="ce9" office:value-type="float" office:value="247633" calcext:value-type="float">
            <text:p>247'633 <text:s/></text:p>
          </table:table-cell>
          <table:table-cell table:style-name="ce9" office:value-type="float" office:value="250470" calcext:value-type="float">
            <text:p>250'470 <text:s/></text:p>
          </table:table-cell>
          <table:table-cell table:style-name="ce9" office:value-type="float" office:value="253515" calcext:value-type="float">
            <text:p>253'515 <text:s/></text:p>
          </table:table-cell>
          <table:table-cell table:style-name="ce9" office:value-type="float" office:value="256241" calcext:value-type="float">
            <text:p>256'241 <text:s/></text:p>
          </table:table-cell>
          <table:table-cell table:style-name="ce9" office:value-type="float" office:value="258663" calcext:value-type="float">
            <text:p>258'663 <text:s/></text:p>
          </table:table-cell>
          <table:table-cell table:style-name="ce9" office:value-type="float" office:value="260965" calcext:value-type="float">
            <text:p>260'965 <text:s/></text:p>
          </table:table-cell>
          <table:table-cell table:style-name="ce9" office:value-type="float" office:value="263154" calcext:value-type="float">
            <text:p>263'154 <text:s/></text:p>
          </table:table-cell>
          <table:table-cell table:style-name="ce9" office:value-type="float" office:value="265277" calcext:value-type="float">
            <text:p>265'277 <text:s/></text:p>
          </table:table-cell>
          <table:table-cell table:style-name="ce9" office:value-type="float" office:value="267311" calcext:value-type="float">
            <text:p>267'311 <text:s/></text:p>
          </table:table-cell>
          <table:table-cell table:style-name="ce9" office:value-type="float" office:value="269220" calcext:value-type="float">
            <text:p>269'220 <text:s/></text:p>
          </table:table-cell>
          <table:table-cell table:style-name="ce9" office:value-type="float" office:value="271020" calcext:value-type="float">
            <text:p>271'020 <text:s/></text:p>
          </table:table-cell>
          <table:table-cell table:style-name="ce9" office:value-type="float" office:value="272735" calcext:value-type="float">
            <text:p>272'735 <text:s/></text:p>
          </table:table-cell>
          <table:table-cell table:style-name="ce9" office:value-type="float" office:value="274350" calcext:value-type="float">
            <text:p>274'350 <text:s/></text:p>
          </table:table-cell>
          <table:table-cell table:style-name="ce9" office:value-type="float" office:value="275867" calcext:value-type="float">
            <text:p>275'867 <text:s/></text:p>
          </table:table-cell>
          <table:table-cell table:style-name="ce9" office:value-type="float" office:value="277283" calcext:value-type="float">
            <text:p>277'283 <text:s/></text:p>
          </table:table-cell>
          <table:table-cell table:style-name="ce9" office:value-type="float" office:value="278596" calcext:value-type="float">
            <text:p>278'596 <text:s/></text:p>
          </table:table-cell>
          <table:table-cell table:style-name="ce9" office:value-type="float" office:value="279818" calcext:value-type="float">
            <text:p>279'818 <text:s/></text:p>
          </table:table-cell>
          <table:table-cell table:style-name="ce9" office:value-type="float" office:value="280936" calcext:value-type="float">
            <text:p>280'936 <text:s/></text:p>
          </table:table-cell>
          <table:table-cell table:style-name="ce9" office:value-type="float" office:value="281941" calcext:value-type="float">
            <text:p>281'941 <text:s/></text:p>
          </table:table-cell>
          <table:table-cell table:style-name="ce9" office:value-type="float" office:value="282856" calcext:value-type="float">
            <text:p>282'856 <text:s/></text:p>
          </table:table-cell>
          <table:table-cell table:style-name="ce9" office:value-type="float" office:value="283694" calcext:value-type="float">
            <text:p>283'694 <text:s/></text:p>
          </table:table-cell>
          <table:table-cell table:style-name="ce9" office:value-type="float" office:value="284440" calcext:value-type="float">
            <text:p>284'440 <text:s/></text:p>
          </table:table-cell>
          <table:table-cell table:style-name="ce9" office:value-type="float" office:value="285090" calcext:value-type="float">
            <text:p>285'090 <text:s/></text:p>
          </table:table-cell>
          <table:table-cell table:style-name="ce9" office:value-type="float" office:value="285685" calcext:value-type="float">
            <text:p>285'685 <text:s/></text:p>
          </table:table-cell>
          <table:table-cell table:style-name="ce9" office:value-type="float" office:value="286227" calcext:value-type="float">
            <text:p>286'227 <text:s/></text:p>
          </table:table-cell>
          <table:table-cell table:style-name="ce9" office:value-type="float" office:value="286713" calcext:value-type="float">
            <text:p>286'713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Tessin</text:p>
          </table:table-cell>
          <table:table-cell table:style-name="ce9" office:value-type="float" office:value="338306" calcext:value-type="float">
            <text:p>338'306 <text:s/></text:p>
          </table:table-cell>
          <table:table-cell table:style-name="ce9" office:value-type="float" office:value="340830" calcext:value-type="float">
            <text:p>340'830 <text:s/></text:p>
          </table:table-cell>
          <table:table-cell table:style-name="ce9" office:value-type="float" office:value="343572" calcext:value-type="float">
            <text:p>343'572 <text:s/></text:p>
          </table:table-cell>
          <table:table-cell table:style-name="ce9" office:value-type="float" office:value="345787" calcext:value-type="float">
            <text:p>345'787 <text:s/></text:p>
          </table:table-cell>
          <table:table-cell table:style-name="ce9" office:value-type="float" office:value="347542" calcext:value-type="float">
            <text:p>347'542 <text:s/></text:p>
          </table:table-cell>
          <table:table-cell table:style-name="ce9" office:value-type="float" office:value="349084" calcext:value-type="float">
            <text:p>349'084 <text:s/></text:p>
          </table:table-cell>
          <table:table-cell table:style-name="ce9" office:value-type="float" office:value="350512" calcext:value-type="float">
            <text:p>350'512 <text:s/></text:p>
          </table:table-cell>
          <table:table-cell table:style-name="ce9" office:value-type="float" office:value="351920" calcext:value-type="float">
            <text:p>351'920 <text:s/></text:p>
          </table:table-cell>
          <table:table-cell table:style-name="ce9" office:value-type="float" office:value="353209" calcext:value-type="float">
            <text:p>353'209 <text:s/></text:p>
          </table:table-cell>
          <table:table-cell table:style-name="ce9" office:value-type="float" office:value="354372" calcext:value-type="float">
            <text:p>354'372 <text:s/></text:p>
          </table:table-cell>
          <table:table-cell table:style-name="ce9" office:value-type="float" office:value="355477" calcext:value-type="float">
            <text:p>355'477 <text:s/></text:p>
          </table:table-cell>
          <table:table-cell table:style-name="ce9" office:value-type="float" office:value="356479" calcext:value-type="float">
            <text:p>356'479 <text:s/></text:p>
          </table:table-cell>
          <table:table-cell table:style-name="ce9" office:value-type="float" office:value="357424" calcext:value-type="float">
            <text:p>357'424 <text:s/></text:p>
          </table:table-cell>
          <table:table-cell table:style-name="ce9" office:value-type="float" office:value="358320" calcext:value-type="float">
            <text:p>358'320 <text:s/></text:p>
          </table:table-cell>
          <table:table-cell table:style-name="ce9" office:value-type="float" office:value="359166" calcext:value-type="float">
            <text:p>359'166 <text:s/></text:p>
          </table:table-cell>
          <table:table-cell table:style-name="ce9" office:value-type="float" office:value="359931" calcext:value-type="float">
            <text:p>359'931 <text:s/></text:p>
          </table:table-cell>
          <table:table-cell table:style-name="ce9" office:value-type="float" office:value="360668" calcext:value-type="float">
            <text:p>360'668 <text:s/></text:p>
          </table:table-cell>
          <table:table-cell table:style-name="ce9" office:value-type="float" office:value="361326" calcext:value-type="float">
            <text:p>361'326 <text:s/></text:p>
          </table:table-cell>
          <table:table-cell table:style-name="ce9" office:value-type="float" office:value="361976" calcext:value-type="float">
            <text:p>361'976 <text:s/></text:p>
          </table:table-cell>
          <table:table-cell table:style-name="ce9" office:value-type="float" office:value="362574" calcext:value-type="float">
            <text:p>362'574 <text:s/></text:p>
          </table:table-cell>
          <table:table-cell table:style-name="ce9" office:value-type="float" office:value="363135" calcext:value-type="float">
            <text:p>363'135 <text:s/></text:p>
          </table:table-cell>
          <table:table-cell table:style-name="ce9" office:value-type="float" office:value="363646" calcext:value-type="float">
            <text:p>363'646 <text:s/></text:p>
          </table:table-cell>
          <table:table-cell table:style-name="ce9" office:value-type="float" office:value="364134" calcext:value-type="float">
            <text:p>364'134 <text:s/></text:p>
          </table:table-cell>
          <table:table-cell table:style-name="ce9" office:value-type="float" office:value="364590" calcext:value-type="float">
            <text:p>364'590 <text:s/></text:p>
          </table:table-cell>
          <table:table-cell table:style-name="ce9" office:value-type="float" office:value="364998" calcext:value-type="float">
            <text:p>364'998 <text:s/></text:p>
          </table:table-cell>
          <table:table-cell table:style-name="ce9" office:value-type="float" office:value="365365" calcext:value-type="float">
            <text:p>365'365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Waadt</text:p>
          </table:table-cell>
          <table:table-cell table:style-name="ce9" office:value-type="float" office:value="712664" calcext:value-type="float">
            <text:p>712'664 <text:s/></text:p>
          </table:table-cell>
          <table:table-cell table:style-name="ce9" office:value-type="float" office:value="724280" calcext:value-type="float">
            <text:p>724'280 <text:s/></text:p>
          </table:table-cell>
          <table:table-cell table:style-name="ce9" office:value-type="float" office:value="737059" calcext:value-type="float">
            <text:p>737'059 <text:s/></text:p>
          </table:table-cell>
          <table:table-cell table:style-name="ce9" office:value-type="float" office:value="748085" calcext:value-type="float">
            <text:p>748'085 <text:s/></text:p>
          </table:table-cell>
          <table:table-cell table:style-name="ce9" office:value-type="float" office:value="757620" calcext:value-type="float">
            <text:p>757'620 <text:s/></text:p>
          </table:table-cell>
          <table:table-cell table:style-name="ce9" office:value-type="float" office:value="766559" calcext:value-type="float">
            <text:p>766'559 <text:s/></text:p>
          </table:table-cell>
          <table:table-cell table:style-name="ce9" office:value-type="float" office:value="775183" calcext:value-type="float">
            <text:p>775'183 <text:s/></text:p>
          </table:table-cell>
          <table:table-cell table:style-name="ce9" office:value-type="float" office:value="783724" calcext:value-type="float">
            <text:p>783'724 <text:s/></text:p>
          </table:table-cell>
          <table:table-cell table:style-name="ce9" office:value-type="float" office:value="791715" calcext:value-type="float">
            <text:p>791'715 <text:s/></text:p>
          </table:table-cell>
          <table:table-cell table:style-name="ce9" office:value-type="float" office:value="799355" calcext:value-type="float">
            <text:p>799'355 <text:s/></text:p>
          </table:table-cell>
          <table:table-cell table:style-name="ce9" office:value-type="float" office:value="806634" calcext:value-type="float">
            <text:p>806'634 <text:s/></text:p>
          </table:table-cell>
          <table:table-cell table:style-name="ce9" office:value-type="float" office:value="813631" calcext:value-type="float">
            <text:p>813'631 <text:s/></text:p>
          </table:table-cell>
          <table:table-cell table:style-name="ce9" office:value-type="float" office:value="820313" calcext:value-type="float">
            <text:p>820'313 <text:s/></text:p>
          </table:table-cell>
          <table:table-cell table:style-name="ce9" office:value-type="float" office:value="826678" calcext:value-type="float">
            <text:p>826'678 <text:s/></text:p>
          </table:table-cell>
          <table:table-cell table:style-name="ce9" office:value-type="float" office:value="832717" calcext:value-type="float">
            <text:p>832'717 <text:s/></text:p>
          </table:table-cell>
          <table:table-cell table:style-name="ce9" office:value-type="float" office:value="838456" calcext:value-type="float">
            <text:p>838'456 <text:s/></text:p>
          </table:table-cell>
          <table:table-cell table:style-name="ce9" office:value-type="float" office:value="843912" calcext:value-type="float">
            <text:p>843'912 <text:s/></text:p>
          </table:table-cell>
          <table:table-cell table:style-name="ce9" office:value-type="float" office:value="849109" calcext:value-type="float">
            <text:p>849'109 <text:s/></text:p>
          </table:table-cell>
          <table:table-cell table:style-name="ce9" office:value-type="float" office:value="854010" calcext:value-type="float">
            <text:p>854'010 <text:s/></text:p>
          </table:table-cell>
          <table:table-cell table:style-name="ce9" office:value-type="float" office:value="858701" calcext:value-type="float">
            <text:p>858'701 <text:s/></text:p>
          </table:table-cell>
          <table:table-cell table:style-name="ce9" office:value-type="float" office:value="863131" calcext:value-type="float">
            <text:p>863'131 <text:s/></text:p>
          </table:table-cell>
          <table:table-cell table:style-name="ce9" office:value-type="float" office:value="867337" calcext:value-type="float">
            <text:p>867'337 <text:s/></text:p>
          </table:table-cell>
          <table:table-cell table:style-name="ce9" office:value-type="float" office:value="871334" calcext:value-type="float">
            <text:p>871'334 <text:s/></text:p>
          </table:table-cell>
          <table:table-cell table:style-name="ce9" office:value-type="float" office:value="875087" calcext:value-type="float">
            <text:p>875'087 <text:s/></text:p>
          </table:table-cell>
          <table:table-cell table:style-name="ce9" office:value-type="float" office:value="878687" calcext:value-type="float">
            <text:p>878'687 <text:s/></text:p>
          </table:table-cell>
          <table:table-cell table:style-name="ce9" office:value-type="float" office:value="882132" calcext:value-type="float">
            <text:p>882'132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Wallis</text:p>
          </table:table-cell>
          <table:table-cell table:style-name="ce9" office:value-type="float" office:value="310764" calcext:value-type="float">
            <text:p>310'764 <text:s/></text:p>
          </table:table-cell>
          <table:table-cell table:style-name="ce9" office:value-type="float" office:value="313657" calcext:value-type="float">
            <text:p>313'657 <text:s/></text:p>
          </table:table-cell>
          <table:table-cell table:style-name="ce9" office:value-type="float" office:value="316532" calcext:value-type="float">
            <text:p>316'532 <text:s/></text:p>
          </table:table-cell>
          <table:table-cell table:style-name="ce9" office:value-type="float" office:value="318757" calcext:value-type="float">
            <text:p>318'757 <text:s/></text:p>
          </table:table-cell>
          <table:table-cell table:style-name="ce9" office:value-type="float" office:value="320541" calcext:value-type="float">
            <text:p>320'541 <text:s/></text:p>
          </table:table-cell>
          <table:table-cell table:style-name="ce9" office:value-type="float" office:value="322211" calcext:value-type="float">
            <text:p>322'211 <text:s/></text:p>
          </table:table-cell>
          <table:table-cell table:style-name="ce9" office:value-type="float" office:value="323856" calcext:value-type="float">
            <text:p>323'856 <text:s/></text:p>
          </table:table-cell>
          <table:table-cell table:style-name="ce9" office:value-type="float" office:value="325591" calcext:value-type="float">
            <text:p>325'591 <text:s/></text:p>
          </table:table-cell>
          <table:table-cell table:style-name="ce9" office:value-type="float" office:value="327297" calcext:value-type="float">
            <text:p>327'297 <text:s/></text:p>
          </table:table-cell>
          <table:table-cell table:style-name="ce9" office:value-type="float" office:value="328976" calcext:value-type="float">
            <text:p>328'976 <text:s/></text:p>
          </table:table-cell>
          <table:table-cell table:style-name="ce9" office:value-type="float" office:value="330616" calcext:value-type="float">
            <text:p>330'616 <text:s/></text:p>
          </table:table-cell>
          <table:table-cell table:style-name="ce9" office:value-type="float" office:value="332156" calcext:value-type="float">
            <text:p>332'156 <text:s/></text:p>
          </table:table-cell>
          <table:table-cell table:style-name="ce9" office:value-type="float" office:value="333624" calcext:value-type="float">
            <text:p>333'624 <text:s/></text:p>
          </table:table-cell>
          <table:table-cell table:style-name="ce9" office:value-type="float" office:value="334946" calcext:value-type="float">
            <text:p>334'946 <text:s/></text:p>
          </table:table-cell>
          <table:table-cell table:style-name="ce9" office:value-type="float" office:value="336156" calcext:value-type="float">
            <text:p>336'156 <text:s/></text:p>
          </table:table-cell>
          <table:table-cell table:style-name="ce9" office:value-type="float" office:value="337239" calcext:value-type="float">
            <text:p>337'239 <text:s/></text:p>
          </table:table-cell>
          <table:table-cell table:style-name="ce9" office:value-type="float" office:value="338235" calcext:value-type="float">
            <text:p>338'235 <text:s/></text:p>
          </table:table-cell>
          <table:table-cell table:style-name="ce9" office:value-type="float" office:value="339123" calcext:value-type="float">
            <text:p>339'123 <text:s/></text:p>
          </table:table-cell>
          <table:table-cell table:style-name="ce9" office:value-type="float" office:value="339922" calcext:value-type="float">
            <text:p>339'922 <text:s/></text:p>
          </table:table-cell>
          <table:table-cell table:style-name="ce9" office:value-type="float" office:value="340620" calcext:value-type="float">
            <text:p>340'620 <text:s/></text:p>
          </table:table-cell>
          <table:table-cell table:style-name="ce9" office:value-type="float" office:value="341236" calcext:value-type="float">
            <text:p>341'236 <text:s/></text:p>
          </table:table-cell>
          <table:table-cell table:style-name="ce9" office:value-type="float" office:value="341753" calcext:value-type="float">
            <text:p>341'753 <text:s/></text:p>
          </table:table-cell>
          <table:table-cell table:style-name="ce9" office:value-type="float" office:value="342197" calcext:value-type="float">
            <text:p>342'197 <text:s/></text:p>
          </table:table-cell>
          <table:table-cell table:style-name="ce9" office:value-type="float" office:value="342577" calcext:value-type="float">
            <text:p>342'577 <text:s/></text:p>
          </table:table-cell>
          <table:table-cell table:style-name="ce9" office:value-type="float" office:value="342877" calcext:value-type="float">
            <text:p>342'877 <text:s/></text:p>
          </table:table-cell>
          <table:table-cell table:style-name="ce9" office:value-type="float" office:value="343126" calcext:value-type="float">
            <text:p>343'12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Neuenburg</text:p>
          </table:table-cell>
          <table:table-cell table:style-name="ce9" office:value-type="float" office:value="171803" calcext:value-type="float">
            <text:p>171'803 <text:s/></text:p>
          </table:table-cell>
          <table:table-cell table:style-name="ce9" office:value-type="float" office:value="171924" calcext:value-type="float">
            <text:p>171'924 <text:s/></text:p>
          </table:table-cell>
          <table:table-cell table:style-name="ce9" office:value-type="float" office:value="172212" calcext:value-type="float">
            <text:p>172'212 <text:s/></text:p>
          </table:table-cell>
          <table:table-cell table:style-name="ce9" office:value-type="float" office:value="172356" calcext:value-type="float">
            <text:p>172'356 <text:s/></text:p>
          </table:table-cell>
          <table:table-cell table:style-name="ce9" office:value-type="float" office:value="172397" calcext:value-type="float">
            <text:p>172'397 <text:s/></text:p>
          </table:table-cell>
          <table:table-cell table:style-name="ce9" office:value-type="float" office:value="172497" calcext:value-type="float">
            <text:p>172'497 <text:s/></text:p>
          </table:table-cell>
          <table:table-cell table:style-name="ce9" office:value-type="float" office:value="172680" calcext:value-type="float">
            <text:p>172'680 <text:s/></text:p>
          </table:table-cell>
          <table:table-cell table:style-name="ce9" office:value-type="float" office:value="172978" calcext:value-type="float">
            <text:p>172'978 <text:s/></text:p>
          </table:table-cell>
          <table:table-cell table:style-name="ce9" office:value-type="float" office:value="173283" calcext:value-type="float">
            <text:p>173'283 <text:s/></text:p>
          </table:table-cell>
          <table:table-cell table:style-name="ce9" office:value-type="float" office:value="173620" calcext:value-type="float">
            <text:p>173'620 <text:s/></text:p>
          </table:table-cell>
          <table:table-cell table:style-name="ce9" office:value-type="float" office:value="173963" calcext:value-type="float">
            <text:p>173'963 <text:s/></text:p>
          </table:table-cell>
          <table:table-cell table:style-name="ce9" office:value-type="float" office:value="174311" calcext:value-type="float">
            <text:p>174'311 <text:s/></text:p>
          </table:table-cell>
          <table:table-cell table:style-name="ce9" office:value-type="float" office:value="174625" calcext:value-type="float">
            <text:p>174'625 <text:s/></text:p>
          </table:table-cell>
          <table:table-cell table:style-name="ce9" office:value-type="float" office:value="174881" calcext:value-type="float">
            <text:p>174'881 <text:s/></text:p>
          </table:table-cell>
          <table:table-cell table:style-name="ce9" office:value-type="float" office:value="175117" calcext:value-type="float">
            <text:p>175'117 <text:s/></text:p>
          </table:table-cell>
          <table:table-cell table:style-name="ce9" office:value-type="float" office:value="175296" calcext:value-type="float">
            <text:p>175'296 <text:s/></text:p>
          </table:table-cell>
          <table:table-cell table:style-name="ce9" office:value-type="float" office:value="175462" calcext:value-type="float">
            <text:p>175'462 <text:s/></text:p>
          </table:table-cell>
          <table:table-cell table:style-name="ce9" office:value-type="float" office:value="175607" calcext:value-type="float">
            <text:p>175'607 <text:s/></text:p>
          </table:table-cell>
          <table:table-cell table:style-name="ce9" office:value-type="float" office:value="175737" calcext:value-type="float">
            <text:p>175'737 <text:s/></text:p>
          </table:table-cell>
          <table:table-cell table:style-name="ce9" office:value-type="float" office:value="175867" calcext:value-type="float">
            <text:p>175'867 <text:s/></text:p>
          </table:table-cell>
          <table:table-cell table:style-name="ce9" office:value-type="float" office:value="175990" calcext:value-type="float">
            <text:p>175'990 <text:s/></text:p>
          </table:table-cell>
          <table:table-cell table:style-name="ce9" office:value-type="float" office:value="176102" calcext:value-type="float">
            <text:p>176'102 <text:s/></text:p>
          </table:table-cell>
          <table:table-cell table:style-name="ce9" office:value-type="float" office:value="176229" calcext:value-type="float">
            <text:p>176'229 <text:s/></text:p>
          </table:table-cell>
          <table:table-cell table:style-name="ce9" office:value-type="float" office:value="176381" calcext:value-type="float">
            <text:p>176'381 <text:s/></text:p>
          </table:table-cell>
          <table:table-cell table:style-name="ce9" office:value-type="float" office:value="176527" calcext:value-type="float">
            <text:p>176'527 <text:s/></text:p>
          </table:table-cell>
          <table:table-cell table:style-name="ce9" office:value-type="float" office:value="176646" calcext:value-type="float">
            <text:p>176'64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enf</text:p>
          </table:table-cell>
          <table:table-cell table:style-name="ce9" office:value-type="float" office:value="458299" calcext:value-type="float">
            <text:p>458'299 <text:s/></text:p>
          </table:table-cell>
          <table:table-cell table:style-name="ce9" office:value-type="float" office:value="463738" calcext:value-type="float">
            <text:p>463'738 <text:s/></text:p>
          </table:table-cell>
          <table:table-cell table:style-name="ce9" office:value-type="float" office:value="470332" calcext:value-type="float">
            <text:p>470'332 <text:s/></text:p>
          </table:table-cell>
          <table:table-cell table:style-name="ce9" office:value-type="float" office:value="475705" calcext:value-type="float">
            <text:p>475'705 <text:s/></text:p>
          </table:table-cell>
          <table:table-cell table:style-name="ce9" office:value-type="float" office:value="480060" calcext:value-type="float">
            <text:p>480'060 <text:s/></text:p>
          </table:table-cell>
          <table:table-cell table:style-name="ce9" office:value-type="float" office:value="484052" calcext:value-type="float">
            <text:p>484'052 <text:s/></text:p>
          </table:table-cell>
          <table:table-cell table:style-name="ce9" office:value-type="float" office:value="487873" calcext:value-type="float">
            <text:p>487'873 <text:s/></text:p>
          </table:table-cell>
          <table:table-cell table:style-name="ce9" office:value-type="float" office:value="491796" calcext:value-type="float">
            <text:p>491'796 <text:s/></text:p>
          </table:table-cell>
          <table:table-cell table:style-name="ce9" office:value-type="float" office:value="495399" calcext:value-type="float">
            <text:p>495'399 <text:s/></text:p>
          </table:table-cell>
          <table:table-cell table:style-name="ce9" office:value-type="float" office:value="498823" calcext:value-type="float">
            <text:p>498'823 <text:s/></text:p>
          </table:table-cell>
          <table:table-cell table:style-name="ce9" office:value-type="float" office:value="502095" calcext:value-type="float">
            <text:p>502'095 <text:s/></text:p>
          </table:table-cell>
          <table:table-cell table:style-name="ce9" office:value-type="float" office:value="505249" calcext:value-type="float">
            <text:p>505'249 <text:s/></text:p>
          </table:table-cell>
          <table:table-cell table:style-name="ce9" office:value-type="float" office:value="508268" calcext:value-type="float">
            <text:p>508'268 <text:s/></text:p>
          </table:table-cell>
          <table:table-cell table:style-name="ce9" office:value-type="float" office:value="511178" calcext:value-type="float">
            <text:p>511'178 <text:s/></text:p>
          </table:table-cell>
          <table:table-cell table:style-name="ce9" office:value-type="float" office:value="513979" calcext:value-type="float">
            <text:p>513'979 <text:s/></text:p>
          </table:table-cell>
          <table:table-cell table:style-name="ce9" office:value-type="float" office:value="516675" calcext:value-type="float">
            <text:p>516'675 <text:s/></text:p>
          </table:table-cell>
          <table:table-cell table:style-name="ce9" office:value-type="float" office:value="519297" calcext:value-type="float">
            <text:p>519'297 <text:s/></text:p>
          </table:table-cell>
          <table:table-cell table:style-name="ce9" office:value-type="float" office:value="521879" calcext:value-type="float">
            <text:p>521'879 <text:s/></text:p>
          </table:table-cell>
          <table:table-cell table:style-name="ce9" office:value-type="float" office:value="524409" calcext:value-type="float">
            <text:p>524'409 <text:s/></text:p>
          </table:table-cell>
          <table:table-cell table:style-name="ce9" office:value-type="float" office:value="526932" calcext:value-type="float">
            <text:p>526'932 <text:s/></text:p>
          </table:table-cell>
          <table:table-cell table:style-name="ce9" office:value-type="float" office:value="529423" calcext:value-type="float">
            <text:p>529'423 <text:s/></text:p>
          </table:table-cell>
          <table:table-cell table:style-name="ce9" office:value-type="float" office:value="531911" calcext:value-type="float">
            <text:p>531'911 <text:s/></text:p>
          </table:table-cell>
          <table:table-cell table:style-name="ce9" office:value-type="float" office:value="534390" calcext:value-type="float">
            <text:p>534'390 <text:s/></text:p>
          </table:table-cell>
          <table:table-cell table:style-name="ce9" office:value-type="float" office:value="536849" calcext:value-type="float">
            <text:p>536'849 <text:s/></text:p>
          </table:table-cell>
          <table:table-cell table:style-name="ce9" office:value-type="float" office:value="539287" calcext:value-type="float">
            <text:p>539'287 <text:s/></text:p>
          </table:table-cell>
          <table:table-cell table:style-name="ce9" office:value-type="float" office:value="541729" calcext:value-type="float">
            <text:p>541'729 <text:s/>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Jura</text:p>
          </table:table-cell>
          <table:table-cell table:style-name="ce10" office:value-type="float" office:value="70220" calcext:value-type="float">
            <text:p>70'220 <text:s/></text:p>
          </table:table-cell>
          <table:table-cell table:style-name="ce10" office:value-type="float" office:value="70292" calcext:value-type="float">
            <text:p>70'292 <text:s/></text:p>
          </table:table-cell>
          <table:table-cell table:style-name="ce10" office:value-type="float" office:value="70480" calcext:value-type="float">
            <text:p>70'480 <text:s/></text:p>
          </table:table-cell>
          <table:table-cell table:style-name="ce10" office:value-type="float" office:value="70646" calcext:value-type="float">
            <text:p>70'646 <text:s/></text:p>
          </table:table-cell>
          <table:table-cell table:style-name="ce10" office:value-type="float" office:value="70833" calcext:value-type="float">
            <text:p>70'833 <text:s/></text:p>
          </table:table-cell>
          <table:table-cell table:style-name="ce10" office:value-type="float" office:value="71005" calcext:value-type="float">
            <text:p>71'005 <text:s/></text:p>
          </table:table-cell>
          <table:table-cell table:style-name="ce10" office:value-type="float" office:value="71190" calcext:value-type="float">
            <text:p>71'190 <text:s/></text:p>
          </table:table-cell>
          <table:table-cell table:style-name="ce10" office:value-type="float" office:value="71377" calcext:value-type="float">
            <text:p>71'377 <text:s/></text:p>
          </table:table-cell>
          <table:table-cell table:style-name="ce10" office:value-type="float" office:value="71536" calcext:value-type="float">
            <text:p>71'536 <text:s/></text:p>
          </table:table-cell>
          <table:table-cell table:style-name="ce10" office:value-type="float" office:value="71656" calcext:value-type="float">
            <text:p>71'656 <text:s/></text:p>
          </table:table-cell>
          <table:table-cell table:style-name="ce10" office:value-type="float" office:value="71776" calcext:value-type="float">
            <text:p>71'776 <text:s/></text:p>
          </table:table-cell>
          <table:table-cell table:style-name="ce10" office:value-type="float" office:value="71872" calcext:value-type="float">
            <text:p>71'872 <text:s/></text:p>
          </table:table-cell>
          <table:table-cell table:style-name="ce10" office:value-type="float" office:value="71950" calcext:value-type="float">
            <text:p>71'950 <text:s/></text:p>
          </table:table-cell>
          <table:table-cell table:style-name="ce10" office:value-type="float" office:value="72022" calcext:value-type="float">
            <text:p>72'022 <text:s/></text:p>
          </table:table-cell>
          <table:table-cell table:style-name="ce10" office:value-type="float" office:value="72068" calcext:value-type="float">
            <text:p>72'068 <text:s/></text:p>
          </table:table-cell>
          <table:table-cell table:style-name="ce10" office:value-type="float" office:value="72116" calcext:value-type="float">
            <text:p>72'116 <text:s/></text:p>
          </table:table-cell>
          <table:table-cell table:style-name="ce10" office:value-type="float" office:value="72147" calcext:value-type="float">
            <text:p>72'147 <text:s/></text:p>
          </table:table-cell>
          <table:table-cell table:style-name="ce10" office:value-type="float" office:value="72176" calcext:value-type="float">
            <text:p>72'176 <text:s/></text:p>
          </table:table-cell>
          <table:table-cell table:style-name="ce10" office:value-type="float" office:value="72198" calcext:value-type="float">
            <text:p>72'198 <text:s/></text:p>
          </table:table-cell>
          <table:table-cell table:style-name="ce10" office:value-type="float" office:value="72199" calcext:value-type="float">
            <text:p>72'199 <text:s/></text:p>
          </table:table-cell>
          <table:table-cell table:style-name="ce10" office:value-type="float" office:value="72183" calcext:value-type="float">
            <text:p>72'183 <text:s/></text:p>
          </table:table-cell>
          <table:table-cell table:style-name="ce10" office:value-type="float" office:value="72150" calcext:value-type="float">
            <text:p>72'150 <text:s/></text:p>
          </table:table-cell>
          <table:table-cell table:style-name="ce10" office:value-type="float" office:value="72125" calcext:value-type="float">
            <text:p>72'125 <text:s/></text:p>
          </table:table-cell>
          <table:table-cell table:style-name="ce10" office:value-type="float" office:value="72072" calcext:value-type="float">
            <text:p>72'072 <text:s/></text:p>
          </table:table-cell>
          <table:table-cell table:style-name="ce10" office:value-type="float" office:value="72018" calcext:value-type="float">
            <text:p>72'018 <text:s/></text:p>
          </table:table-cell>
          <table:table-cell table:style-name="ce10" office:value-type="float" office:value="71959" calcext:value-type="float">
            <text:p>71'959 <text:s/>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Quelle: KANTONALE SZENARIEN 2010-2035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Auskunft: Informationszentrum, Sektion Demografie und Migration, 032 713 67 11, info.dem@bfs.admin.ch</text:p>
          </table:table-cell>
          <table:table-cell table:number-columns-repeated="12"/>
          <table:table-cell table:style-name="ce11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© BFS</text:p>
          </table:table-cell>
          <table:table-cell table:style-name="ce12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&quot;mittleren&quot; Szenario'.$A$1" table:cell-range-address="$'&quot;mittleren&quot; Szenario'.$A$1:.$AA$34" table:range-usable-as="print-range"/>
          <table:named-range table:name="Excel_BuiltIn_Print_Titles" table:base-cell-address="$'&quot;mittleren&quot; Szenario'.$A$1" table:cell-range-address="$'&quot;mittleren&quot; Szenario'.$A$1:.$A$1048576" table:range-usable-as="repeat-column repeat-row"/>
        </table:named-expressions>
      </table:table>
      <table:table table:name="&quot;hohen&quot; Szenario" table:style-name="ta2" table:print-ranges="'&quot;hohen&quot; Szenario'.A1:'&quot;hohen&quot; Szenario'.AA34">
        <table:table-header-columns>
          <table:table-column table:style-name="co1" table:default-cell-style-name="ce2"/>
        </table:table-header-columns>
        <table:table-column table:style-name="co2" table:number-columns-repeated="26" table:default-cell-style-name="ce2"/>
        <table:table-column table:style-name="co3" table:number-columns-repeated="230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je-d-01.04.02.00.01</text:p>
          </table:table-cell>
          <table:table-cell table:style-name="ce1" office:value-type="string" calcext:value-type="string">
            <text:p>Ständige Wohnbevölkerung nach Kantonen gemäss dem "hohen" Szenario BR-00-2010, 2010-2035 </text:p>
          </table:table-cell>
          <table:table-cell table:style-name="ce1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2024" calcext:value-type="float">
            <text:p>2024</text:p>
          </table:table-cell>
          <table:table-cell table:style-name="ce7" office:value-type="float" office:value="2025" calcext:value-type="float">
            <text:p>2025</text:p>
          </table:table-cell>
          <table:table-cell table:style-name="ce7" office:value-type="float" office:value="2026" calcext:value-type="float">
            <text:p>2026</text:p>
          </table:table-cell>
          <table:table-cell table:style-name="ce7" office:value-type="float" office:value="2027" calcext:value-type="float">
            <text:p>2027</text:p>
          </table:table-cell>
          <table:table-cell table:style-name="ce7" office:value-type="float" office:value="2028" calcext:value-type="float">
            <text:p>2028</text:p>
          </table:table-cell>
          <table:table-cell table:style-name="ce7" office:value-type="float" office:value="2029" calcext:value-type="float">
            <text:p>2029</text:p>
          </table:table-cell>
          <table:table-cell table:style-name="ce7" office:value-type="float" office:value="2030" calcext:value-type="float">
            <text:p>2030</text:p>
          </table:table-cell>
          <table:table-cell table:style-name="ce7" office:value-type="float" office:value="2031" calcext:value-type="float">
            <text:p>2031</text:p>
          </table:table-cell>
          <table:table-cell table:style-name="ce7" office:value-type="float" office:value="2032" calcext:value-type="float">
            <text:p>2032</text:p>
          </table:table-cell>
          <table:table-cell table:style-name="ce7" office:value-type="float" office:value="2033" calcext:value-type="float">
            <text:p>2033</text:p>
          </table:table-cell>
          <table:table-cell table:style-name="ce7" office:value-type="float" office:value="2034" calcext:value-type="float">
            <text:p>2034</text:p>
          </table:table-cell>
          <table:table-cell table:style-name="ce7" office:value-type="float" office:value="2035" calcext:value-type="float">
            <text:p>2035</text:p>
          </table:table-cell>
          <table:table-cell table:style-name="ce13" table:number-columns-repeated="997"/>
        </table:table-row>
        <table:table-row table:style-name="ro3">
          <table:table-cell table:style-name="ce4" office:value-type="string" calcext:value-type="string">
            <text:p>Schweiz</text:p>
          </table:table-cell>
          <table:table-cell table:style-name="ce8" office:value-type="float" office:value="7878499" calcext:value-type="float">
            <text:p>7'878'499 <text:s/></text:p>
          </table:table-cell>
          <table:table-cell table:style-name="ce8" office:value-type="float" office:value="7970274" calcext:value-type="float">
            <text:p>7'970'274 <text:s/></text:p>
          </table:table-cell>
          <table:table-cell table:style-name="ce8" office:value-type="float" office:value="8065440" calcext:value-type="float">
            <text:p>8'065'440 <text:s/></text:p>
          </table:table-cell>
          <table:table-cell table:style-name="ce8" office:value-type="float" office:value="8155474" calcext:value-type="float">
            <text:p>8'155'474 <text:s/></text:p>
          </table:table-cell>
          <table:table-cell table:style-name="ce8" office:value-type="float" office:value="8242609" calcext:value-type="float">
            <text:p>8'242'609 <text:s/></text:p>
          </table:table-cell>
          <table:table-cell table:style-name="ce8" office:value-type="float" office:value="8329245" calcext:value-type="float">
            <text:p>8'329'245 <text:s/></text:p>
          </table:table-cell>
          <table:table-cell table:style-name="ce8" office:value-type="float" office:value="8416416" calcext:value-type="float">
            <text:p>8'416'416 <text:s/></text:p>
          </table:table-cell>
          <table:table-cell table:style-name="ce8" office:value-type="float" office:value="8504991" calcext:value-type="float">
            <text:p>8'504'991 <text:s/></text:p>
          </table:table-cell>
          <table:table-cell table:style-name="ce8" office:value-type="float" office:value="8592602" calcext:value-type="float">
            <text:p>8'592'602 <text:s/></text:p>
          </table:table-cell>
          <table:table-cell table:style-name="ce8" office:value-type="float" office:value="8679503" calcext:value-type="float">
            <text:p>8'679'503 <text:s/></text:p>
          </table:table-cell>
          <table:table-cell table:style-name="ce8" office:value-type="float" office:value="8765482" calcext:value-type="float">
            <text:p>8'765'482 <text:s/></text:p>
          </table:table-cell>
          <table:table-cell table:style-name="ce8" office:value-type="float" office:value="8850159" calcext:value-type="float">
            <text:p>8'850'159 <text:s/></text:p>
          </table:table-cell>
          <table:table-cell table:style-name="ce8" office:value-type="float" office:value="8933389" calcext:value-type="float">
            <text:p>8'933'389 <text:s/></text:p>
          </table:table-cell>
          <table:table-cell table:style-name="ce8" office:value-type="float" office:value="9014788" calcext:value-type="float">
            <text:p>9'014'788 <text:s/></text:p>
          </table:table-cell>
          <table:table-cell table:style-name="ce8" office:value-type="float" office:value="9094661" calcext:value-type="float">
            <text:p>9'094'661 <text:s/></text:p>
          </table:table-cell>
          <table:table-cell table:style-name="ce8" office:value-type="float" office:value="9172560" calcext:value-type="float">
            <text:p>9'172'560 <text:s/></text:p>
          </table:table-cell>
          <table:table-cell table:style-name="ce8" office:value-type="float" office:value="9248505" calcext:value-type="float">
            <text:p>9'248'505 <text:s/></text:p>
          </table:table-cell>
          <table:table-cell table:style-name="ce8" office:value-type="float" office:value="9322560" calcext:value-type="float">
            <text:p>9'322'560 <text:s/></text:p>
          </table:table-cell>
          <table:table-cell table:style-name="ce8" office:value-type="float" office:value="9394594" calcext:value-type="float">
            <text:p>9'394'594 <text:s/></text:p>
          </table:table-cell>
          <table:table-cell table:style-name="ce8" office:value-type="float" office:value="9464610" calcext:value-type="float">
            <text:p>9'464'610 <text:s/></text:p>
          </table:table-cell>
          <table:table-cell table:style-name="ce8" office:value-type="float" office:value="9532968" calcext:value-type="float">
            <text:p>9'532'968 <text:s/></text:p>
          </table:table-cell>
          <table:table-cell table:style-name="ce8" office:value-type="float" office:value="9600124" calcext:value-type="float">
            <text:p>9'600'124 <text:s/></text:p>
          </table:table-cell>
          <table:table-cell table:style-name="ce8" office:value-type="float" office:value="9666158" calcext:value-type="float">
            <text:p>9'666'158 <text:s/></text:p>
          </table:table-cell>
          <table:table-cell table:style-name="ce8" office:value-type="float" office:value="9731138" calcext:value-type="float">
            <text:p>9'731'138 <text:s/></text:p>
          </table:table-cell>
          <table:table-cell table:style-name="ce8" office:value-type="float" office:value="9795228" calcext:value-type="float">
            <text:p>9'795'228 <text:s/></text:p>
          </table:table-cell>
          <table:table-cell table:style-name="ce8" office:value-type="float" office:value="9858499" calcext:value-type="float">
            <text:p>9'858'499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Zürich</text:p>
          </table:table-cell>
          <table:table-cell table:style-name="ce9" office:value-type="float" office:value="1372847" calcext:value-type="float">
            <text:p>1'372'847 <text:s/></text:p>
          </table:table-cell>
          <table:table-cell table:style-name="ce9" office:value-type="float" office:value="1391986" calcext:value-type="float">
            <text:p>1'391'986 <text:s/></text:p>
          </table:table-cell>
          <table:table-cell table:style-name="ce9" office:value-type="float" office:value="1406494" calcext:value-type="float">
            <text:p>1'406'494 <text:s/></text:p>
          </table:table-cell>
          <table:table-cell table:style-name="ce9" office:value-type="float" office:value="1421250" calcext:value-type="float">
            <text:p>1'421'250 <text:s/></text:p>
          </table:table-cell>
          <table:table-cell table:style-name="ce9" office:value-type="float" office:value="1437968" calcext:value-type="float">
            <text:p>1'437'968 <text:s/></text:p>
          </table:table-cell>
          <table:table-cell table:style-name="ce9" office:value-type="float" office:value="1454661" calcext:value-type="float">
            <text:p>1'454'661 <text:s/></text:p>
          </table:table-cell>
          <table:table-cell table:style-name="ce9" office:value-type="float" office:value="1471520" calcext:value-type="float">
            <text:p>1'471'520 <text:s/></text:p>
          </table:table-cell>
          <table:table-cell table:style-name="ce9" office:value-type="float" office:value="1488709" calcext:value-type="float">
            <text:p>1'488'709 <text:s/></text:p>
          </table:table-cell>
          <table:table-cell table:style-name="ce9" office:value-type="float" office:value="1505729" calcext:value-type="float">
            <text:p>1'505'729 <text:s/></text:p>
          </table:table-cell>
          <table:table-cell table:style-name="ce9" office:value-type="float" office:value="1522676" calcext:value-type="float">
            <text:p>1'522'676 <text:s/></text:p>
          </table:table-cell>
          <table:table-cell table:style-name="ce9" office:value-type="float" office:value="1539476" calcext:value-type="float">
            <text:p>1'539'476 <text:s/></text:p>
          </table:table-cell>
          <table:table-cell table:style-name="ce9" office:value-type="float" office:value="1555990" calcext:value-type="float">
            <text:p>1'555'990 <text:s/></text:p>
          </table:table-cell>
          <table:table-cell table:style-name="ce9" office:value-type="float" office:value="1572228" calcext:value-type="float">
            <text:p>1'572'228 <text:s/></text:p>
          </table:table-cell>
          <table:table-cell table:style-name="ce9" office:value-type="float" office:value="1588049" calcext:value-type="float">
            <text:p>1'588'049 <text:s/></text:p>
          </table:table-cell>
          <table:table-cell table:style-name="ce9" office:value-type="float" office:value="1603577" calcext:value-type="float">
            <text:p>1'603'577 <text:s/></text:p>
          </table:table-cell>
          <table:table-cell table:style-name="ce9" office:value-type="float" office:value="1618665" calcext:value-type="float">
            <text:p>1'618'665 <text:s/></text:p>
          </table:table-cell>
          <table:table-cell table:style-name="ce9" office:value-type="float" office:value="1633387" calcext:value-type="float">
            <text:p>1'633'387 <text:s/></text:p>
          </table:table-cell>
          <table:table-cell table:style-name="ce9" office:value-type="float" office:value="1647810" calcext:value-type="float">
            <text:p>1'647'810 <text:s/></text:p>
          </table:table-cell>
          <table:table-cell table:style-name="ce9" office:value-type="float" office:value="1661862" calcext:value-type="float">
            <text:p>1'661'862 <text:s/></text:p>
          </table:table-cell>
          <table:table-cell table:style-name="ce9" office:value-type="float" office:value="1675601" calcext:value-type="float">
            <text:p>1'675'601 <text:s/></text:p>
          </table:table-cell>
          <table:table-cell table:style-name="ce9" office:value-type="float" office:value="1689079" calcext:value-type="float">
            <text:p>1'689'079 <text:s/></text:p>
          </table:table-cell>
          <table:table-cell table:style-name="ce9" office:value-type="float" office:value="1702401" calcext:value-type="float">
            <text:p>1'702'401 <text:s/></text:p>
          </table:table-cell>
          <table:table-cell table:style-name="ce9" office:value-type="float" office:value="1715594" calcext:value-type="float">
            <text:p>1'715'594 <text:s/></text:p>
          </table:table-cell>
          <table:table-cell table:style-name="ce9" office:value-type="float" office:value="1728624" calcext:value-type="float">
            <text:p>1'728'624 <text:s/></text:p>
          </table:table-cell>
          <table:table-cell table:style-name="ce9" office:value-type="float" office:value="1741514" calcext:value-type="float">
            <text:p>1'741'514 <text:s/></text:p>
          </table:table-cell>
          <table:table-cell table:style-name="ce9" office:value-type="float" office:value="1754288" calcext:value-type="float">
            <text:p>1'754'28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ern</text:p>
          </table:table-cell>
          <table:table-cell table:style-name="ce9" office:value-type="float" office:value="979483" calcext:value-type="float">
            <text:p>979'483 <text:s/></text:p>
          </table:table-cell>
          <table:table-cell table:style-name="ce9" office:value-type="float" office:value="984479" calcext:value-type="float">
            <text:p>984'479 <text:s/></text:p>
          </table:table-cell>
          <table:table-cell table:style-name="ce9" office:value-type="float" office:value="990211" calcext:value-type="float">
            <text:p>990'211 <text:s/></text:p>
          </table:table-cell>
          <table:table-cell table:style-name="ce9" office:value-type="float" office:value="995709" calcext:value-type="float">
            <text:p>995'709 <text:s/></text:p>
          </table:table-cell>
          <table:table-cell table:style-name="ce9" office:value-type="float" office:value="1001208" calcext:value-type="float">
            <text:p>1'001'208 <text:s/></text:p>
          </table:table-cell>
          <table:table-cell table:style-name="ce9" office:value-type="float" office:value="1007082" calcext:value-type="float">
            <text:p>1'007'082 <text:s/></text:p>
          </table:table-cell>
          <table:table-cell table:style-name="ce9" office:value-type="float" office:value="1013272" calcext:value-type="float">
            <text:p>1'013'272 <text:s/></text:p>
          </table:table-cell>
          <table:table-cell table:style-name="ce9" office:value-type="float" office:value="1019782" calcext:value-type="float">
            <text:p>1'019'782 <text:s/></text:p>
          </table:table-cell>
          <table:table-cell table:style-name="ce9" office:value-type="float" office:value="1026293" calcext:value-type="float">
            <text:p>1'026'293 <text:s/></text:p>
          </table:table-cell>
          <table:table-cell table:style-name="ce9" office:value-type="float" office:value="1032767" calcext:value-type="float">
            <text:p>1'032'767 <text:s/></text:p>
          </table:table-cell>
          <table:table-cell table:style-name="ce9" office:value-type="float" office:value="1039112" calcext:value-type="float">
            <text:p>1'039'112 <text:s/></text:p>
          </table:table-cell>
          <table:table-cell table:style-name="ce9" office:value-type="float" office:value="1045346" calcext:value-type="float">
            <text:p>1'045'346 <text:s/></text:p>
          </table:table-cell>
          <table:table-cell table:style-name="ce9" office:value-type="float" office:value="1051429" calcext:value-type="float">
            <text:p>1'051'429 <text:s/></text:p>
          </table:table-cell>
          <table:table-cell table:style-name="ce9" office:value-type="float" office:value="1057365" calcext:value-type="float">
            <text:p>1'057'365 <text:s/></text:p>
          </table:table-cell>
          <table:table-cell table:style-name="ce9" office:value-type="float" office:value="1063161" calcext:value-type="float">
            <text:p>1'063'161 <text:s/></text:p>
          </table:table-cell>
          <table:table-cell table:style-name="ce9" office:value-type="float" office:value="1068816" calcext:value-type="float">
            <text:p>1'068'816 <text:s/></text:p>
          </table:table-cell>
          <table:table-cell table:style-name="ce9" office:value-type="float" office:value="1074254" calcext:value-type="float">
            <text:p>1'074'254 <text:s/></text:p>
          </table:table-cell>
          <table:table-cell table:style-name="ce9" office:value-type="float" office:value="1079556" calcext:value-type="float">
            <text:p>1'079'556 <text:s/></text:p>
          </table:table-cell>
          <table:table-cell table:style-name="ce9" office:value-type="float" office:value="1084662" calcext:value-type="float">
            <text:p>1'084'662 <text:s/></text:p>
          </table:table-cell>
          <table:table-cell table:style-name="ce9" office:value-type="float" office:value="1089544" calcext:value-type="float">
            <text:p>1'089'544 <text:s/></text:p>
          </table:table-cell>
          <table:table-cell table:style-name="ce9" office:value-type="float" office:value="1094252" calcext:value-type="float">
            <text:p>1'094'252 <text:s/></text:p>
          </table:table-cell>
          <table:table-cell table:style-name="ce9" office:value-type="float" office:value="1098834" calcext:value-type="float">
            <text:p>1'098'834 <text:s/></text:p>
          </table:table-cell>
          <table:table-cell table:style-name="ce9" office:value-type="float" office:value="1103280" calcext:value-type="float">
            <text:p>1'103'280 <text:s/></text:p>
          </table:table-cell>
          <table:table-cell table:style-name="ce9" office:value-type="float" office:value="1107620" calcext:value-type="float">
            <text:p>1'107'620 <text:s/></text:p>
          </table:table-cell>
          <table:table-cell table:style-name="ce9" office:value-type="float" office:value="1111868" calcext:value-type="float">
            <text:p>1'111'868 <text:s/></text:p>
          </table:table-cell>
          <table:table-cell table:style-name="ce9" office:value-type="float" office:value="1116056" calcext:value-type="float">
            <text:p>1'116'05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Luzern</text:p>
          </table:table-cell>
          <table:table-cell table:style-name="ce9" office:value-type="float" office:value="377841" calcext:value-type="float">
            <text:p>377'841 <text:s/></text:p>
          </table:table-cell>
          <table:table-cell table:style-name="ce9" office:value-type="float" office:value="382230" calcext:value-type="float">
            <text:p>382'230 <text:s/></text:p>
          </table:table-cell>
          <table:table-cell table:style-name="ce9" office:value-type="float" office:value="386559" calcext:value-type="float">
            <text:p>386'559 <text:s/></text:p>
          </table:table-cell>
          <table:table-cell table:style-name="ce9" office:value-type="float" office:value="391432" calcext:value-type="float">
            <text:p>391'432 <text:s/></text:p>
          </table:table-cell>
          <table:table-cell table:style-name="ce9" office:value-type="float" office:value="396073" calcext:value-type="float">
            <text:p>396'073 <text:s/></text:p>
          </table:table-cell>
          <table:table-cell table:style-name="ce9" office:value-type="float" office:value="400714" calcext:value-type="float">
            <text:p>400'714 <text:s/></text:p>
          </table:table-cell>
          <table:table-cell table:style-name="ce9" office:value-type="float" office:value="405347" calcext:value-type="float">
            <text:p>405'347 <text:s/></text:p>
          </table:table-cell>
          <table:table-cell table:style-name="ce9" office:value-type="float" office:value="410041" calcext:value-type="float">
            <text:p>410'041 <text:s/></text:p>
          </table:table-cell>
          <table:table-cell table:style-name="ce9" office:value-type="float" office:value="414683" calcext:value-type="float">
            <text:p>414'683 <text:s/></text:p>
          </table:table-cell>
          <table:table-cell table:style-name="ce9" office:value-type="float" office:value="419304" calcext:value-type="float">
            <text:p>419'304 <text:s/></text:p>
          </table:table-cell>
          <table:table-cell table:style-name="ce9" office:value-type="float" office:value="423860" calcext:value-type="float">
            <text:p>423'860 <text:s/></text:p>
          </table:table-cell>
          <table:table-cell table:style-name="ce9" office:value-type="float" office:value="428340" calcext:value-type="float">
            <text:p>428'340 <text:s/></text:p>
          </table:table-cell>
          <table:table-cell table:style-name="ce9" office:value-type="float" office:value="432772" calcext:value-type="float">
            <text:p>432'772 <text:s/></text:p>
          </table:table-cell>
          <table:table-cell table:style-name="ce9" office:value-type="float" office:value="437098" calcext:value-type="float">
            <text:p>437'098 <text:s/></text:p>
          </table:table-cell>
          <table:table-cell table:style-name="ce9" office:value-type="float" office:value="441332" calcext:value-type="float">
            <text:p>441'332 <text:s/></text:p>
          </table:table-cell>
          <table:table-cell table:style-name="ce9" office:value-type="float" office:value="445430" calcext:value-type="float">
            <text:p>445'430 <text:s/></text:p>
          </table:table-cell>
          <table:table-cell table:style-name="ce9" office:value-type="float" office:value="449402" calcext:value-type="float">
            <text:p>449'402 <text:s/></text:p>
          </table:table-cell>
          <table:table-cell table:style-name="ce9" office:value-type="float" office:value="453289" calcext:value-type="float">
            <text:p>453'289 <text:s/></text:p>
          </table:table-cell>
          <table:table-cell table:style-name="ce9" office:value-type="float" office:value="457053" calcext:value-type="float">
            <text:p>457'053 <text:s/></text:p>
          </table:table-cell>
          <table:table-cell table:style-name="ce9" office:value-type="float" office:value="460686" calcext:value-type="float">
            <text:p>460'686 <text:s/></text:p>
          </table:table-cell>
          <table:table-cell table:style-name="ce9" office:value-type="float" office:value="464214" calcext:value-type="float">
            <text:p>464'214 <text:s/></text:p>
          </table:table-cell>
          <table:table-cell table:style-name="ce9" office:value-type="float" office:value="467630" calcext:value-type="float">
            <text:p>467'630 <text:s/></text:p>
          </table:table-cell>
          <table:table-cell table:style-name="ce9" office:value-type="float" office:value="470976" calcext:value-type="float">
            <text:p>470'976 <text:s/></text:p>
          </table:table-cell>
          <table:table-cell table:style-name="ce9" office:value-type="float" office:value="474250" calcext:value-type="float">
            <text:p>474'250 <text:s/></text:p>
          </table:table-cell>
          <table:table-cell table:style-name="ce9" office:value-type="float" office:value="477455" calcext:value-type="float">
            <text:p>477'455 <text:s/></text:p>
          </table:table-cell>
          <table:table-cell table:style-name="ce9" office:value-type="float" office:value="480599" calcext:value-type="float">
            <text:p>480'599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Uri</text:p>
          </table:table-cell>
          <table:table-cell table:style-name="ce9" office:value-type="float" office:value="35532" calcext:value-type="float">
            <text:p>35'532 <text:s/></text:p>
          </table:table-cell>
          <table:table-cell table:style-name="ce9" office:value-type="float" office:value="35684" calcext:value-type="float">
            <text:p>35'684 <text:s/></text:p>
          </table:table-cell>
          <table:table-cell table:style-name="ce9" office:value-type="float" office:value="35884" calcext:value-type="float">
            <text:p>35'884 <text:s/></text:p>
          </table:table-cell>
          <table:table-cell table:style-name="ce9" office:value-type="float" office:value="36035" calcext:value-type="float">
            <text:p>36'035 <text:s/></text:p>
          </table:table-cell>
          <table:table-cell table:style-name="ce9" office:value-type="float" office:value="36162" calcext:value-type="float">
            <text:p>36'162 <text:s/></text:p>
          </table:table-cell>
          <table:table-cell table:style-name="ce9" office:value-type="float" office:value="36284" calcext:value-type="float">
            <text:p>36'284 <text:s/></text:p>
          </table:table-cell>
          <table:table-cell table:style-name="ce9" office:value-type="float" office:value="36400" calcext:value-type="float">
            <text:p>36'400 <text:s/></text:p>
          </table:table-cell>
          <table:table-cell table:style-name="ce9" office:value-type="float" office:value="36542" calcext:value-type="float">
            <text:p>36'542 <text:s/></text:p>
          </table:table-cell>
          <table:table-cell table:style-name="ce9" office:value-type="float" office:value="36688" calcext:value-type="float">
            <text:p>36'688 <text:s/></text:p>
          </table:table-cell>
          <table:table-cell table:style-name="ce9" office:value-type="float" office:value="36839" calcext:value-type="float">
            <text:p>36'839 <text:s/></text:p>
          </table:table-cell>
          <table:table-cell table:style-name="ce9" office:value-type="float" office:value="37001" calcext:value-type="float">
            <text:p>37'001 <text:s/></text:p>
          </table:table-cell>
          <table:table-cell table:style-name="ce9" office:value-type="float" office:value="37144" calcext:value-type="float">
            <text:p>37'144 <text:s/></text:p>
          </table:table-cell>
          <table:table-cell table:style-name="ce9" office:value-type="float" office:value="37288" calcext:value-type="float">
            <text:p>37'288 <text:s/></text:p>
          </table:table-cell>
          <table:table-cell table:style-name="ce9" office:value-type="float" office:value="37432" calcext:value-type="float">
            <text:p>37'432 <text:s/></text:p>
          </table:table-cell>
          <table:table-cell table:style-name="ce9" office:value-type="float" office:value="37574" calcext:value-type="float">
            <text:p>37'574 <text:s/></text:p>
          </table:table-cell>
          <table:table-cell table:style-name="ce9" office:value-type="float" office:value="37705" calcext:value-type="float">
            <text:p>37'705 <text:s/></text:p>
          </table:table-cell>
          <table:table-cell table:style-name="ce9" office:value-type="float" office:value="37823" calcext:value-type="float">
            <text:p>37'823 <text:s/></text:p>
          </table:table-cell>
          <table:table-cell table:style-name="ce9" office:value-type="float" office:value="37940" calcext:value-type="float">
            <text:p>37'940 <text:s/></text:p>
          </table:table-cell>
          <table:table-cell table:style-name="ce9" office:value-type="float" office:value="38039" calcext:value-type="float">
            <text:p>38'039 <text:s/></text:p>
          </table:table-cell>
          <table:table-cell table:style-name="ce9" office:value-type="float" office:value="38139" calcext:value-type="float">
            <text:p>38'139 <text:s/></text:p>
          </table:table-cell>
          <table:table-cell table:style-name="ce9" office:value-type="float" office:value="38230" calcext:value-type="float">
            <text:p>38'230 <text:s/></text:p>
          </table:table-cell>
          <table:table-cell table:style-name="ce9" office:value-type="float" office:value="38324" calcext:value-type="float">
            <text:p>38'324 <text:s/></text:p>
          </table:table-cell>
          <table:table-cell table:style-name="ce9" office:value-type="float" office:value="38402" calcext:value-type="float">
            <text:p>38'402 <text:s/></text:p>
          </table:table-cell>
          <table:table-cell table:style-name="ce9" office:value-type="float" office:value="38478" calcext:value-type="float">
            <text:p>38'478 <text:s/></text:p>
          </table:table-cell>
          <table:table-cell table:style-name="ce9" office:value-type="float" office:value="38548" calcext:value-type="float">
            <text:p>38'548 <text:s/></text:p>
          </table:table-cell>
          <table:table-cell table:style-name="ce9" office:value-type="float" office:value="38610" calcext:value-type="float">
            <text:p>38'610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chwyz</text:p>
          </table:table-cell>
          <table:table-cell table:style-name="ce9" office:value-type="float" office:value="146000" calcext:value-type="float">
            <text:p>146'000 <text:s/></text:p>
          </table:table-cell>
          <table:table-cell table:style-name="ce9" office:value-type="float" office:value="146752" calcext:value-type="float">
            <text:p>146'752 <text:s/></text:p>
          </table:table-cell>
          <table:table-cell table:style-name="ce9" office:value-type="float" office:value="147927" calcext:value-type="float">
            <text:p>147'927 <text:s/></text:p>
          </table:table-cell>
          <table:table-cell table:style-name="ce9" office:value-type="float" office:value="148911" calcext:value-type="float">
            <text:p>148'911 <text:s/></text:p>
          </table:table-cell>
          <table:table-cell table:style-name="ce9" office:value-type="float" office:value="150091" calcext:value-type="float">
            <text:p>150'091 <text:s/></text:p>
          </table:table-cell>
          <table:table-cell table:style-name="ce9" office:value-type="float" office:value="151171" calcext:value-type="float">
            <text:p>151'171 <text:s/></text:p>
          </table:table-cell>
          <table:table-cell table:style-name="ce9" office:value-type="float" office:value="152378" calcext:value-type="float">
            <text:p>152'378 <text:s/></text:p>
          </table:table-cell>
          <table:table-cell table:style-name="ce9" office:value-type="float" office:value="153559" calcext:value-type="float">
            <text:p>153'559 <text:s/></text:p>
          </table:table-cell>
          <table:table-cell table:style-name="ce9" office:value-type="float" office:value="154786" calcext:value-type="float">
            <text:p>154'786 <text:s/></text:p>
          </table:table-cell>
          <table:table-cell table:style-name="ce9" office:value-type="float" office:value="156004" calcext:value-type="float">
            <text:p>156'004 <text:s/></text:p>
          </table:table-cell>
          <table:table-cell table:style-name="ce9" office:value-type="float" office:value="157252" calcext:value-type="float">
            <text:p>157'252 <text:s/></text:p>
          </table:table-cell>
          <table:table-cell table:style-name="ce9" office:value-type="float" office:value="158479" calcext:value-type="float">
            <text:p>158'479 <text:s/></text:p>
          </table:table-cell>
          <table:table-cell table:style-name="ce9" office:value-type="float" office:value="159726" calcext:value-type="float">
            <text:p>159'726 <text:s/></text:p>
          </table:table-cell>
          <table:table-cell table:style-name="ce9" office:value-type="float" office:value="160955" calcext:value-type="float">
            <text:p>160'955 <text:s/></text:p>
          </table:table-cell>
          <table:table-cell table:style-name="ce9" office:value-type="float" office:value="162197" calcext:value-type="float">
            <text:p>162'197 <text:s/></text:p>
          </table:table-cell>
          <table:table-cell table:style-name="ce9" office:value-type="float" office:value="163407" calcext:value-type="float">
            <text:p>163'407 <text:s/></text:p>
          </table:table-cell>
          <table:table-cell table:style-name="ce9" office:value-type="float" office:value="164620" calcext:value-type="float">
            <text:p>164'620 <text:s/></text:p>
          </table:table-cell>
          <table:table-cell table:style-name="ce9" office:value-type="float" office:value="165787" calcext:value-type="float">
            <text:p>165'787 <text:s/></text:p>
          </table:table-cell>
          <table:table-cell table:style-name="ce9" office:value-type="float" office:value="166951" calcext:value-type="float">
            <text:p>166'951 <text:s/></text:p>
          </table:table-cell>
          <table:table-cell table:style-name="ce9" office:value-type="float" office:value="168094" calcext:value-type="float">
            <text:p>168'094 <text:s/></text:p>
          </table:table-cell>
          <table:table-cell table:style-name="ce9" office:value-type="float" office:value="169229" calcext:value-type="float">
            <text:p>169'229 <text:s/></text:p>
          </table:table-cell>
          <table:table-cell table:style-name="ce9" office:value-type="float" office:value="170352" calcext:value-type="float">
            <text:p>170'352 <text:s/></text:p>
          </table:table-cell>
          <table:table-cell table:style-name="ce9" office:value-type="float" office:value="171449" calcext:value-type="float">
            <text:p>171'449 <text:s/></text:p>
          </table:table-cell>
          <table:table-cell table:style-name="ce9" office:value-type="float" office:value="172530" calcext:value-type="float">
            <text:p>172'530 <text:s/></text:p>
          </table:table-cell>
          <table:table-cell table:style-name="ce9" office:value-type="float" office:value="173619" calcext:value-type="float">
            <text:p>173'619 <text:s/></text:p>
          </table:table-cell>
          <table:table-cell table:style-name="ce9" office:value-type="float" office:value="174683" calcext:value-type="float">
            <text:p>174'683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Obwalden</text:p>
          </table:table-cell>
          <table:table-cell table:style-name="ce9" office:value-type="float" office:value="35492" calcext:value-type="float">
            <text:p>35'492 <text:s/></text:p>
          </table:table-cell>
          <table:table-cell table:style-name="ce9" office:value-type="float" office:value="35954" calcext:value-type="float">
            <text:p>35'954 <text:s/></text:p>
          </table:table-cell>
          <table:table-cell table:style-name="ce9" office:value-type="float" office:value="36418" calcext:value-type="float">
            <text:p>36'418 <text:s/></text:p>
          </table:table-cell>
          <table:table-cell table:style-name="ce9" office:value-type="float" office:value="36936" calcext:value-type="float">
            <text:p>36'936 <text:s/></text:p>
          </table:table-cell>
          <table:table-cell table:style-name="ce9" office:value-type="float" office:value="37350" calcext:value-type="float">
            <text:p>37'350 <text:s/></text:p>
          </table:table-cell>
          <table:table-cell table:style-name="ce9" office:value-type="float" office:value="37764" calcext:value-type="float">
            <text:p>37'764 <text:s/></text:p>
          </table:table-cell>
          <table:table-cell table:style-name="ce9" office:value-type="float" office:value="38200" calcext:value-type="float">
            <text:p>38'200 <text:s/></text:p>
          </table:table-cell>
          <table:table-cell table:style-name="ce9" office:value-type="float" office:value="38641" calcext:value-type="float">
            <text:p>38'641 <text:s/></text:p>
          </table:table-cell>
          <table:table-cell table:style-name="ce9" office:value-type="float" office:value="39057" calcext:value-type="float">
            <text:p>39'057 <text:s/></text:p>
          </table:table-cell>
          <table:table-cell table:style-name="ce9" office:value-type="float" office:value="39478" calcext:value-type="float">
            <text:p>39'478 <text:s/></text:p>
          </table:table-cell>
          <table:table-cell table:style-name="ce9" office:value-type="float" office:value="39903" calcext:value-type="float">
            <text:p>39'903 <text:s/></text:p>
          </table:table-cell>
          <table:table-cell table:style-name="ce9" office:value-type="float" office:value="40318" calcext:value-type="float">
            <text:p>40'318 <text:s/></text:p>
          </table:table-cell>
          <table:table-cell table:style-name="ce9" office:value-type="float" office:value="40721" calcext:value-type="float">
            <text:p>40'721 <text:s/></text:p>
          </table:table-cell>
          <table:table-cell table:style-name="ce9" office:value-type="float" office:value="41116" calcext:value-type="float">
            <text:p>41'116 <text:s/></text:p>
          </table:table-cell>
          <table:table-cell table:style-name="ce9" office:value-type="float" office:value="41506" calcext:value-type="float">
            <text:p>41'506 <text:s/></text:p>
          </table:table-cell>
          <table:table-cell table:style-name="ce9" office:value-type="float" office:value="41882" calcext:value-type="float">
            <text:p>41'882 <text:s/></text:p>
          </table:table-cell>
          <table:table-cell table:style-name="ce9" office:value-type="float" office:value="42244" calcext:value-type="float">
            <text:p>42'244 <text:s/></text:p>
          </table:table-cell>
          <table:table-cell table:style-name="ce9" office:value-type="float" office:value="42608" calcext:value-type="float">
            <text:p>42'608 <text:s/></text:p>
          </table:table-cell>
          <table:table-cell table:style-name="ce9" office:value-type="float" office:value="42957" calcext:value-type="float">
            <text:p>42'957 <text:s/></text:p>
          </table:table-cell>
          <table:table-cell table:style-name="ce9" office:value-type="float" office:value="43293" calcext:value-type="float">
            <text:p>43'293 <text:s/></text:p>
          </table:table-cell>
          <table:table-cell table:style-name="ce9" office:value-type="float" office:value="43616" calcext:value-type="float">
            <text:p>43'616 <text:s/></text:p>
          </table:table-cell>
          <table:table-cell table:style-name="ce9" office:value-type="float" office:value="43936" calcext:value-type="float">
            <text:p>43'936 <text:s/></text:p>
          </table:table-cell>
          <table:table-cell table:style-name="ce9" office:value-type="float" office:value="44230" calcext:value-type="float">
            <text:p>44'230 <text:s/></text:p>
          </table:table-cell>
          <table:table-cell table:style-name="ce9" office:value-type="float" office:value="44513" calcext:value-type="float">
            <text:p>44'513 <text:s/></text:p>
          </table:table-cell>
          <table:table-cell table:style-name="ce9" office:value-type="float" office:value="44791" calcext:value-type="float">
            <text:p>44'791 <text:s/></text:p>
          </table:table-cell>
          <table:table-cell table:style-name="ce9" office:value-type="float" office:value="45058" calcext:value-type="float">
            <text:p>45'05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Nidwalden</text:p>
          </table:table-cell>
          <table:table-cell table:style-name="ce9" office:value-type="float" office:value="40976" calcext:value-type="float">
            <text:p>40'976 <text:s/></text:p>
          </table:table-cell>
          <table:table-cell table:style-name="ce9" office:value-type="float" office:value="41187" calcext:value-type="float">
            <text:p>41'187 <text:s/></text:p>
          </table:table-cell>
          <table:table-cell table:style-name="ce9" office:value-type="float" office:value="41478" calcext:value-type="float">
            <text:p>41'478 <text:s/></text:p>
          </table:table-cell>
          <table:table-cell table:style-name="ce9" office:value-type="float" office:value="41796" calcext:value-type="float">
            <text:p>41'796 <text:s/></text:p>
          </table:table-cell>
          <table:table-cell table:style-name="ce9" office:value-type="float" office:value="42138" calcext:value-type="float">
            <text:p>42'138 <text:s/></text:p>
          </table:table-cell>
          <table:table-cell table:style-name="ce9" office:value-type="float" office:value="42496" calcext:value-type="float">
            <text:p>42'496 <text:s/></text:p>
          </table:table-cell>
          <table:table-cell table:style-name="ce9" office:value-type="float" office:value="42873" calcext:value-type="float">
            <text:p>42'873 <text:s/></text:p>
          </table:table-cell>
          <table:table-cell table:style-name="ce9" office:value-type="float" office:value="43239" calcext:value-type="float">
            <text:p>43'239 <text:s/></text:p>
          </table:table-cell>
          <table:table-cell table:style-name="ce9" office:value-type="float" office:value="43616" calcext:value-type="float">
            <text:p>43'616 <text:s/></text:p>
          </table:table-cell>
          <table:table-cell table:style-name="ce9" office:value-type="float" office:value="43984" calcext:value-type="float">
            <text:p>43'984 <text:s/></text:p>
          </table:table-cell>
          <table:table-cell table:style-name="ce9" office:value-type="float" office:value="44351" calcext:value-type="float">
            <text:p>44'351 <text:s/></text:p>
          </table:table-cell>
          <table:table-cell table:style-name="ce9" office:value-type="float" office:value="44717" calcext:value-type="float">
            <text:p>44'717 <text:s/></text:p>
          </table:table-cell>
          <table:table-cell table:style-name="ce9" office:value-type="float" office:value="45091" calcext:value-type="float">
            <text:p>45'091 <text:s/></text:p>
          </table:table-cell>
          <table:table-cell table:style-name="ce9" office:value-type="float" office:value="45453" calcext:value-type="float">
            <text:p>45'453 <text:s/></text:p>
          </table:table-cell>
          <table:table-cell table:style-name="ce9" office:value-type="float" office:value="45795" calcext:value-type="float">
            <text:p>45'795 <text:s/></text:p>
          </table:table-cell>
          <table:table-cell table:style-name="ce9" office:value-type="float" office:value="46128" calcext:value-type="float">
            <text:p>46'128 <text:s/></text:p>
          </table:table-cell>
          <table:table-cell table:style-name="ce9" office:value-type="float" office:value="46444" calcext:value-type="float">
            <text:p>46'444 <text:s/></text:p>
          </table:table-cell>
          <table:table-cell table:style-name="ce9" office:value-type="float" office:value="46745" calcext:value-type="float">
            <text:p>46'745 <text:s/></text:p>
          </table:table-cell>
          <table:table-cell table:style-name="ce9" office:value-type="float" office:value="47039" calcext:value-type="float">
            <text:p>47'039 <text:s/></text:p>
          </table:table-cell>
          <table:table-cell table:style-name="ce9" office:value-type="float" office:value="47331" calcext:value-type="float">
            <text:p>47'331 <text:s/></text:p>
          </table:table-cell>
          <table:table-cell table:style-name="ce9" office:value-type="float" office:value="47606" calcext:value-type="float">
            <text:p>47'606 <text:s/></text:p>
          </table:table-cell>
          <table:table-cell table:style-name="ce9" office:value-type="float" office:value="47859" calcext:value-type="float">
            <text:p>47'859 <text:s/></text:p>
          </table:table-cell>
          <table:table-cell table:style-name="ce9" office:value-type="float" office:value="48109" calcext:value-type="float">
            <text:p>48'109 <text:s/></text:p>
          </table:table-cell>
          <table:table-cell table:style-name="ce9" office:value-type="float" office:value="48352" calcext:value-type="float">
            <text:p>48'352 <text:s/></text:p>
          </table:table-cell>
          <table:table-cell table:style-name="ce9" office:value-type="float" office:value="48601" calcext:value-type="float">
            <text:p>48'601 <text:s/></text:p>
          </table:table-cell>
          <table:table-cell table:style-name="ce9" office:value-type="float" office:value="48838" calcext:value-type="float">
            <text:p>48'83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larus</text:p>
          </table:table-cell>
          <table:table-cell table:style-name="ce9" office:value-type="float" office:value="38704" calcext:value-type="float">
            <text:p>38'704 <text:s/></text:p>
          </table:table-cell>
          <table:table-cell table:style-name="ce9" office:value-type="float" office:value="38899" calcext:value-type="float">
            <text:p>38'899 <text:s/></text:p>
          </table:table-cell>
          <table:table-cell table:style-name="ce9" office:value-type="float" office:value="39229" calcext:value-type="float">
            <text:p>39'229 <text:s/></text:p>
          </table:table-cell>
          <table:table-cell table:style-name="ce9" office:value-type="float" office:value="39527" calcext:value-type="float">
            <text:p>39'527 <text:s/></text:p>
          </table:table-cell>
          <table:table-cell table:style-name="ce9" office:value-type="float" office:value="39818" calcext:value-type="float">
            <text:p>39'818 <text:s/></text:p>
          </table:table-cell>
          <table:table-cell table:style-name="ce9" office:value-type="float" office:value="40122" calcext:value-type="float">
            <text:p>40'122 <text:s/></text:p>
          </table:table-cell>
          <table:table-cell table:style-name="ce9" office:value-type="float" office:value="40419" calcext:value-type="float">
            <text:p>40'419 <text:s/></text:p>
          </table:table-cell>
          <table:table-cell table:style-name="ce9" office:value-type="float" office:value="40724" calcext:value-type="float">
            <text:p>40'724 <text:s/></text:p>
          </table:table-cell>
          <table:table-cell table:style-name="ce9" office:value-type="float" office:value="41033" calcext:value-type="float">
            <text:p>41'033 <text:s/></text:p>
          </table:table-cell>
          <table:table-cell table:style-name="ce9" office:value-type="float" office:value="41361" calcext:value-type="float">
            <text:p>41'361 <text:s/></text:p>
          </table:table-cell>
          <table:table-cell table:style-name="ce9" office:value-type="float" office:value="41677" calcext:value-type="float">
            <text:p>41'677 <text:s/></text:p>
          </table:table-cell>
          <table:table-cell table:style-name="ce9" office:value-type="float" office:value="41994" calcext:value-type="float">
            <text:p>41'994 <text:s/></text:p>
          </table:table-cell>
          <table:table-cell table:style-name="ce9" office:value-type="float" office:value="42306" calcext:value-type="float">
            <text:p>42'306 <text:s/></text:p>
          </table:table-cell>
          <table:table-cell table:style-name="ce9" office:value-type="float" office:value="42609" calcext:value-type="float">
            <text:p>42'609 <text:s/></text:p>
          </table:table-cell>
          <table:table-cell table:style-name="ce9" office:value-type="float" office:value="42912" calcext:value-type="float">
            <text:p>42'912 <text:s/></text:p>
          </table:table-cell>
          <table:table-cell table:style-name="ce9" office:value-type="float" office:value="43218" calcext:value-type="float">
            <text:p>43'218 <text:s/></text:p>
          </table:table-cell>
          <table:table-cell table:style-name="ce9" office:value-type="float" office:value="43527" calcext:value-type="float">
            <text:p>43'527 <text:s/></text:p>
          </table:table-cell>
          <table:table-cell table:style-name="ce9" office:value-type="float" office:value="43808" calcext:value-type="float">
            <text:p>43'808 <text:s/></text:p>
          </table:table-cell>
          <table:table-cell table:style-name="ce9" office:value-type="float" office:value="44089" calcext:value-type="float">
            <text:p>44'089 <text:s/></text:p>
          </table:table-cell>
          <table:table-cell table:style-name="ce9" office:value-type="float" office:value="44359" calcext:value-type="float">
            <text:p>44'359 <text:s/></text:p>
          </table:table-cell>
          <table:table-cell table:style-name="ce9" office:value-type="float" office:value="44621" calcext:value-type="float">
            <text:p>44'621 <text:s/></text:p>
          </table:table-cell>
          <table:table-cell table:style-name="ce9" office:value-type="float" office:value="44888" calcext:value-type="float">
            <text:p>44'888 <text:s/></text:p>
          </table:table-cell>
          <table:table-cell table:style-name="ce9" office:value-type="float" office:value="45145" calcext:value-type="float">
            <text:p>45'145 <text:s/></text:p>
          </table:table-cell>
          <table:table-cell table:style-name="ce9" office:value-type="float" office:value="45416" calcext:value-type="float">
            <text:p>45'416 <text:s/></text:p>
          </table:table-cell>
          <table:table-cell table:style-name="ce9" office:value-type="float" office:value="45669" calcext:value-type="float">
            <text:p>45'669 <text:s/></text:p>
          </table:table-cell>
          <table:table-cell table:style-name="ce9" office:value-type="float" office:value="45926" calcext:value-type="float">
            <text:p>45'92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Zug</text:p>
          </table:table-cell>
          <table:table-cell table:style-name="ce9" office:value-type="float" office:value="111530" calcext:value-type="float">
            <text:p>111'530 <text:s/></text:p>
          </table:table-cell>
          <table:table-cell table:style-name="ce9" office:value-type="float" office:value="112170" calcext:value-type="float">
            <text:p>112'170 <text:s/></text:p>
          </table:table-cell>
          <table:table-cell table:style-name="ce9" office:value-type="float" office:value="113254" calcext:value-type="float">
            <text:p>113'254 <text:s/></text:p>
          </table:table-cell>
          <table:table-cell table:style-name="ce9" office:value-type="float" office:value="114272" calcext:value-type="float">
            <text:p>114'272 <text:s/></text:p>
          </table:table-cell>
          <table:table-cell table:style-name="ce9" office:value-type="float" office:value="115335" calcext:value-type="float">
            <text:p>115'335 <text:s/></text:p>
          </table:table-cell>
          <table:table-cell table:style-name="ce9" office:value-type="float" office:value="116421" calcext:value-type="float">
            <text:p>116'421 <text:s/></text:p>
          </table:table-cell>
          <table:table-cell table:style-name="ce9" office:value-type="float" office:value="117512" calcext:value-type="float">
            <text:p>117'512 <text:s/></text:p>
          </table:table-cell>
          <table:table-cell table:style-name="ce9" office:value-type="float" office:value="118619" calcext:value-type="float">
            <text:p>118'619 <text:s/></text:p>
          </table:table-cell>
          <table:table-cell table:style-name="ce9" office:value-type="float" office:value="119697" calcext:value-type="float">
            <text:p>119'697 <text:s/></text:p>
          </table:table-cell>
          <table:table-cell table:style-name="ce9" office:value-type="float" office:value="120770" calcext:value-type="float">
            <text:p>120'770 <text:s/></text:p>
          </table:table-cell>
          <table:table-cell table:style-name="ce9" office:value-type="float" office:value="121848" calcext:value-type="float">
            <text:p>121'848 <text:s/></text:p>
          </table:table-cell>
          <table:table-cell table:style-name="ce9" office:value-type="float" office:value="122902" calcext:value-type="float">
            <text:p>122'902 <text:s/></text:p>
          </table:table-cell>
          <table:table-cell table:style-name="ce9" office:value-type="float" office:value="123928" calcext:value-type="float">
            <text:p>123'928 <text:s/></text:p>
          </table:table-cell>
          <table:table-cell table:style-name="ce9" office:value-type="float" office:value="124927" calcext:value-type="float">
            <text:p>124'927 <text:s/></text:p>
          </table:table-cell>
          <table:table-cell table:style-name="ce9" office:value-type="float" office:value="125919" calcext:value-type="float">
            <text:p>125'919 <text:s/></text:p>
          </table:table-cell>
          <table:table-cell table:style-name="ce9" office:value-type="float" office:value="126880" calcext:value-type="float">
            <text:p>126'880 <text:s/></text:p>
          </table:table-cell>
          <table:table-cell table:style-name="ce9" office:value-type="float" office:value="127834" calcext:value-type="float">
            <text:p>127'834 <text:s/></text:p>
          </table:table-cell>
          <table:table-cell table:style-name="ce9" office:value-type="float" office:value="128759" calcext:value-type="float">
            <text:p>128'759 <text:s/></text:p>
          </table:table-cell>
          <table:table-cell table:style-name="ce9" office:value-type="float" office:value="129652" calcext:value-type="float">
            <text:p>129'652 <text:s/></text:p>
          </table:table-cell>
          <table:table-cell table:style-name="ce9" office:value-type="float" office:value="130524" calcext:value-type="float">
            <text:p>130'524 <text:s/></text:p>
          </table:table-cell>
          <table:table-cell table:style-name="ce9" office:value-type="float" office:value="131383" calcext:value-type="float">
            <text:p>131'383 <text:s/></text:p>
          </table:table-cell>
          <table:table-cell table:style-name="ce9" office:value-type="float" office:value="132221" calcext:value-type="float">
            <text:p>132'221 <text:s/></text:p>
          </table:table-cell>
          <table:table-cell table:style-name="ce9" office:value-type="float" office:value="133049" calcext:value-type="float">
            <text:p>133'049 <text:s/></text:p>
          </table:table-cell>
          <table:table-cell table:style-name="ce9" office:value-type="float" office:value="133863" calcext:value-type="float">
            <text:p>133'863 <text:s/></text:p>
          </table:table-cell>
          <table:table-cell table:style-name="ce9" office:value-type="float" office:value="134659" calcext:value-type="float">
            <text:p>134'659 <text:s/></text:p>
          </table:table-cell>
          <table:table-cell table:style-name="ce9" office:value-type="float" office:value="135451" calcext:value-type="float">
            <text:p>135'451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Freiburg</text:p>
          </table:table-cell>
          <table:table-cell table:style-name="ce9" office:value-type="float" office:value="277934" calcext:value-type="float">
            <text:p>277'934 <text:s/></text:p>
          </table:table-cell>
          <table:table-cell table:style-name="ce9" office:value-type="float" office:value="282864" calcext:value-type="float">
            <text:p>282'864 <text:s/></text:p>
          </table:table-cell>
          <table:table-cell table:style-name="ce9" office:value-type="float" office:value="288049" calcext:value-type="float">
            <text:p>288'049 <text:s/></text:p>
          </table:table-cell>
          <table:table-cell table:style-name="ce9" office:value-type="float" office:value="292855" calcext:value-type="float">
            <text:p>292'855 <text:s/></text:p>
          </table:table-cell>
          <table:table-cell table:style-name="ce9" office:value-type="float" office:value="297321" calcext:value-type="float">
            <text:p>297'321 <text:s/></text:p>
          </table:table-cell>
          <table:table-cell table:style-name="ce9" office:value-type="float" office:value="301638" calcext:value-type="float">
            <text:p>301'638 <text:s/></text:p>
          </table:table-cell>
          <table:table-cell table:style-name="ce9" office:value-type="float" office:value="305851" calcext:value-type="float">
            <text:p>305'851 <text:s/></text:p>
          </table:table-cell>
          <table:table-cell table:style-name="ce9" office:value-type="float" office:value="310060" calcext:value-type="float">
            <text:p>310'060 <text:s/></text:p>
          </table:table-cell>
          <table:table-cell table:style-name="ce9" office:value-type="float" office:value="314195" calcext:value-type="float">
            <text:p>314'195 <text:s/></text:p>
          </table:table-cell>
          <table:table-cell table:style-name="ce9" office:value-type="float" office:value="318246" calcext:value-type="float">
            <text:p>318'246 <text:s/></text:p>
          </table:table-cell>
          <table:table-cell table:style-name="ce9" office:value-type="float" office:value="322240" calcext:value-type="float">
            <text:p>322'240 <text:s/></text:p>
          </table:table-cell>
          <table:table-cell table:style-name="ce9" office:value-type="float" office:value="326134" calcext:value-type="float">
            <text:p>326'134 <text:s/></text:p>
          </table:table-cell>
          <table:table-cell table:style-name="ce9" office:value-type="float" office:value="329924" calcext:value-type="float">
            <text:p>329'924 <text:s/></text:p>
          </table:table-cell>
          <table:table-cell table:style-name="ce9" office:value-type="float" office:value="333630" calcext:value-type="float">
            <text:p>333'630 <text:s/></text:p>
          </table:table-cell>
          <table:table-cell table:style-name="ce9" office:value-type="float" office:value="337245" calcext:value-type="float">
            <text:p>337'245 <text:s/></text:p>
          </table:table-cell>
          <table:table-cell table:style-name="ce9" office:value-type="float" office:value="340771" calcext:value-type="float">
            <text:p>340'771 <text:s/></text:p>
          </table:table-cell>
          <table:table-cell table:style-name="ce9" office:value-type="float" office:value="344190" calcext:value-type="float">
            <text:p>344'190 <text:s/></text:p>
          </table:table-cell>
          <table:table-cell table:style-name="ce9" office:value-type="float" office:value="347505" calcext:value-type="float">
            <text:p>347'505 <text:s/></text:p>
          </table:table-cell>
          <table:table-cell table:style-name="ce9" office:value-type="float" office:value="350720" calcext:value-type="float">
            <text:p>350'720 <text:s/></text:p>
          </table:table-cell>
          <table:table-cell table:style-name="ce9" office:value-type="float" office:value="353833" calcext:value-type="float">
            <text:p>353'833 <text:s/></text:p>
          </table:table-cell>
          <table:table-cell table:style-name="ce9" office:value-type="float" office:value="356826" calcext:value-type="float">
            <text:p>356'826 <text:s/></text:p>
          </table:table-cell>
          <table:table-cell table:style-name="ce9" office:value-type="float" office:value="359726" calcext:value-type="float">
            <text:p>359'726 <text:s/></text:p>
          </table:table-cell>
          <table:table-cell table:style-name="ce9" office:value-type="float" office:value="362529" calcext:value-type="float">
            <text:p>362'529 <text:s/></text:p>
          </table:table-cell>
          <table:table-cell table:style-name="ce9" office:value-type="float" office:value="365255" calcext:value-type="float">
            <text:p>365'255 <text:s/></text:p>
          </table:table-cell>
          <table:table-cell table:style-name="ce9" office:value-type="float" office:value="367918" calcext:value-type="float">
            <text:p>367'918 <text:s/></text:p>
          </table:table-cell>
          <table:table-cell table:style-name="ce9" office:value-type="float" office:value="370512" calcext:value-type="float">
            <text:p>370'512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Solothurn</text:p>
          </table:table-cell>
          <table:table-cell table:style-name="ce9" office:value-type="float" office:value="254641" calcext:value-type="float">
            <text:p>254'641 <text:s/></text:p>
          </table:table-cell>
          <table:table-cell table:style-name="ce9" office:value-type="float" office:value="257026" calcext:value-type="float">
            <text:p>257'026 <text:s/></text:p>
          </table:table-cell>
          <table:table-cell table:style-name="ce9" office:value-type="float" office:value="259483" calcext:value-type="float">
            <text:p>259'483 <text:s/></text:p>
          </table:table-cell>
          <table:table-cell table:style-name="ce9" office:value-type="float" office:value="261692" calcext:value-type="float">
            <text:p>261'692 <text:s/></text:p>
          </table:table-cell>
          <table:table-cell table:style-name="ce9" office:value-type="float" office:value="263636" calcext:value-type="float">
            <text:p>263'636 <text:s/></text:p>
          </table:table-cell>
          <table:table-cell table:style-name="ce9" office:value-type="float" office:value="265503" calcext:value-type="float">
            <text:p>265'503 <text:s/></text:p>
          </table:table-cell>
          <table:table-cell table:style-name="ce9" office:value-type="float" office:value="267426" calcext:value-type="float">
            <text:p>267'426 <text:s/></text:p>
          </table:table-cell>
          <table:table-cell table:style-name="ce9" office:value-type="float" office:value="269321" calcext:value-type="float">
            <text:p>269'321 <text:s/></text:p>
          </table:table-cell>
          <table:table-cell table:style-name="ce9" office:value-type="float" office:value="271232" calcext:value-type="float">
            <text:p>271'232 <text:s/></text:p>
          </table:table-cell>
          <table:table-cell table:style-name="ce9" office:value-type="float" office:value="273211" calcext:value-type="float">
            <text:p>273'211 <text:s/></text:p>
          </table:table-cell>
          <table:table-cell table:style-name="ce9" office:value-type="float" office:value="275294" calcext:value-type="float">
            <text:p>275'294 <text:s/></text:p>
          </table:table-cell>
          <table:table-cell table:style-name="ce9" office:value-type="float" office:value="277428" calcext:value-type="float">
            <text:p>277'428 <text:s/></text:p>
          </table:table-cell>
          <table:table-cell table:style-name="ce9" office:value-type="float" office:value="279577" calcext:value-type="float">
            <text:p>279'577 <text:s/></text:p>
          </table:table-cell>
          <table:table-cell table:style-name="ce9" office:value-type="float" office:value="281742" calcext:value-type="float">
            <text:p>281'742 <text:s/></text:p>
          </table:table-cell>
          <table:table-cell table:style-name="ce9" office:value-type="float" office:value="283901" calcext:value-type="float">
            <text:p>283'901 <text:s/></text:p>
          </table:table-cell>
          <table:table-cell table:style-name="ce9" office:value-type="float" office:value="286039" calcext:value-type="float">
            <text:p>286'039 <text:s/></text:p>
          </table:table-cell>
          <table:table-cell table:style-name="ce9" office:value-type="float" office:value="288146" calcext:value-type="float">
            <text:p>288'146 <text:s/></text:p>
          </table:table-cell>
          <table:table-cell table:style-name="ce9" office:value-type="float" office:value="290166" calcext:value-type="float">
            <text:p>290'166 <text:s/></text:p>
          </table:table-cell>
          <table:table-cell table:style-name="ce9" office:value-type="float" office:value="292116" calcext:value-type="float">
            <text:p>292'116 <text:s/></text:p>
          </table:table-cell>
          <table:table-cell table:style-name="ce9" office:value-type="float" office:value="294009" calcext:value-type="float">
            <text:p>294'009 <text:s/></text:p>
          </table:table-cell>
          <table:table-cell table:style-name="ce9" office:value-type="float" office:value="295842" calcext:value-type="float">
            <text:p>295'842 <text:s/></text:p>
          </table:table-cell>
          <table:table-cell table:style-name="ce9" office:value-type="float" office:value="297609" calcext:value-type="float">
            <text:p>297'609 <text:s/></text:p>
          </table:table-cell>
          <table:table-cell table:style-name="ce9" office:value-type="float" office:value="299351" calcext:value-type="float">
            <text:p>299'351 <text:s/></text:p>
          </table:table-cell>
          <table:table-cell table:style-name="ce9" office:value-type="float" office:value="301033" calcext:value-type="float">
            <text:p>301'033 <text:s/></text:p>
          </table:table-cell>
          <table:table-cell table:style-name="ce9" office:value-type="float" office:value="302659" calcext:value-type="float">
            <text:p>302'659 <text:s/></text:p>
          </table:table-cell>
          <table:table-cell table:style-name="ce9" office:value-type="float" office:value="304252" calcext:value-type="float">
            <text:p>304'252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asel-Stadt</text:p>
          </table:table-cell>
          <table:table-cell table:style-name="ce9" office:value-type="float" office:value="189801" calcext:value-type="float">
            <text:p>189'801 <text:s/></text:p>
          </table:table-cell>
          <table:table-cell table:style-name="ce9" office:value-type="float" office:value="192264" calcext:value-type="float">
            <text:p>192'264 <text:s/></text:p>
          </table:table-cell>
          <table:table-cell table:style-name="ce9" office:value-type="float" office:value="195353" calcext:value-type="float">
            <text:p>195'353 <text:s/></text:p>
          </table:table-cell>
          <table:table-cell table:style-name="ce9" office:value-type="float" office:value="197938" calcext:value-type="float">
            <text:p>197'938 <text:s/></text:p>
          </table:table-cell>
          <table:table-cell table:style-name="ce9" office:value-type="float" office:value="200036" calcext:value-type="float">
            <text:p>200'036 <text:s/></text:p>
          </table:table-cell>
          <table:table-cell table:style-name="ce9" office:value-type="float" office:value="201963" calcext:value-type="float">
            <text:p>201'963 <text:s/></text:p>
          </table:table-cell>
          <table:table-cell table:style-name="ce9" office:value-type="float" office:value="203773" calcext:value-type="float">
            <text:p>203'773 <text:s/></text:p>
          </table:table-cell>
          <table:table-cell table:style-name="ce9" office:value-type="float" office:value="205539" calcext:value-type="float">
            <text:p>205'539 <text:s/></text:p>
          </table:table-cell>
          <table:table-cell table:style-name="ce9" office:value-type="float" office:value="207178" calcext:value-type="float">
            <text:p>207'178 <text:s/></text:p>
          </table:table-cell>
          <table:table-cell table:style-name="ce9" office:value-type="float" office:value="208741" calcext:value-type="float">
            <text:p>208'741 <text:s/></text:p>
          </table:table-cell>
          <table:table-cell table:style-name="ce9" office:value-type="float" office:value="210203" calcext:value-type="float">
            <text:p>210'203 <text:s/></text:p>
          </table:table-cell>
          <table:table-cell table:style-name="ce9" office:value-type="float" office:value="211577" calcext:value-type="float">
            <text:p>211'577 <text:s/></text:p>
          </table:table-cell>
          <table:table-cell table:style-name="ce9" office:value-type="float" office:value="212885" calcext:value-type="float">
            <text:p>212'885 <text:s/></text:p>
          </table:table-cell>
          <table:table-cell table:style-name="ce9" office:value-type="float" office:value="214113" calcext:value-type="float">
            <text:p>214'113 <text:s/></text:p>
          </table:table-cell>
          <table:table-cell table:style-name="ce9" office:value-type="float" office:value="215295" calcext:value-type="float">
            <text:p>215'295 <text:s/></text:p>
          </table:table-cell>
          <table:table-cell table:style-name="ce9" office:value-type="float" office:value="216461" calcext:value-type="float">
            <text:p>216'461 <text:s/></text:p>
          </table:table-cell>
          <table:table-cell table:style-name="ce9" office:value-type="float" office:value="217538" calcext:value-type="float">
            <text:p>217'538 <text:s/></text:p>
          </table:table-cell>
          <table:table-cell table:style-name="ce9" office:value-type="float" office:value="218588" calcext:value-type="float">
            <text:p>218'588 <text:s/></text:p>
          </table:table-cell>
          <table:table-cell table:style-name="ce9" office:value-type="float" office:value="219628" calcext:value-type="float">
            <text:p>219'628 <text:s/></text:p>
          </table:table-cell>
          <table:table-cell table:style-name="ce9" office:value-type="float" office:value="220657" calcext:value-type="float">
            <text:p>220'657 <text:s/></text:p>
          </table:table-cell>
          <table:table-cell table:style-name="ce9" office:value-type="float" office:value="221678" calcext:value-type="float">
            <text:p>221'678 <text:s/></text:p>
          </table:table-cell>
          <table:table-cell table:style-name="ce9" office:value-type="float" office:value="222715" calcext:value-type="float">
            <text:p>222'715 <text:s/></text:p>
          </table:table-cell>
          <table:table-cell table:style-name="ce9" office:value-type="float" office:value="223775" calcext:value-type="float">
            <text:p>223'775 <text:s/></text:p>
          </table:table-cell>
          <table:table-cell table:style-name="ce9" office:value-type="float" office:value="224841" calcext:value-type="float">
            <text:p>224'841 <text:s/></text:p>
          </table:table-cell>
          <table:table-cell table:style-name="ce9" office:value-type="float" office:value="225945" calcext:value-type="float">
            <text:p>225'945 <text:s/></text:p>
          </table:table-cell>
          <table:table-cell table:style-name="ce9" office:value-type="float" office:value="227042" calcext:value-type="float">
            <text:p>227'042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asel-Landschaft</text:p>
          </table:table-cell>
          <table:table-cell table:style-name="ce9" office:value-type="float" office:value="274901" calcext:value-type="float">
            <text:p>274'901 <text:s/></text:p>
          </table:table-cell>
          <table:table-cell table:style-name="ce9" office:value-type="float" office:value="277079" calcext:value-type="float">
            <text:p>277'079 <text:s/></text:p>
          </table:table-cell>
          <table:table-cell table:style-name="ce9" office:value-type="float" office:value="279510" calcext:value-type="float">
            <text:p>279'510 <text:s/></text:p>
          </table:table-cell>
          <table:table-cell table:style-name="ce9" office:value-type="float" office:value="281872" calcext:value-type="float">
            <text:p>281'872 <text:s/></text:p>
          </table:table-cell>
          <table:table-cell table:style-name="ce9" office:value-type="float" office:value="284037" calcext:value-type="float">
            <text:p>284'037 <text:s/></text:p>
          </table:table-cell>
          <table:table-cell table:style-name="ce9" office:value-type="float" office:value="286250" calcext:value-type="float">
            <text:p>286'250 <text:s/></text:p>
          </table:table-cell>
          <table:table-cell table:style-name="ce9" office:value-type="float" office:value="288474" calcext:value-type="float">
            <text:p>288'474 <text:s/></text:p>
          </table:table-cell>
          <table:table-cell table:style-name="ce9" office:value-type="float" office:value="290765" calcext:value-type="float">
            <text:p>290'765 <text:s/></text:p>
          </table:table-cell>
          <table:table-cell table:style-name="ce9" office:value-type="float" office:value="293077" calcext:value-type="float">
            <text:p>293'077 <text:s/></text:p>
          </table:table-cell>
          <table:table-cell table:style-name="ce9" office:value-type="float" office:value="295388" calcext:value-type="float">
            <text:p>295'388 <text:s/></text:p>
          </table:table-cell>
          <table:table-cell table:style-name="ce9" office:value-type="float" office:value="297707" calcext:value-type="float">
            <text:p>297'707 <text:s/></text:p>
          </table:table-cell>
          <table:table-cell table:style-name="ce9" office:value-type="float" office:value="300033" calcext:value-type="float">
            <text:p>300'033 <text:s/></text:p>
          </table:table-cell>
          <table:table-cell table:style-name="ce9" office:value-type="float" office:value="302333" calcext:value-type="float">
            <text:p>302'333 <text:s/></text:p>
          </table:table-cell>
          <table:table-cell table:style-name="ce9" office:value-type="float" office:value="304594" calcext:value-type="float">
            <text:p>304'594 <text:s/></text:p>
          </table:table-cell>
          <table:table-cell table:style-name="ce9" office:value-type="float" office:value="306830" calcext:value-type="float">
            <text:p>306'830 <text:s/></text:p>
          </table:table-cell>
          <table:table-cell table:style-name="ce9" office:value-type="float" office:value="309010" calcext:value-type="float">
            <text:p>309'010 <text:s/></text:p>
          </table:table-cell>
          <table:table-cell table:style-name="ce9" office:value-type="float" office:value="311157" calcext:value-type="float">
            <text:p>311'157 <text:s/></text:p>
          </table:table-cell>
          <table:table-cell table:style-name="ce9" office:value-type="float" office:value="313273" calcext:value-type="float">
            <text:p>313'273 <text:s/></text:p>
          </table:table-cell>
          <table:table-cell table:style-name="ce9" office:value-type="float" office:value="315316" calcext:value-type="float">
            <text:p>315'316 <text:s/></text:p>
          </table:table-cell>
          <table:table-cell table:style-name="ce9" office:value-type="float" office:value="317318" calcext:value-type="float">
            <text:p>317'318 <text:s/></text:p>
          </table:table-cell>
          <table:table-cell table:style-name="ce9" office:value-type="float" office:value="319271" calcext:value-type="float">
            <text:p>319'271 <text:s/></text:p>
          </table:table-cell>
          <table:table-cell table:style-name="ce9" office:value-type="float" office:value="321223" calcext:value-type="float">
            <text:p>321'223 <text:s/></text:p>
          </table:table-cell>
          <table:table-cell table:style-name="ce9" office:value-type="float" office:value="323133" calcext:value-type="float">
            <text:p>323'133 <text:s/></text:p>
          </table:table-cell>
          <table:table-cell table:style-name="ce9" office:value-type="float" office:value="324988" calcext:value-type="float">
            <text:p>324'988 <text:s/></text:p>
          </table:table-cell>
          <table:table-cell table:style-name="ce9" office:value-type="float" office:value="326830" calcext:value-type="float">
            <text:p>326'830 <text:s/></text:p>
          </table:table-cell>
          <table:table-cell table:style-name="ce9" office:value-type="float" office:value="328634" calcext:value-type="float">
            <text:p>328'634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chaffhausen</text:p>
          </table:table-cell>
          <table:table-cell table:style-name="ce9" office:value-type="float" office:value="75898" calcext:value-type="float">
            <text:p>75'898 <text:s/></text:p>
          </table:table-cell>
          <table:table-cell table:style-name="ce9" office:value-type="float" office:value="76065" calcext:value-type="float">
            <text:p>76'065 <text:s/></text:p>
          </table:table-cell>
          <table:table-cell table:style-name="ce9" office:value-type="float" office:value="76308" calcext:value-type="float">
            <text:p>76'308 <text:s/></text:p>
          </table:table-cell>
          <table:table-cell table:style-name="ce9" office:value-type="float" office:value="76566" calcext:value-type="float">
            <text:p>76'566 <text:s/></text:p>
          </table:table-cell>
          <table:table-cell table:style-name="ce9" office:value-type="float" office:value="76885" calcext:value-type="float">
            <text:p>76'885 <text:s/></text:p>
          </table:table-cell>
          <table:table-cell table:style-name="ce9" office:value-type="float" office:value="77244" calcext:value-type="float">
            <text:p>77'244 <text:s/></text:p>
          </table:table-cell>
          <table:table-cell table:style-name="ce9" office:value-type="float" office:value="77666" calcext:value-type="float">
            <text:p>77'666 <text:s/></text:p>
          </table:table-cell>
          <table:table-cell table:style-name="ce9" office:value-type="float" office:value="78115" calcext:value-type="float">
            <text:p>78'115 <text:s/></text:p>
          </table:table-cell>
          <table:table-cell table:style-name="ce9" office:value-type="float" office:value="78547" calcext:value-type="float">
            <text:p>78'547 <text:s/></text:p>
          </table:table-cell>
          <table:table-cell table:style-name="ce9" office:value-type="float" office:value="78958" calcext:value-type="float">
            <text:p>78'958 <text:s/></text:p>
          </table:table-cell>
          <table:table-cell table:style-name="ce9" office:value-type="float" office:value="79379" calcext:value-type="float">
            <text:p>79'379 <text:s/></text:p>
          </table:table-cell>
          <table:table-cell table:style-name="ce9" office:value-type="float" office:value="79804" calcext:value-type="float">
            <text:p>79'804 <text:s/></text:p>
          </table:table-cell>
          <table:table-cell table:style-name="ce9" office:value-type="float" office:value="80235" calcext:value-type="float">
            <text:p>80'235 <text:s/></text:p>
          </table:table-cell>
          <table:table-cell table:style-name="ce9" office:value-type="float" office:value="80675" calcext:value-type="float">
            <text:p>80'675 <text:s/></text:p>
          </table:table-cell>
          <table:table-cell table:style-name="ce9" office:value-type="float" office:value="81128" calcext:value-type="float">
            <text:p>81'128 <text:s/></text:p>
          </table:table-cell>
          <table:table-cell table:style-name="ce9" office:value-type="float" office:value="81585" calcext:value-type="float">
            <text:p>81'585 <text:s/></text:p>
          </table:table-cell>
          <table:table-cell table:style-name="ce9" office:value-type="float" office:value="82059" calcext:value-type="float">
            <text:p>82'059 <text:s/></text:p>
          </table:table-cell>
          <table:table-cell table:style-name="ce9" office:value-type="float" office:value="82518" calcext:value-type="float">
            <text:p>82'518 <text:s/></text:p>
          </table:table-cell>
          <table:table-cell table:style-name="ce9" office:value-type="float" office:value="82972" calcext:value-type="float">
            <text:p>82'972 <text:s/></text:p>
          </table:table-cell>
          <table:table-cell table:style-name="ce9" office:value-type="float" office:value="83407" calcext:value-type="float">
            <text:p>83'407 <text:s/></text:p>
          </table:table-cell>
          <table:table-cell table:style-name="ce9" office:value-type="float" office:value="83844" calcext:value-type="float">
            <text:p>83'844 <text:s/></text:p>
          </table:table-cell>
          <table:table-cell table:style-name="ce9" office:value-type="float" office:value="84284" calcext:value-type="float">
            <text:p>84'284 <text:s/></text:p>
          </table:table-cell>
          <table:table-cell table:style-name="ce9" office:value-type="float" office:value="84736" calcext:value-type="float">
            <text:p>84'736 <text:s/></text:p>
          </table:table-cell>
          <table:table-cell table:style-name="ce9" office:value-type="float" office:value="85189" calcext:value-type="float">
            <text:p>85'189 <text:s/></text:p>
          </table:table-cell>
          <table:table-cell table:style-name="ce9" office:value-type="float" office:value="85639" calcext:value-type="float">
            <text:p>85'639 <text:s/></text:p>
          </table:table-cell>
          <table:table-cell table:style-name="ce9" office:value-type="float" office:value="86094" calcext:value-type="float">
            <text:p>86'094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Appenzell A.Rh.</text:p>
          </table:table-cell>
          <table:table-cell table:style-name="ce9" office:value-type="float" office:value="53111" calcext:value-type="float">
            <text:p>53'111 <text:s/></text:p>
          </table:table-cell>
          <table:table-cell table:style-name="ce9" office:value-type="float" office:value="53259" calcext:value-type="float">
            <text:p>53'259 <text:s/></text:p>
          </table:table-cell>
          <table:table-cell table:style-name="ce9" office:value-type="float" office:value="53562" calcext:value-type="float">
            <text:p>53'562 <text:s/></text:p>
          </table:table-cell>
          <table:table-cell table:style-name="ce9" office:value-type="float" office:value="53858" calcext:value-type="float">
            <text:p>53'858 <text:s/></text:p>
          </table:table-cell>
          <table:table-cell table:style-name="ce9" office:value-type="float" office:value="54143" calcext:value-type="float">
            <text:p>54'143 <text:s/></text:p>
          </table:table-cell>
          <table:table-cell table:style-name="ce9" office:value-type="float" office:value="54429" calcext:value-type="float">
            <text:p>54'429 <text:s/></text:p>
          </table:table-cell>
          <table:table-cell table:style-name="ce9" office:value-type="float" office:value="54734" calcext:value-type="float">
            <text:p>54'734 <text:s/></text:p>
          </table:table-cell>
          <table:table-cell table:style-name="ce9" office:value-type="float" office:value="55073" calcext:value-type="float">
            <text:p>55'073 <text:s/></text:p>
          </table:table-cell>
          <table:table-cell table:style-name="ce9" office:value-type="float" office:value="55423" calcext:value-type="float">
            <text:p>55'423 <text:s/></text:p>
          </table:table-cell>
          <table:table-cell table:style-name="ce9" office:value-type="float" office:value="55791" calcext:value-type="float">
            <text:p>55'791 <text:s/></text:p>
          </table:table-cell>
          <table:table-cell table:style-name="ce9" office:value-type="float" office:value="56172" calcext:value-type="float">
            <text:p>56'172 <text:s/></text:p>
          </table:table-cell>
          <table:table-cell table:style-name="ce9" office:value-type="float" office:value="56557" calcext:value-type="float">
            <text:p>56'557 <text:s/></text:p>
          </table:table-cell>
          <table:table-cell table:style-name="ce9" office:value-type="float" office:value="56958" calcext:value-type="float">
            <text:p>56'958 <text:s/></text:p>
          </table:table-cell>
          <table:table-cell table:style-name="ce9" office:value-type="float" office:value="57357" calcext:value-type="float">
            <text:p>57'357 <text:s/></text:p>
          </table:table-cell>
          <table:table-cell table:style-name="ce9" office:value-type="float" office:value="57755" calcext:value-type="float">
            <text:p>57'755 <text:s/></text:p>
          </table:table-cell>
          <table:table-cell table:style-name="ce9" office:value-type="float" office:value="58187" calcext:value-type="float">
            <text:p>58'187 <text:s/></text:p>
          </table:table-cell>
          <table:table-cell table:style-name="ce9" office:value-type="float" office:value="58616" calcext:value-type="float">
            <text:p>58'616 <text:s/></text:p>
          </table:table-cell>
          <table:table-cell table:style-name="ce9" office:value-type="float" office:value="59051" calcext:value-type="float">
            <text:p>59'051 <text:s/></text:p>
          </table:table-cell>
          <table:table-cell table:style-name="ce9" office:value-type="float" office:value="59460" calcext:value-type="float">
            <text:p>59'460 <text:s/></text:p>
          </table:table-cell>
          <table:table-cell table:style-name="ce9" office:value-type="float" office:value="59852" calcext:value-type="float">
            <text:p>59'852 <text:s/></text:p>
          </table:table-cell>
          <table:table-cell table:style-name="ce9" office:value-type="float" office:value="60236" calcext:value-type="float">
            <text:p>60'236 <text:s/></text:p>
          </table:table-cell>
          <table:table-cell table:style-name="ce9" office:value-type="float" office:value="60605" calcext:value-type="float">
            <text:p>60'605 <text:s/></text:p>
          </table:table-cell>
          <table:table-cell table:style-name="ce9" office:value-type="float" office:value="60965" calcext:value-type="float">
            <text:p>60'965 <text:s/></text:p>
          </table:table-cell>
          <table:table-cell table:style-name="ce9" office:value-type="float" office:value="61326" calcext:value-type="float">
            <text:p>61'326 <text:s/></text:p>
          </table:table-cell>
          <table:table-cell table:style-name="ce9" office:value-type="float" office:value="61668" calcext:value-type="float">
            <text:p>61'668 <text:s/></text:p>
          </table:table-cell>
          <table:table-cell table:style-name="ce9" office:value-type="float" office:value="62025" calcext:value-type="float">
            <text:p>62'025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Appenzell I.Rh.</text:p>
          </table:table-cell>
          <table:table-cell table:style-name="ce9" office:value-type="float" office:value="15831" calcext:value-type="float">
            <text:p>15'831 <text:s/></text:p>
          </table:table-cell>
          <table:table-cell table:style-name="ce9" office:value-type="float" office:value="16032" calcext:value-type="float">
            <text:p>16'032 <text:s/></text:p>
          </table:table-cell>
          <table:table-cell table:style-name="ce9" office:value-type="float" office:value="16175" calcext:value-type="float">
            <text:p>16'175 <text:s/></text:p>
          </table:table-cell>
          <table:table-cell table:style-name="ce9" office:value-type="float" office:value="16342" calcext:value-type="float">
            <text:p>16'342 <text:s/></text:p>
          </table:table-cell>
          <table:table-cell table:style-name="ce9" office:value-type="float" office:value="16495" calcext:value-type="float">
            <text:p>16'495 <text:s/></text:p>
          </table:table-cell>
          <table:table-cell table:style-name="ce9" office:value-type="float" office:value="16659" calcext:value-type="float">
            <text:p>16'659 <text:s/></text:p>
          </table:table-cell>
          <table:table-cell table:style-name="ce9" office:value-type="float" office:value="16791" calcext:value-type="float">
            <text:p>16'791 <text:s/></text:p>
          </table:table-cell>
          <table:table-cell table:style-name="ce9" office:value-type="float" office:value="16934" calcext:value-type="float">
            <text:p>16'934 <text:s/></text:p>
          </table:table-cell>
          <table:table-cell table:style-name="ce9" office:value-type="float" office:value="17076" calcext:value-type="float">
            <text:p>17'076 <text:s/></text:p>
          </table:table-cell>
          <table:table-cell table:style-name="ce9" office:value-type="float" office:value="17225" calcext:value-type="float">
            <text:p>17'225 <text:s/></text:p>
          </table:table-cell>
          <table:table-cell table:style-name="ce9" office:value-type="float" office:value="17346" calcext:value-type="float">
            <text:p>17'346 <text:s/></text:p>
          </table:table-cell>
          <table:table-cell table:style-name="ce9" office:value-type="float" office:value="17474" calcext:value-type="float">
            <text:p>17'474 <text:s/></text:p>
          </table:table-cell>
          <table:table-cell table:style-name="ce9" office:value-type="float" office:value="17608" calcext:value-type="float">
            <text:p>17'608 <text:s/></text:p>
          </table:table-cell>
          <table:table-cell table:style-name="ce9" office:value-type="float" office:value="17732" calcext:value-type="float">
            <text:p>17'732 <text:s/></text:p>
          </table:table-cell>
          <table:table-cell table:style-name="ce9" office:value-type="float" office:value="17858" calcext:value-type="float">
            <text:p>17'858 <text:s/></text:p>
          </table:table-cell>
          <table:table-cell table:style-name="ce9" office:value-type="float" office:value="17997" calcext:value-type="float">
            <text:p>17'997 <text:s/></text:p>
          </table:table-cell>
          <table:table-cell table:style-name="ce9" office:value-type="float" office:value="18124" calcext:value-type="float">
            <text:p>18'124 <text:s/></text:p>
          </table:table-cell>
          <table:table-cell table:style-name="ce9" office:value-type="float" office:value="18246" calcext:value-type="float">
            <text:p>18'246 <text:s/></text:p>
          </table:table-cell>
          <table:table-cell table:style-name="ce9" office:value-type="float" office:value="18352" calcext:value-type="float">
            <text:p>18'352 <text:s/></text:p>
          </table:table-cell>
          <table:table-cell table:style-name="ce9" office:value-type="float" office:value="18480" calcext:value-type="float">
            <text:p>18'480 <text:s/></text:p>
          </table:table-cell>
          <table:table-cell table:style-name="ce9" office:value-type="float" office:value="18581" calcext:value-type="float">
            <text:p>18'581 <text:s/></text:p>
          </table:table-cell>
          <table:table-cell table:style-name="ce9" office:value-type="float" office:value="18676" calcext:value-type="float">
            <text:p>18'676 <text:s/></text:p>
          </table:table-cell>
          <table:table-cell table:style-name="ce9" office:value-type="float" office:value="18760" calcext:value-type="float">
            <text:p>18'760 <text:s/></text:p>
          </table:table-cell>
          <table:table-cell table:style-name="ce9" office:value-type="float" office:value="18857" calcext:value-type="float">
            <text:p>18'857 <text:s/></text:p>
          </table:table-cell>
          <table:table-cell table:style-name="ce9" office:value-type="float" office:value="18939" calcext:value-type="float">
            <text:p>18'939 <text:s/></text:p>
          </table:table-cell>
          <table:table-cell table:style-name="ce9" office:value-type="float" office:value="19020" calcext:value-type="float">
            <text:p>19'020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t. Gallen</text:p>
          </table:table-cell>
          <table:table-cell table:style-name="ce9" office:value-type="float" office:value="477344" calcext:value-type="float">
            <text:p>477'344 <text:s/></text:p>
          </table:table-cell>
          <table:table-cell table:style-name="ce9" office:value-type="float" office:value="479477" calcext:value-type="float">
            <text:p>479'477 <text:s/></text:p>
          </table:table-cell>
          <table:table-cell table:style-name="ce9" office:value-type="float" office:value="482148" calcext:value-type="float">
            <text:p>482'148 <text:s/></text:p>
          </table:table-cell>
          <table:table-cell table:style-name="ce9" office:value-type="float" office:value="485317" calcext:value-type="float">
            <text:p>485'317 <text:s/></text:p>
          </table:table-cell>
          <table:table-cell table:style-name="ce9" office:value-type="float" office:value="489056" calcext:value-type="float">
            <text:p>489'056 <text:s/></text:p>
          </table:table-cell>
          <table:table-cell table:style-name="ce9" office:value-type="float" office:value="493169" calcext:value-type="float">
            <text:p>493'169 <text:s/></text:p>
          </table:table-cell>
          <table:table-cell table:style-name="ce9" office:value-type="float" office:value="497544" calcext:value-type="float">
            <text:p>497'544 <text:s/></text:p>
          </table:table-cell>
          <table:table-cell table:style-name="ce9" office:value-type="float" office:value="501954" calcext:value-type="float">
            <text:p>501'954 <text:s/></text:p>
          </table:table-cell>
          <table:table-cell table:style-name="ce9" office:value-type="float" office:value="506190" calcext:value-type="float">
            <text:p>506'190 <text:s/></text:p>
          </table:table-cell>
          <table:table-cell table:style-name="ce9" office:value-type="float" office:value="510178" calcext:value-type="float">
            <text:p>510'178 <text:s/></text:p>
          </table:table-cell>
          <table:table-cell table:style-name="ce9" office:value-type="float" office:value="514089" calcext:value-type="float">
            <text:p>514'089 <text:s/></text:p>
          </table:table-cell>
          <table:table-cell table:style-name="ce9" office:value-type="float" office:value="517912" calcext:value-type="float">
            <text:p>517'912 <text:s/></text:p>
          </table:table-cell>
          <table:table-cell table:style-name="ce9" office:value-type="float" office:value="521771" calcext:value-type="float">
            <text:p>521'771 <text:s/></text:p>
          </table:table-cell>
          <table:table-cell table:style-name="ce9" office:value-type="float" office:value="525578" calcext:value-type="float">
            <text:p>525'578 <text:s/></text:p>
          </table:table-cell>
          <table:table-cell table:style-name="ce9" office:value-type="float" office:value="529439" calcext:value-type="float">
            <text:p>529'439 <text:s/></text:p>
          </table:table-cell>
          <table:table-cell table:style-name="ce9" office:value-type="float" office:value="533206" calcext:value-type="float">
            <text:p>533'206 <text:s/></text:p>
          </table:table-cell>
          <table:table-cell table:style-name="ce9" office:value-type="float" office:value="536904" calcext:value-type="float">
            <text:p>536'904 <text:s/></text:p>
          </table:table-cell>
          <table:table-cell table:style-name="ce9" office:value-type="float" office:value="540484" calcext:value-type="float">
            <text:p>540'484 <text:s/></text:p>
          </table:table-cell>
          <table:table-cell table:style-name="ce9" office:value-type="float" office:value="543978" calcext:value-type="float">
            <text:p>543'978 <text:s/></text:p>
          </table:table-cell>
          <table:table-cell table:style-name="ce9" office:value-type="float" office:value="547315" calcext:value-type="float">
            <text:p>547'315 <text:s/></text:p>
          </table:table-cell>
          <table:table-cell table:style-name="ce9" office:value-type="float" office:value="550580" calcext:value-type="float">
            <text:p>550'580 <text:s/></text:p>
          </table:table-cell>
          <table:table-cell table:style-name="ce9" office:value-type="float" office:value="553771" calcext:value-type="float">
            <text:p>553'771 <text:s/></text:p>
          </table:table-cell>
          <table:table-cell table:style-name="ce9" office:value-type="float" office:value="556917" calcext:value-type="float">
            <text:p>556'917 <text:s/></text:p>
          </table:table-cell>
          <table:table-cell table:style-name="ce9" office:value-type="float" office:value="559967" calcext:value-type="float">
            <text:p>559'967 <text:s/></text:p>
          </table:table-cell>
          <table:table-cell table:style-name="ce9" office:value-type="float" office:value="563006" calcext:value-type="float">
            <text:p>563'006 <text:s/></text:p>
          </table:table-cell>
          <table:table-cell table:style-name="ce9" office:value-type="float" office:value="565978" calcext:value-type="float">
            <text:p>565'97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raubünden</text:p>
          </table:table-cell>
          <table:table-cell table:style-name="ce9" office:value-type="float" office:value="193121" calcext:value-type="float">
            <text:p>193'121 <text:s/></text:p>
          </table:table-cell>
          <table:table-cell table:style-name="ce9" office:value-type="float" office:value="194376" calcext:value-type="float">
            <text:p>194'376 <text:s/></text:p>
          </table:table-cell>
          <table:table-cell table:style-name="ce9" office:value-type="float" office:value="195556" calcext:value-type="float">
            <text:p>195'556 <text:s/></text:p>
          </table:table-cell>
          <table:table-cell table:style-name="ce9" office:value-type="float" office:value="196570" calcext:value-type="float">
            <text:p>196'570 <text:s/></text:p>
          </table:table-cell>
          <table:table-cell table:style-name="ce9" office:value-type="float" office:value="197390" calcext:value-type="float">
            <text:p>197'390 <text:s/></text:p>
          </table:table-cell>
          <table:table-cell table:style-name="ce9" office:value-type="float" office:value="198308" calcext:value-type="float">
            <text:p>198'308 <text:s/></text:p>
          </table:table-cell>
          <table:table-cell table:style-name="ce9" office:value-type="float" office:value="199302" calcext:value-type="float">
            <text:p>199'302 <text:s/></text:p>
          </table:table-cell>
          <table:table-cell table:style-name="ce9" office:value-type="float" office:value="200402" calcext:value-type="float">
            <text:p>200'402 <text:s/></text:p>
          </table:table-cell>
          <table:table-cell table:style-name="ce9" office:value-type="float" office:value="201535" calcext:value-type="float">
            <text:p>201'535 <text:s/></text:p>
          </table:table-cell>
          <table:table-cell table:style-name="ce9" office:value-type="float" office:value="202694" calcext:value-type="float">
            <text:p>202'694 <text:s/></text:p>
          </table:table-cell>
          <table:table-cell table:style-name="ce9" office:value-type="float" office:value="203862" calcext:value-type="float">
            <text:p>203'862 <text:s/></text:p>
          </table:table-cell>
          <table:table-cell table:style-name="ce9" office:value-type="float" office:value="205036" calcext:value-type="float">
            <text:p>205'036 <text:s/></text:p>
          </table:table-cell>
          <table:table-cell table:style-name="ce9" office:value-type="float" office:value="206207" calcext:value-type="float">
            <text:p>206'207 <text:s/></text:p>
          </table:table-cell>
          <table:table-cell table:style-name="ce9" office:value-type="float" office:value="207389" calcext:value-type="float">
            <text:p>207'389 <text:s/></text:p>
          </table:table-cell>
          <table:table-cell table:style-name="ce9" office:value-type="float" office:value="208515" calcext:value-type="float">
            <text:p>208'515 <text:s/></text:p>
          </table:table-cell>
          <table:table-cell table:style-name="ce9" office:value-type="float" office:value="209627" calcext:value-type="float">
            <text:p>209'627 <text:s/></text:p>
          </table:table-cell>
          <table:table-cell table:style-name="ce9" office:value-type="float" office:value="210714" calcext:value-type="float">
            <text:p>210'714 <text:s/></text:p>
          </table:table-cell>
          <table:table-cell table:style-name="ce9" office:value-type="float" office:value="211789" calcext:value-type="float">
            <text:p>211'789 <text:s/></text:p>
          </table:table-cell>
          <table:table-cell table:style-name="ce9" office:value-type="float" office:value="212847" calcext:value-type="float">
            <text:p>212'847 <text:s/></text:p>
          </table:table-cell>
          <table:table-cell table:style-name="ce9" office:value-type="float" office:value="213871" calcext:value-type="float">
            <text:p>213'871 <text:s/></text:p>
          </table:table-cell>
          <table:table-cell table:style-name="ce9" office:value-type="float" office:value="214874" calcext:value-type="float">
            <text:p>214'874 <text:s/></text:p>
          </table:table-cell>
          <table:table-cell table:style-name="ce9" office:value-type="float" office:value="215852" calcext:value-type="float">
            <text:p>215'852 <text:s/></text:p>
          </table:table-cell>
          <table:table-cell table:style-name="ce9" office:value-type="float" office:value="216824" calcext:value-type="float">
            <text:p>216'824 <text:s/></text:p>
          </table:table-cell>
          <table:table-cell table:style-name="ce9" office:value-type="float" office:value="217782" calcext:value-type="float">
            <text:p>217'782 <text:s/></text:p>
          </table:table-cell>
          <table:table-cell table:style-name="ce9" office:value-type="float" office:value="218707" calcext:value-type="float">
            <text:p>218'707 <text:s/></text:p>
          </table:table-cell>
          <table:table-cell table:style-name="ce9" office:value-type="float" office:value="219628" calcext:value-type="float">
            <text:p>219'62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Aargau</text:p>
          </table:table-cell>
          <table:table-cell table:style-name="ce9" office:value-type="float" office:value="609020" calcext:value-type="float">
            <text:p>609'020 <text:s/></text:p>
          </table:table-cell>
          <table:table-cell table:style-name="ce9" office:value-type="float" office:value="617707" calcext:value-type="float">
            <text:p>617'707 <text:s/></text:p>
          </table:table-cell>
          <table:table-cell table:style-name="ce9" office:value-type="float" office:value="626565" calcext:value-type="float">
            <text:p>626'565 <text:s/></text:p>
          </table:table-cell>
          <table:table-cell table:style-name="ce9" office:value-type="float" office:value="634952" calcext:value-type="float">
            <text:p>634'952 <text:s/></text:p>
          </table:table-cell>
          <table:table-cell table:style-name="ce9" office:value-type="float" office:value="643010" calcext:value-type="float">
            <text:p>643'010 <text:s/></text:p>
          </table:table-cell>
          <table:table-cell table:style-name="ce9" office:value-type="float" office:value="651115" calcext:value-type="float">
            <text:p>651'115 <text:s/></text:p>
          </table:table-cell>
          <table:table-cell table:style-name="ce9" office:value-type="float" office:value="659248" calcext:value-type="float">
            <text:p>659'248 <text:s/></text:p>
          </table:table-cell>
          <table:table-cell table:style-name="ce9" office:value-type="float" office:value="667502" calcext:value-type="float">
            <text:p>667'502 <text:s/></text:p>
          </table:table-cell>
          <table:table-cell table:style-name="ce9" office:value-type="float" office:value="675655" calcext:value-type="float">
            <text:p>675'655 <text:s/></text:p>
          </table:table-cell>
          <table:table-cell table:style-name="ce9" office:value-type="float" office:value="683737" calcext:value-type="float">
            <text:p>683'737 <text:s/></text:p>
          </table:table-cell>
          <table:table-cell table:style-name="ce9" office:value-type="float" office:value="691731" calcext:value-type="float">
            <text:p>691'731 <text:s/></text:p>
          </table:table-cell>
          <table:table-cell table:style-name="ce9" office:value-type="float" office:value="699591" calcext:value-type="float">
            <text:p>699'591 <text:s/></text:p>
          </table:table-cell>
          <table:table-cell table:style-name="ce9" office:value-type="float" office:value="707290" calcext:value-type="float">
            <text:p>707'290 <text:s/></text:p>
          </table:table-cell>
          <table:table-cell table:style-name="ce9" office:value-type="float" office:value="714860" calcext:value-type="float">
            <text:p>714'860 <text:s/></text:p>
          </table:table-cell>
          <table:table-cell table:style-name="ce9" office:value-type="float" office:value="722268" calcext:value-type="float">
            <text:p>722'268 <text:s/></text:p>
          </table:table-cell>
          <table:table-cell table:style-name="ce9" office:value-type="float" office:value="729503" calcext:value-type="float">
            <text:p>729'503 <text:s/></text:p>
          </table:table-cell>
          <table:table-cell table:style-name="ce9" office:value-type="float" office:value="736572" calcext:value-type="float">
            <text:p>736'572 <text:s/></text:p>
          </table:table-cell>
          <table:table-cell table:style-name="ce9" office:value-type="float" office:value="743440" calcext:value-type="float">
            <text:p>743'440 <text:s/></text:p>
          </table:table-cell>
          <table:table-cell table:style-name="ce9" office:value-type="float" office:value="750113" calcext:value-type="float">
            <text:p>750'113 <text:s/></text:p>
          </table:table-cell>
          <table:table-cell table:style-name="ce9" office:value-type="float" office:value="756586" calcext:value-type="float">
            <text:p>756'586 <text:s/></text:p>
          </table:table-cell>
          <table:table-cell table:style-name="ce9" office:value-type="float" office:value="762894" calcext:value-type="float">
            <text:p>762'894 <text:s/></text:p>
          </table:table-cell>
          <table:table-cell table:style-name="ce9" office:value-type="float" office:value="769070" calcext:value-type="float">
            <text:p>769'070 <text:s/></text:p>
          </table:table-cell>
          <table:table-cell table:style-name="ce9" office:value-type="float" office:value="775068" calcext:value-type="float">
            <text:p>775'068 <text:s/></text:p>
          </table:table-cell>
          <table:table-cell table:style-name="ce9" office:value-type="float" office:value="780942" calcext:value-type="float">
            <text:p>780'942 <text:s/></text:p>
          </table:table-cell>
          <table:table-cell table:style-name="ce9" office:value-type="float" office:value="786672" calcext:value-type="float">
            <text:p>786'672 <text:s/></text:p>
          </table:table-cell>
          <table:table-cell table:style-name="ce9" office:value-type="float" office:value="792267" calcext:value-type="float">
            <text:p>792'267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Thurgau</text:p>
          </table:table-cell>
          <table:table-cell table:style-name="ce9" office:value-type="float" office:value="248175" calcext:value-type="float">
            <text:p>248'175 <text:s/></text:p>
          </table:table-cell>
          <table:table-cell table:style-name="ce9" office:value-type="float" office:value="251705" calcext:value-type="float">
            <text:p>251'705 <text:s/></text:p>
          </table:table-cell>
          <table:table-cell table:style-name="ce9" office:value-type="float" office:value="255552" calcext:value-type="float">
            <text:p>255'552 <text:s/></text:p>
          </table:table-cell>
          <table:table-cell table:style-name="ce9" office:value-type="float" office:value="259158" calcext:value-type="float">
            <text:p>259'158 <text:s/></text:p>
          </table:table-cell>
          <table:table-cell table:style-name="ce9" office:value-type="float" office:value="262480" calcext:value-type="float">
            <text:p>262'480 <text:s/></text:p>
          </table:table-cell>
          <table:table-cell table:style-name="ce9" office:value-type="float" office:value="265723" calcext:value-type="float">
            <text:p>265'723 <text:s/></text:p>
          </table:table-cell>
          <table:table-cell table:style-name="ce9" office:value-type="float" office:value="268895" calcext:value-type="float">
            <text:p>268'895 <text:s/></text:p>
          </table:table-cell>
          <table:table-cell table:style-name="ce9" office:value-type="float" office:value="272053" calcext:value-type="float">
            <text:p>272'053 <text:s/></text:p>
          </table:table-cell>
          <table:table-cell table:style-name="ce9" office:value-type="float" office:value="275158" calcext:value-type="float">
            <text:p>275'158 <text:s/></text:p>
          </table:table-cell>
          <table:table-cell table:style-name="ce9" office:value-type="float" office:value="278190" calcext:value-type="float">
            <text:p>278'190 <text:s/></text:p>
          </table:table-cell>
          <table:table-cell table:style-name="ce9" office:value-type="float" office:value="281158" calcext:value-type="float">
            <text:p>281'158 <text:s/></text:p>
          </table:table-cell>
          <table:table-cell table:style-name="ce9" office:value-type="float" office:value="284067" calcext:value-type="float">
            <text:p>284'067 <text:s/></text:p>
          </table:table-cell>
          <table:table-cell table:style-name="ce9" office:value-type="float" office:value="286905" calcext:value-type="float">
            <text:p>286'905 <text:s/></text:p>
          </table:table-cell>
          <table:table-cell table:style-name="ce9" office:value-type="float" office:value="289651" calcext:value-type="float">
            <text:p>289'651 <text:s/></text:p>
          </table:table-cell>
          <table:table-cell table:style-name="ce9" office:value-type="float" office:value="292312" calcext:value-type="float">
            <text:p>292'312 <text:s/></text:p>
          </table:table-cell>
          <table:table-cell table:style-name="ce9" office:value-type="float" office:value="294902" calcext:value-type="float">
            <text:p>294'902 <text:s/></text:p>
          </table:table-cell>
          <table:table-cell table:style-name="ce9" office:value-type="float" office:value="297383" calcext:value-type="float">
            <text:p>297'383 <text:s/></text:p>
          </table:table-cell>
          <table:table-cell table:style-name="ce9" office:value-type="float" office:value="299771" calcext:value-type="float">
            <text:p>299'771 <text:s/></text:p>
          </table:table-cell>
          <table:table-cell table:style-name="ce9" office:value-type="float" office:value="302070" calcext:value-type="float">
            <text:p>302'070 <text:s/></text:p>
          </table:table-cell>
          <table:table-cell table:style-name="ce9" office:value-type="float" office:value="304266" calcext:value-type="float">
            <text:p>304'266 <text:s/></text:p>
          </table:table-cell>
          <table:table-cell table:style-name="ce9" office:value-type="float" office:value="306390" calcext:value-type="float">
            <text:p>306'390 <text:s/></text:p>
          </table:table-cell>
          <table:table-cell table:style-name="ce9" office:value-type="float" office:value="308439" calcext:value-type="float">
            <text:p>308'439 <text:s/></text:p>
          </table:table-cell>
          <table:table-cell table:style-name="ce9" office:value-type="float" office:value="310410" calcext:value-type="float">
            <text:p>310'410 <text:s/></text:p>
          </table:table-cell>
          <table:table-cell table:style-name="ce9" office:value-type="float" office:value="312334" calcext:value-type="float">
            <text:p>312'334 <text:s/></text:p>
          </table:table-cell>
          <table:table-cell table:style-name="ce9" office:value-type="float" office:value="314217" calcext:value-type="float">
            <text:p>314'217 <text:s/></text:p>
          </table:table-cell>
          <table:table-cell table:style-name="ce9" office:value-type="float" office:value="316057" calcext:value-type="float">
            <text:p>316'057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Tessin</text:p>
          </table:table-cell>
          <table:table-cell table:style-name="ce9" office:value-type="float" office:value="339204" calcext:value-type="float">
            <text:p>339'204 <text:s/></text:p>
          </table:table-cell>
          <table:table-cell table:style-name="ce9" office:value-type="float" office:value="342787" calcext:value-type="float">
            <text:p>342'787 <text:s/></text:p>
          </table:table-cell>
          <table:table-cell table:style-name="ce9" office:value-type="float" office:value="346716" calcext:value-type="float">
            <text:p>346'716 <text:s/></text:p>
          </table:table-cell>
          <table:table-cell table:style-name="ce9" office:value-type="float" office:value="350173" calcext:value-type="float">
            <text:p>350'173 <text:s/></text:p>
          </table:table-cell>
          <table:table-cell table:style-name="ce9" office:value-type="float" office:value="353202" calcext:value-type="float">
            <text:p>353'202 <text:s/></text:p>
          </table:table-cell>
          <table:table-cell table:style-name="ce9" office:value-type="float" office:value="356074" calcext:value-type="float">
            <text:p>356'074 <text:s/></text:p>
          </table:table-cell>
          <table:table-cell table:style-name="ce9" office:value-type="float" office:value="358862" calcext:value-type="float">
            <text:p>358'862 <text:s/></text:p>
          </table:table-cell>
          <table:table-cell table:style-name="ce9" office:value-type="float" office:value="361655" calcext:value-type="float">
            <text:p>361'655 <text:s/></text:p>
          </table:table-cell>
          <table:table-cell table:style-name="ce9" office:value-type="float" office:value="364412" calcext:value-type="float">
            <text:p>364'412 <text:s/></text:p>
          </table:table-cell>
          <table:table-cell table:style-name="ce9" office:value-type="float" office:value="367089" calcext:value-type="float">
            <text:p>367'089 <text:s/></text:p>
          </table:table-cell>
          <table:table-cell table:style-name="ce9" office:value-type="float" office:value="369759" calcext:value-type="float">
            <text:p>369'759 <text:s/></text:p>
          </table:table-cell>
          <table:table-cell table:style-name="ce9" office:value-type="float" office:value="372393" calcext:value-type="float">
            <text:p>372'393 <text:s/></text:p>
          </table:table-cell>
          <table:table-cell table:style-name="ce9" office:value-type="float" office:value="374978" calcext:value-type="float">
            <text:p>374'978 <text:s/></text:p>
          </table:table-cell>
          <table:table-cell table:style-name="ce9" office:value-type="float" office:value="377531" calcext:value-type="float">
            <text:p>377'531 <text:s/></text:p>
          </table:table-cell>
          <table:table-cell table:style-name="ce9" office:value-type="float" office:value="380035" calcext:value-type="float">
            <text:p>380'035 <text:s/></text:p>
          </table:table-cell>
          <table:table-cell table:style-name="ce9" office:value-type="float" office:value="382467" calcext:value-type="float">
            <text:p>382'467 <text:s/></text:p>
          </table:table-cell>
          <table:table-cell table:style-name="ce9" office:value-type="float" office:value="384880" calcext:value-type="float">
            <text:p>384'880 <text:s/></text:p>
          </table:table-cell>
          <table:table-cell table:style-name="ce9" office:value-type="float" office:value="387261" calcext:value-type="float">
            <text:p>387'261 <text:s/></text:p>
          </table:table-cell>
          <table:table-cell table:style-name="ce9" office:value-type="float" office:value="389608" calcext:value-type="float">
            <text:p>389'608 <text:s/></text:p>
          </table:table-cell>
          <table:table-cell table:style-name="ce9" office:value-type="float" office:value="391929" calcext:value-type="float">
            <text:p>391'929 <text:s/></text:p>
          </table:table-cell>
          <table:table-cell table:style-name="ce9" office:value-type="float" office:value="394208" calcext:value-type="float">
            <text:p>394'208 <text:s/></text:p>
          </table:table-cell>
          <table:table-cell table:style-name="ce9" office:value-type="float" office:value="396437" calcext:value-type="float">
            <text:p>396'437 <text:s/></text:p>
          </table:table-cell>
          <table:table-cell table:style-name="ce9" office:value-type="float" office:value="398664" calcext:value-type="float">
            <text:p>398'664 <text:s/></text:p>
          </table:table-cell>
          <table:table-cell table:style-name="ce9" office:value-type="float" office:value="400855" calcext:value-type="float">
            <text:p>400'855 <text:s/></text:p>
          </table:table-cell>
          <table:table-cell table:style-name="ce9" office:value-type="float" office:value="402999" calcext:value-type="float">
            <text:p>402'999 <text:s/></text:p>
          </table:table-cell>
          <table:table-cell table:style-name="ce9" office:value-type="float" office:value="405137" calcext:value-type="float">
            <text:p>405'137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Waadt</text:p>
          </table:table-cell>
          <table:table-cell table:style-name="ce9" office:value-type="float" office:value="715656" calcext:value-type="float">
            <text:p>715'656 <text:s/></text:p>
          </table:table-cell>
          <table:table-cell table:style-name="ce9" office:value-type="float" office:value="730928" calcext:value-type="float">
            <text:p>730'928 <text:s/></text:p>
          </table:table-cell>
          <table:table-cell table:style-name="ce9" office:value-type="float" office:value="747752" calcext:value-type="float">
            <text:p>747'752 <text:s/></text:p>
          </table:table-cell>
          <table:table-cell table:style-name="ce9" office:value-type="float" office:value="763002" calcext:value-type="float">
            <text:p>763'002 <text:s/></text:p>
          </table:table-cell>
          <table:table-cell table:style-name="ce9" office:value-type="float" office:value="776869" calcext:value-type="float">
            <text:p>776'869 <text:s/></text:p>
          </table:table-cell>
          <table:table-cell table:style-name="ce9" office:value-type="float" office:value="790250" calcext:value-type="float">
            <text:p>790'250 <text:s/></text:p>
          </table:table-cell>
          <table:table-cell table:style-name="ce9" office:value-type="float" office:value="803386" calcext:value-type="float">
            <text:p>803'386 <text:s/></text:p>
          </table:table-cell>
          <table:table-cell table:style-name="ce9" office:value-type="float" office:value="816547" calcext:value-type="float">
            <text:p>816'547 <text:s/></text:p>
          </table:table-cell>
          <table:table-cell table:style-name="ce9" office:value-type="float" office:value="829449" calcext:value-type="float">
            <text:p>829'449 <text:s/></text:p>
          </table:table-cell>
          <table:table-cell table:style-name="ce9" office:value-type="float" office:value="842211" calcext:value-type="float">
            <text:p>842'211 <text:s/></text:p>
          </table:table-cell>
          <table:table-cell table:style-name="ce9" office:value-type="float" office:value="854747" calcext:value-type="float">
            <text:p>854'747 <text:s/></text:p>
          </table:table-cell>
          <table:table-cell table:style-name="ce9" office:value-type="float" office:value="867104" calcext:value-type="float">
            <text:p>867'104 <text:s/></text:p>
          </table:table-cell>
          <table:table-cell table:style-name="ce9" office:value-type="float" office:value="879190" calcext:value-type="float">
            <text:p>879'190 <text:s/></text:p>
          </table:table-cell>
          <table:table-cell table:style-name="ce9" office:value-type="float" office:value="890997" calcext:value-type="float">
            <text:p>890'997 <text:s/></text:p>
          </table:table-cell>
          <table:table-cell table:style-name="ce9" office:value-type="float" office:value="902542" calcext:value-type="float">
            <text:p>902'542 <text:s/></text:p>
          </table:table-cell>
          <table:table-cell table:style-name="ce9" office:value-type="float" office:value="913798" calcext:value-type="float">
            <text:p>913'798 <text:s/></text:p>
          </table:table-cell>
          <table:table-cell table:style-name="ce9" office:value-type="float" office:value="924792" calcext:value-type="float">
            <text:p>924'792 <text:s/></text:p>
          </table:table-cell>
          <table:table-cell table:style-name="ce9" office:value-type="float" office:value="935503" calcext:value-type="float">
            <text:p>935'503 <text:s/></text:p>
          </table:table-cell>
          <table:table-cell table:style-name="ce9" office:value-type="float" office:value="945919" calcext:value-type="float">
            <text:p>945'919 <text:s/></text:p>
          </table:table-cell>
          <table:table-cell table:style-name="ce9" office:value-type="float" office:value="956045" calcext:value-type="float">
            <text:p>956'045 <text:s/></text:p>
          </table:table-cell>
          <table:table-cell table:style-name="ce9" office:value-type="float" office:value="965939" calcext:value-type="float">
            <text:p>965'939 <text:s/></text:p>
          </table:table-cell>
          <table:table-cell table:style-name="ce9" office:value-type="float" office:value="975647" calcext:value-type="float">
            <text:p>975'647 <text:s/></text:p>
          </table:table-cell>
          <table:table-cell table:style-name="ce9" office:value-type="float" office:value="985196" calcext:value-type="float">
            <text:p>985'196 <text:s/></text:p>
          </table:table-cell>
          <table:table-cell table:style-name="ce9" office:value-type="float" office:value="994585" calcext:value-type="float">
            <text:p>994'585 <text:s/></text:p>
          </table:table-cell>
          <table:table-cell table:style-name="ce9" office:value-type="float" office:value="1003836" calcext:value-type="float">
            <text:p>1'003'836 <text:s/></text:p>
          </table:table-cell>
          <table:table-cell table:style-name="ce9" office:value-type="float" office:value="1013010" calcext:value-type="float">
            <text:p>1'013'010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Wallis</text:p>
          </table:table-cell>
          <table:table-cell table:style-name="ce9" office:value-type="float" office:value="311661" calcext:value-type="float">
            <text:p>311'661 <text:s/></text:p>
          </table:table-cell>
          <table:table-cell table:style-name="ce9" office:value-type="float" office:value="315612" calcext:value-type="float">
            <text:p>315'612 <text:s/></text:p>
          </table:table-cell>
          <table:table-cell table:style-name="ce9" office:value-type="float" office:value="319629" calcext:value-type="float">
            <text:p>319'629 <text:s/></text:p>
          </table:table-cell>
          <table:table-cell table:style-name="ce9" office:value-type="float" office:value="323004" calcext:value-type="float">
            <text:p>323'004 <text:s/></text:p>
          </table:table-cell>
          <table:table-cell table:style-name="ce9" office:value-type="float" office:value="325969" calcext:value-type="float">
            <text:p>325'969 <text:s/></text:p>
          </table:table-cell>
          <table:table-cell table:style-name="ce9" office:value-type="float" office:value="328852" calcext:value-type="float">
            <text:p>328'852 <text:s/></text:p>
          </table:table-cell>
          <table:table-cell table:style-name="ce9" office:value-type="float" office:value="331775" calcext:value-type="float">
            <text:p>331'775 <text:s/></text:p>
          </table:table-cell>
          <table:table-cell table:style-name="ce9" office:value-type="float" office:value="334835" calcext:value-type="float">
            <text:p>334'835 <text:s/></text:p>
          </table:table-cell>
          <table:table-cell table:style-name="ce9" office:value-type="float" office:value="337951" calcext:value-type="float">
            <text:p>337'951 <text:s/></text:p>
          </table:table-cell>
          <table:table-cell table:style-name="ce9" office:value-type="float" office:value="341142" calcext:value-type="float">
            <text:p>341'142 <text:s/></text:p>
          </table:table-cell>
          <table:table-cell table:style-name="ce9" office:value-type="float" office:value="344352" calcext:value-type="float">
            <text:p>344'352 <text:s/></text:p>
          </table:table-cell>
          <table:table-cell table:style-name="ce9" office:value-type="float" office:value="347538" calcext:value-type="float">
            <text:p>347'538 <text:s/></text:p>
          </table:table-cell>
          <table:table-cell table:style-name="ce9" office:value-type="float" office:value="350642" calcext:value-type="float">
            <text:p>350'642 <text:s/></text:p>
          </table:table-cell>
          <table:table-cell table:style-name="ce9" office:value-type="float" office:value="353630" calcext:value-type="float">
            <text:p>353'630 <text:s/></text:p>
          </table:table-cell>
          <table:table-cell table:style-name="ce9" office:value-type="float" office:value="356521" calcext:value-type="float">
            <text:p>356'521 <text:s/></text:p>
          </table:table-cell>
          <table:table-cell table:style-name="ce9" office:value-type="float" office:value="359292" calcext:value-type="float">
            <text:p>359'292 <text:s/></text:p>
          </table:table-cell>
          <table:table-cell table:style-name="ce9" office:value-type="float" office:value="361940" calcext:value-type="float">
            <text:p>361'940 <text:s/></text:p>
          </table:table-cell>
          <table:table-cell table:style-name="ce9" office:value-type="float" office:value="364492" calcext:value-type="float">
            <text:p>364'492 <text:s/></text:p>
          </table:table-cell>
          <table:table-cell table:style-name="ce9" office:value-type="float" office:value="366941" calcext:value-type="float">
            <text:p>366'941 <text:s/></text:p>
          </table:table-cell>
          <table:table-cell table:style-name="ce9" office:value-type="float" office:value="369285" calcext:value-type="float">
            <text:p>369'285 <text:s/></text:p>
          </table:table-cell>
          <table:table-cell table:style-name="ce9" office:value-type="float" office:value="371535" calcext:value-type="float">
            <text:p>371'535 <text:s/></text:p>
          </table:table-cell>
          <table:table-cell table:style-name="ce9" office:value-type="float" office:value="373725" calcext:value-type="float">
            <text:p>373'725 <text:s/></text:p>
          </table:table-cell>
          <table:table-cell table:style-name="ce9" office:value-type="float" office:value="375864" calcext:value-type="float">
            <text:p>375'864 <text:s/></text:p>
          </table:table-cell>
          <table:table-cell table:style-name="ce9" office:value-type="float" office:value="377968" calcext:value-type="float">
            <text:p>377'968 <text:s/></text:p>
          </table:table-cell>
          <table:table-cell table:style-name="ce9" office:value-type="float" office:value="380021" calcext:value-type="float">
            <text:p>380'021 <text:s/></text:p>
          </table:table-cell>
          <table:table-cell table:style-name="ce9" office:value-type="float" office:value="382047" calcext:value-type="float">
            <text:p>382'047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Neuenburg</text:p>
          </table:table-cell>
          <table:table-cell table:style-name="ce9" office:value-type="float" office:value="172239" calcext:value-type="float">
            <text:p>172'239 <text:s/></text:p>
          </table:table-cell>
          <table:table-cell table:style-name="ce9" office:value-type="float" office:value="172927" calcext:value-type="float">
            <text:p>172'927 <text:s/></text:p>
          </table:table-cell>
          <table:table-cell table:style-name="ce9" office:value-type="float" office:value="173850" calcext:value-type="float">
            <text:p>173'850 <text:s/></text:p>
          </table:table-cell>
          <table:table-cell table:style-name="ce9" office:value-type="float" office:value="174655" calcext:value-type="float">
            <text:p>174'655 <text:s/></text:p>
          </table:table-cell>
          <table:table-cell table:style-name="ce9" office:value-type="float" office:value="175394" calcext:value-type="float">
            <text:p>175'394 <text:s/></text:p>
          </table:table-cell>
          <table:table-cell table:style-name="ce9" office:value-type="float" office:value="176219" calcext:value-type="float">
            <text:p>176'219 <text:s/></text:p>
          </table:table-cell>
          <table:table-cell table:style-name="ce9" office:value-type="float" office:value="177163" calcext:value-type="float">
            <text:p>177'163 <text:s/></text:p>
          </table:table-cell>
          <table:table-cell table:style-name="ce9" office:value-type="float" office:value="178216" calcext:value-type="float">
            <text:p>178'216 <text:s/></text:p>
          </table:table-cell>
          <table:table-cell table:style-name="ce9" office:value-type="float" office:value="179356" calcext:value-type="float">
            <text:p>179'356 <text:s/></text:p>
          </table:table-cell>
          <table:table-cell table:style-name="ce9" office:value-type="float" office:value="180561" calcext:value-type="float">
            <text:p>180'561 <text:s/></text:p>
          </table:table-cell>
          <table:table-cell table:style-name="ce9" office:value-type="float" office:value="181793" calcext:value-type="float">
            <text:p>181'793 <text:s/></text:p>
          </table:table-cell>
          <table:table-cell table:style-name="ce9" office:value-type="float" office:value="183034" calcext:value-type="float">
            <text:p>183'034 <text:s/></text:p>
          </table:table-cell>
          <table:table-cell table:style-name="ce9" office:value-type="float" office:value="184236" calcext:value-type="float">
            <text:p>184'236 <text:s/></text:p>
          </table:table-cell>
          <table:table-cell table:style-name="ce9" office:value-type="float" office:value="185404" calcext:value-type="float">
            <text:p>185'404 <text:s/></text:p>
          </table:table-cell>
          <table:table-cell table:style-name="ce9" office:value-type="float" office:value="186541" calcext:value-type="float">
            <text:p>186'541 <text:s/></text:p>
          </table:table-cell>
          <table:table-cell table:style-name="ce9" office:value-type="float" office:value="187620" calcext:value-type="float">
            <text:p>187'620 <text:s/></text:p>
          </table:table-cell>
          <table:table-cell table:style-name="ce9" office:value-type="float" office:value="188682" calcext:value-type="float">
            <text:p>188'682 <text:s/></text:p>
          </table:table-cell>
          <table:table-cell table:style-name="ce9" office:value-type="float" office:value="189714" calcext:value-type="float">
            <text:p>189'714 <text:s/></text:p>
          </table:table-cell>
          <table:table-cell table:style-name="ce9" office:value-type="float" office:value="190748" calcext:value-type="float">
            <text:p>190'748 <text:s/></text:p>
          </table:table-cell>
          <table:table-cell table:style-name="ce9" office:value-type="float" office:value="191742" calcext:value-type="float">
            <text:p>191'742 <text:s/></text:p>
          </table:table-cell>
          <table:table-cell table:style-name="ce9" office:value-type="float" office:value="192752" calcext:value-type="float">
            <text:p>192'752 <text:s/></text:p>
          </table:table-cell>
          <table:table-cell table:style-name="ce9" office:value-type="float" office:value="193776" calcext:value-type="float">
            <text:p>193'776 <text:s/></text:p>
          </table:table-cell>
          <table:table-cell table:style-name="ce9" office:value-type="float" office:value="194811" calcext:value-type="float">
            <text:p>194'811 <text:s/></text:p>
          </table:table-cell>
          <table:table-cell table:style-name="ce9" office:value-type="float" office:value="195844" calcext:value-type="float">
            <text:p>195'844 <text:s/></text:p>
          </table:table-cell>
          <table:table-cell table:style-name="ce9" office:value-type="float" office:value="196908" calcext:value-type="float">
            <text:p>196'908 <text:s/></text:p>
          </table:table-cell>
          <table:table-cell table:style-name="ce9" office:value-type="float" office:value="197962" calcext:value-type="float">
            <text:p>197'962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enf</text:p>
          </table:table-cell>
          <table:table-cell table:style-name="ce9" office:value-type="float" office:value="461222" calcext:value-type="float">
            <text:p>461'222 <text:s/></text:p>
          </table:table-cell>
          <table:table-cell table:style-name="ce9" office:value-type="float" office:value="470290" calcext:value-type="float">
            <text:p>470'290 <text:s/></text:p>
          </table:table-cell>
          <table:table-cell table:style-name="ce9" office:value-type="float" office:value="480903" calcext:value-type="float">
            <text:p>480'903 <text:s/></text:p>
          </table:table-cell>
          <table:table-cell table:style-name="ce9" office:value-type="float" office:value="490431" calcext:value-type="float">
            <text:p>490'431 <text:s/></text:p>
          </table:table-cell>
          <table:table-cell table:style-name="ce9" office:value-type="float" office:value="498942" calcext:value-type="float">
            <text:p>498'942 <text:s/></text:p>
          </table:table-cell>
          <table:table-cell table:style-name="ce9" office:value-type="float" office:value="507166" calcext:value-type="float">
            <text:p>507'166 <text:s/></text:p>
          </table:table-cell>
          <table:table-cell table:style-name="ce9" office:value-type="float" office:value="515239" calcext:value-type="float">
            <text:p>515'239 <text:s/></text:p>
          </table:table-cell>
          <table:table-cell table:style-name="ce9" office:value-type="float" office:value="523401" calcext:value-type="float">
            <text:p>523'401 <text:s/></text:p>
          </table:table-cell>
          <table:table-cell table:style-name="ce9" office:value-type="float" office:value="531435" calcext:value-type="float">
            <text:p>531'435 <text:s/></text:p>
          </table:table-cell>
          <table:table-cell table:style-name="ce9" office:value-type="float" office:value="539429" calcext:value-type="float">
            <text:p>539'429 <text:s/></text:p>
          </table:table-cell>
          <table:table-cell table:style-name="ce9" office:value-type="float" office:value="547277" calcext:value-type="float">
            <text:p>547'277 <text:s/></text:p>
          </table:table-cell>
          <table:table-cell table:style-name="ce9" office:value-type="float" office:value="555001" calcext:value-type="float">
            <text:p>555'001 <text:s/></text:p>
          </table:table-cell>
          <table:table-cell table:style-name="ce9" office:value-type="float" office:value="562569" calcext:value-type="float">
            <text:p>562'569 <text:s/></text:p>
          </table:table-cell>
          <table:table-cell table:style-name="ce9" office:value-type="float" office:value="569968" calcext:value-type="float">
            <text:p>569'968 <text:s/></text:p>
          </table:table-cell>
          <table:table-cell table:style-name="ce9" office:value-type="float" office:value="577225" calcext:value-type="float">
            <text:p>577'225 <text:s/></text:p>
          </table:table-cell>
          <table:table-cell table:style-name="ce9" office:value-type="float" office:value="584354" calcext:value-type="float">
            <text:p>584'354 <text:s/></text:p>
          </table:table-cell>
          <table:table-cell table:style-name="ce9" office:value-type="float" office:value="591331" calcext:value-type="float">
            <text:p>591'331 <text:s/></text:p>
          </table:table-cell>
          <table:table-cell table:style-name="ce9" office:value-type="float" office:value="598194" calcext:value-type="float">
            <text:p>598'194 <text:s/></text:p>
          </table:table-cell>
          <table:table-cell table:style-name="ce9" office:value-type="float" office:value="604929" calcext:value-type="float">
            <text:p>604'929 <text:s/></text:p>
          </table:table-cell>
          <table:table-cell table:style-name="ce9" office:value-type="float" office:value="611557" calcext:value-type="float">
            <text:p>611'557 <text:s/></text:p>
          </table:table-cell>
          <table:table-cell table:style-name="ce9" office:value-type="float" office:value="618110" calcext:value-type="float">
            <text:p>618'110 <text:s/></text:p>
          </table:table-cell>
          <table:table-cell table:style-name="ce9" office:value-type="float" office:value="624665" calcext:value-type="float">
            <text:p>624'665 <text:s/></text:p>
          </table:table-cell>
          <table:table-cell table:style-name="ce9" office:value-type="float" office:value="631193" calcext:value-type="float">
            <text:p>631'193 <text:s/></text:p>
          </table:table-cell>
          <table:table-cell table:style-name="ce9" office:value-type="float" office:value="637727" calcext:value-type="float">
            <text:p>637'727 <text:s/></text:p>
          </table:table-cell>
          <table:table-cell table:style-name="ce9" office:value-type="float" office:value="644272" calcext:value-type="float">
            <text:p>644'272 <text:s/></text:p>
          </table:table-cell>
          <table:table-cell table:style-name="ce9" office:value-type="float" office:value="650801" calcext:value-type="float">
            <text:p>650'801 <text:s/>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Jura</text:p>
          </table:table-cell>
          <table:table-cell table:style-name="ce10" office:value-type="float" office:value="70335" calcext:value-type="float">
            <text:p>70'335 <text:s/></text:p>
          </table:table-cell>
          <table:table-cell table:style-name="ce10" office:value-type="float" office:value="70535" calcext:value-type="float">
            <text:p>70'535 <text:s/></text:p>
          </table:table-cell>
          <table:table-cell table:style-name="ce10" office:value-type="float" office:value="70875" calcext:value-type="float">
            <text:p>70'875 <text:s/></text:p>
          </table:table-cell>
          <table:table-cell table:style-name="ce10" office:value-type="float" office:value="71221" calcext:value-type="float">
            <text:p>71'221 <text:s/></text:p>
          </table:table-cell>
          <table:table-cell table:style-name="ce10" office:value-type="float" office:value="71601" calcext:value-type="float">
            <text:p>71'601 <text:s/></text:p>
          </table:table-cell>
          <table:table-cell table:style-name="ce10" office:value-type="float" office:value="71968" calcext:value-type="float">
            <text:p>71'968 <text:s/></text:p>
          </table:table-cell>
          <table:table-cell table:style-name="ce10" office:value-type="float" office:value="72366" calcext:value-type="float">
            <text:p>72'366 <text:s/></text:p>
          </table:table-cell>
          <table:table-cell table:style-name="ce10" office:value-type="float" office:value="72763" calcext:value-type="float">
            <text:p>72'763 <text:s/></text:p>
          </table:table-cell>
          <table:table-cell table:style-name="ce10" office:value-type="float" office:value="73151" calcext:value-type="float">
            <text:p>73'151 <text:s/></text:p>
          </table:table-cell>
          <table:table-cell table:style-name="ce10" office:value-type="float" office:value="73529" calcext:value-type="float">
            <text:p>73'529 <text:s/></text:p>
          </table:table-cell>
          <table:table-cell table:style-name="ce10" office:value-type="float" office:value="73893" calcext:value-type="float">
            <text:p>73'893 <text:s/></text:p>
          </table:table-cell>
          <table:table-cell table:style-name="ce10" office:value-type="float" office:value="74246" calcext:value-type="float">
            <text:p>74'246 <text:s/></text:p>
          </table:table-cell>
          <table:table-cell table:style-name="ce10" office:value-type="float" office:value="74592" calcext:value-type="float">
            <text:p>74'592 <text:s/></text:p>
          </table:table-cell>
          <table:table-cell table:style-name="ce10" office:value-type="float" office:value="74933" calcext:value-type="float">
            <text:p>74'933 <text:s/></text:p>
          </table:table-cell>
          <table:table-cell table:style-name="ce10" office:value-type="float" office:value="75278" calcext:value-type="float">
            <text:p>75'278 <text:s/></text:p>
          </table:table-cell>
          <table:table-cell table:style-name="ce10" office:value-type="float" office:value="75610" calcext:value-type="float">
            <text:p>75'610 <text:s/></text:p>
          </table:table-cell>
          <table:table-cell table:style-name="ce10" office:value-type="float" office:value="75942" calcext:value-type="float">
            <text:p>75'942 <text:s/></text:p>
          </table:table-cell>
          <table:table-cell table:style-name="ce10" office:value-type="float" office:value="76263" calcext:value-type="float">
            <text:p>76'263 <text:s/></text:p>
          </table:table-cell>
          <table:table-cell table:style-name="ce10" office:value-type="float" office:value="76573" calcext:value-type="float">
            <text:p>76'573 <text:s/></text:p>
          </table:table-cell>
          <table:table-cell table:style-name="ce10" office:value-type="float" office:value="76887" calcext:value-type="float">
            <text:p>76'887 <text:s/></text:p>
          </table:table-cell>
          <table:table-cell table:style-name="ce10" office:value-type="float" office:value="77178" calcext:value-type="float">
            <text:p>77'178 <text:s/></text:p>
          </table:table-cell>
          <table:table-cell table:style-name="ce10" office:value-type="float" office:value="77459" calcext:value-type="float">
            <text:p>77'459 <text:s/></text:p>
          </table:table-cell>
          <table:table-cell table:style-name="ce10" office:value-type="float" office:value="77728" calcext:value-type="float">
            <text:p>77'728 <text:s/></text:p>
          </table:table-cell>
          <table:table-cell table:style-name="ce10" office:value-type="float" office:value="77999" calcext:value-type="float">
            <text:p>77'999 <text:s/></text:p>
          </table:table-cell>
          <table:table-cell table:style-name="ce10" office:value-type="float" office:value="78268" calcext:value-type="float">
            <text:p>78'268 <text:s/></text:p>
          </table:table-cell>
          <table:table-cell table:style-name="ce10" office:value-type="float" office:value="78524" calcext:value-type="float">
            <text:p>78'524 <text:s/>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Quelle: KANTONALE SZENARIEN 2010-2035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Auskunft: Informationszentrum, Sektion Demografie und Migration, 032 713 67 11, info.dem@bfs.admin.ch</text:p>
          </table:table-cell>
          <table:table-cell table:number-columns-repeated="12"/>
          <table:table-cell table:style-name="ce11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© BFS</text:p>
          </table:table-cell>
          <table:table-cell table:style-name="ce12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&quot;mittleren&quot; Szenario'.$A$1" table:cell-range-address="$'&quot;hohen&quot; Szenario'.$A$1:.$AA$34" table:range-usable-as="print-range"/>
          <table:named-range table:name="Excel_BuiltIn_Print_Titles" table:base-cell-address="$'&quot;mittleren&quot; Szenario'.$A$1" table:cell-range-address="$'&quot;hohen&quot; Szenario'.$A$1:.$A$1048576" table:range-usable-as="repeat-column repeat-row"/>
        </table:named-expressions>
      </table:table>
      <table:table table:name="&quot;tiefen&quot; Szenario" table:style-name="ta3" table:print-ranges="'&quot;tiefen&quot; Szenario'.A1:'&quot;tiefen&quot; Szenario'.AA34">
        <table:table-header-columns>
          <table:table-column table:style-name="co1" table:default-cell-style-name="ce2"/>
        </table:table-header-columns>
        <table:table-column table:style-name="co2" table:number-columns-repeated="26" table:default-cell-style-name="ce2"/>
        <table:table-column table:style-name="co3" table:number-columns-repeated="230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je-d-01.04.02.00.01</text:p>
          </table:table-cell>
          <table:table-cell table:style-name="ce1" office:value-type="string" calcext:value-type="string">
            <text:p>Ständige Wohnbevölkerung nach Kantonen gemäss dem "tiefen" Szenario CR-00-2010, 2010-2035 </text:p>
          </table:table-cell>
          <table:table-cell table:style-name="ce1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2024" calcext:value-type="float">
            <text:p>2024</text:p>
          </table:table-cell>
          <table:table-cell table:style-name="ce7" office:value-type="float" office:value="2025" calcext:value-type="float">
            <text:p>2025</text:p>
          </table:table-cell>
          <table:table-cell table:style-name="ce7" office:value-type="float" office:value="2026" calcext:value-type="float">
            <text:p>2026</text:p>
          </table:table-cell>
          <table:table-cell table:style-name="ce7" office:value-type="float" office:value="2027" calcext:value-type="float">
            <text:p>2027</text:p>
          </table:table-cell>
          <table:table-cell table:style-name="ce7" office:value-type="float" office:value="2028" calcext:value-type="float">
            <text:p>2028</text:p>
          </table:table-cell>
          <table:table-cell table:style-name="ce7" office:value-type="float" office:value="2029" calcext:value-type="float">
            <text:p>2029</text:p>
          </table:table-cell>
          <table:table-cell table:style-name="ce7" office:value-type="float" office:value="2030" calcext:value-type="float">
            <text:p>2030</text:p>
          </table:table-cell>
          <table:table-cell table:style-name="ce7" office:value-type="float" office:value="2031" calcext:value-type="float">
            <text:p>2031</text:p>
          </table:table-cell>
          <table:table-cell table:style-name="ce7" office:value-type="float" office:value="2032" calcext:value-type="float">
            <text:p>2032</text:p>
          </table:table-cell>
          <table:table-cell table:style-name="ce7" office:value-type="float" office:value="2033" calcext:value-type="float">
            <text:p>2033</text:p>
          </table:table-cell>
          <table:table-cell table:style-name="ce7" office:value-type="float" office:value="2034" calcext:value-type="float">
            <text:p>2034</text:p>
          </table:table-cell>
          <table:table-cell table:style-name="ce7" office:value-type="float" office:value="2035" calcext:value-type="float">
            <text:p>2035</text:p>
          </table:table-cell>
          <table:table-cell table:style-name="ce13" table:number-columns-repeated="997"/>
        </table:table-row>
        <table:table-row table:style-name="ro3">
          <table:table-cell table:style-name="ce4" office:value-type="string" calcext:value-type="string">
            <text:p>Schweiz</text:p>
          </table:table-cell>
          <table:table-cell table:style-name="ce8" office:value-type="float" office:value="7833148" calcext:value-type="float">
            <text:p>7'833'148 <text:s/></text:p>
          </table:table-cell>
          <table:table-cell table:style-name="ce8" office:value-type="float" office:value="7869266" calcext:value-type="float">
            <text:p>7'869'266 <text:s/></text:p>
          </table:table-cell>
          <table:table-cell table:style-name="ce8" office:value-type="float" office:value="7902802" calcext:value-type="float">
            <text:p>7'902'802 <text:s/></text:p>
          </table:table-cell>
          <table:table-cell table:style-name="ce8" office:value-type="float" office:value="7926806" calcext:value-type="float">
            <text:p>7'926'806 <text:s/></text:p>
          </table:table-cell>
          <table:table-cell table:style-name="ce8" office:value-type="float" office:value="7944315" calcext:value-type="float">
            <text:p>7'944'315 <text:s/></text:p>
          </table:table-cell>
          <table:table-cell table:style-name="ce8" office:value-type="float" office:value="7958592" calcext:value-type="float">
            <text:p>7'958'592 <text:s/></text:p>
          </table:table-cell>
          <table:table-cell table:style-name="ce8" office:value-type="float" office:value="7970910" calcext:value-type="float">
            <text:p>7'970'910 <text:s/></text:p>
          </table:table-cell>
          <table:table-cell table:style-name="ce8" office:value-type="float" office:value="7982539" calcext:value-type="float">
            <text:p>7'982'539 <text:s/></text:p>
          </table:table-cell>
          <table:table-cell table:style-name="ce8" office:value-type="float" office:value="7990197" calcext:value-type="float">
            <text:p>7'990'197 <text:s/></text:p>
          </table:table-cell>
          <table:table-cell table:style-name="ce8" office:value-type="float" office:value="7994639" calcext:value-type="float">
            <text:p>7'994'639 <text:s/></text:p>
          </table:table-cell>
          <table:table-cell table:style-name="ce8" office:value-type="float" office:value="7996114" calcext:value-type="float">
            <text:p>7'996'114 <text:s/></text:p>
          </table:table-cell>
          <table:table-cell table:style-name="ce8" office:value-type="float" office:value="7995196" calcext:value-type="float">
            <text:p>7'995'196 <text:s/></text:p>
          </table:table-cell>
          <table:table-cell table:style-name="ce8" office:value-type="float" office:value="7991966" calcext:value-type="float">
            <text:p>7'991'966 <text:s/></text:p>
          </table:table-cell>
          <table:table-cell table:style-name="ce8" office:value-type="float" office:value="7986433" calcext:value-type="float">
            <text:p>7'986'433 <text:s/></text:p>
          </table:table-cell>
          <table:table-cell table:style-name="ce8" office:value-type="float" office:value="7978647" calcext:value-type="float">
            <text:p>7'978'647 <text:s/></text:p>
          </table:table-cell>
          <table:table-cell table:style-name="ce8" office:value-type="float" office:value="7968700" calcext:value-type="float">
            <text:p>7'968'700 <text:s/></text:p>
          </table:table-cell>
          <table:table-cell table:style-name="ce8" office:value-type="float" office:value="7956693" calcext:value-type="float">
            <text:p>7'956'693 <text:s/></text:p>
          </table:table-cell>
          <table:table-cell table:style-name="ce8" office:value-type="float" office:value="7942677" calcext:value-type="float">
            <text:p>7'942'677 <text:s/></text:p>
          </table:table-cell>
          <table:table-cell table:style-name="ce8" office:value-type="float" office:value="7926565" calcext:value-type="float">
            <text:p>7'926'565 <text:s/></text:p>
          </table:table-cell>
          <table:table-cell table:style-name="ce8" office:value-type="float" office:value="7908374" calcext:value-type="float">
            <text:p>7'908'374 <text:s/></text:p>
          </table:table-cell>
          <table:table-cell table:style-name="ce8" office:value-type="float" office:value="7888287" calcext:value-type="float">
            <text:p>7'888'287 <text:s/></text:p>
          </table:table-cell>
          <table:table-cell table:style-name="ce8" office:value-type="float" office:value="7866300" calcext:value-type="float">
            <text:p>7'866'300 <text:s/></text:p>
          </table:table-cell>
          <table:table-cell table:style-name="ce8" office:value-type="float" office:value="7842518" calcext:value-type="float">
            <text:p>7'842'518 <text:s/></text:p>
          </table:table-cell>
          <table:table-cell table:style-name="ce8" office:value-type="float" office:value="7816994" calcext:value-type="float">
            <text:p>7'816'994 <text:s/></text:p>
          </table:table-cell>
          <table:table-cell table:style-name="ce8" office:value-type="float" office:value="7789893" calcext:value-type="float">
            <text:p>7'789'893 <text:s/></text:p>
          </table:table-cell>
          <table:table-cell table:style-name="ce8" office:value-type="float" office:value="7761222" calcext:value-type="float">
            <text:p>7'761'222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Zürich</text:p>
          </table:table-cell>
          <table:table-cell table:style-name="ce9" office:value-type="float" office:value="1364223" calcext:value-type="float">
            <text:p>1'364'223 <text:s/></text:p>
          </table:table-cell>
          <table:table-cell table:style-name="ce9" office:value-type="float" office:value="1373161" calcext:value-type="float">
            <text:p>1'373'161 <text:s/></text:p>
          </table:table-cell>
          <table:table-cell table:style-name="ce9" office:value-type="float" office:value="1377462" calcext:value-type="float">
            <text:p>1'377'462 <text:s/></text:p>
          </table:table-cell>
          <table:table-cell table:style-name="ce9" office:value-type="float" office:value="1381094" calcext:value-type="float">
            <text:p>1'381'094 <text:s/></text:p>
          </table:table-cell>
          <table:table-cell table:style-name="ce9" office:value-type="float" office:value="1385556" calcext:value-type="float">
            <text:p>1'385'556 <text:s/></text:p>
          </table:table-cell>
          <table:table-cell table:style-name="ce9" office:value-type="float" office:value="1389508" calcext:value-type="float">
            <text:p>1'389'508 <text:s/></text:p>
          </table:table-cell>
          <table:table-cell table:style-name="ce9" office:value-type="float" office:value="1393137" calcext:value-type="float">
            <text:p>1'393'137 <text:s/></text:p>
          </table:table-cell>
          <table:table-cell table:style-name="ce9" office:value-type="float" office:value="1396730" calcext:value-type="float">
            <text:p>1'396'730 <text:s/></text:p>
          </table:table-cell>
          <table:table-cell table:style-name="ce9" office:value-type="float" office:value="1399558" calcext:value-type="float">
            <text:p>1'399'558 <text:s/></text:p>
          </table:table-cell>
          <table:table-cell table:style-name="ce9" office:value-type="float" office:value="1401888" calcext:value-type="float">
            <text:p>1'401'888 <text:s/></text:p>
          </table:table-cell>
          <table:table-cell table:style-name="ce9" office:value-type="float" office:value="1403666" calcext:value-type="float">
            <text:p>1'403'666 <text:s/></text:p>
          </table:table-cell>
          <table:table-cell table:style-name="ce9" office:value-type="float" office:value="1404942" calcext:value-type="float">
            <text:p>1'404'942 <text:s/></text:p>
          </table:table-cell>
          <table:table-cell table:style-name="ce9" office:value-type="float" office:value="1405714" calcext:value-type="float">
            <text:p>1'405'714 <text:s/></text:p>
          </table:table-cell>
          <table:table-cell table:style-name="ce9" office:value-type="float" office:value="1406016" calcext:value-type="float">
            <text:p>1'406'016 <text:s/></text:p>
          </table:table-cell>
          <table:table-cell table:style-name="ce9" office:value-type="float" office:value="1405868" calcext:value-type="float">
            <text:p>1'405'868 <text:s/></text:p>
          </table:table-cell>
          <table:table-cell table:style-name="ce9" office:value-type="float" office:value="1405253" calcext:value-type="float">
            <text:p>1'405'253 <text:s/></text:p>
          </table:table-cell>
          <table:table-cell table:style-name="ce9" office:value-type="float" office:value="1404217" calcext:value-type="float">
            <text:p>1'404'217 <text:s/></text:p>
          </table:table-cell>
          <table:table-cell table:style-name="ce9" office:value-type="float" office:value="1402862" calcext:value-type="float">
            <text:p>1'402'862 <text:s/></text:p>
          </table:table-cell>
          <table:table-cell table:style-name="ce9" office:value-type="float" office:value="1401093" calcext:value-type="float">
            <text:p>1'401'093 <text:s/></text:p>
          </table:table-cell>
          <table:table-cell table:style-name="ce9" office:value-type="float" office:value="1398926" calcext:value-type="float">
            <text:p>1'398'926 <text:s/></text:p>
          </table:table-cell>
          <table:table-cell table:style-name="ce9" office:value-type="float" office:value="1396424" calcext:value-type="float">
            <text:p>1'396'424 <text:s/></text:p>
          </table:table-cell>
          <table:table-cell table:style-name="ce9" office:value-type="float" office:value="1393569" calcext:value-type="float">
            <text:p>1'393'569 <text:s/></text:p>
          </table:table-cell>
          <table:table-cell table:style-name="ce9" office:value-type="float" office:value="1390380" calcext:value-type="float">
            <text:p>1'390'380 <text:s/></text:p>
          </table:table-cell>
          <table:table-cell table:style-name="ce9" office:value-type="float" office:value="1386879" calcext:value-type="float">
            <text:p>1'386'879 <text:s/></text:p>
          </table:table-cell>
          <table:table-cell table:style-name="ce9" office:value-type="float" office:value="1383082" calcext:value-type="float">
            <text:p>1'383'082 <text:s/></text:p>
          </table:table-cell>
          <table:table-cell table:style-name="ce9" office:value-type="float" office:value="1379016" calcext:value-type="float">
            <text:p>1'379'01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ern</text:p>
          </table:table-cell>
          <table:table-cell table:style-name="ce9" office:value-type="float" office:value="975704" calcext:value-type="float">
            <text:p>975'704 <text:s/></text:p>
          </table:table-cell>
          <table:table-cell table:style-name="ce9" office:value-type="float" office:value="976060" calcext:value-type="float">
            <text:p>976'060 <text:s/></text:p>
          </table:table-cell>
          <table:table-cell table:style-name="ce9" office:value-type="float" office:value="976442" calcext:value-type="float">
            <text:p>976'442 <text:s/></text:p>
          </table:table-cell>
          <table:table-cell table:style-name="ce9" office:value-type="float" office:value="976095" calcext:value-type="float">
            <text:p>976'095 <text:s/></text:p>
          </table:table-cell>
          <table:table-cell table:style-name="ce9" office:value-type="float" office:value="975283" calcext:value-type="float">
            <text:p>975'283 <text:s/></text:p>
          </table:table-cell>
          <table:table-cell table:style-name="ce9" office:value-type="float" office:value="974415" calcext:value-type="float">
            <text:p>974'415 <text:s/></text:p>
          </table:table-cell>
          <table:table-cell table:style-name="ce9" office:value-type="float" office:value="973532" calcext:value-type="float">
            <text:p>973'532 <text:s/></text:p>
          </table:table-cell>
          <table:table-cell table:style-name="ce9" office:value-type="float" office:value="972661" calcext:value-type="float">
            <text:p>972'661 <text:s/></text:p>
          </table:table-cell>
          <table:table-cell table:style-name="ce9" office:value-type="float" office:value="971462" calcext:value-type="float">
            <text:p>971'462 <text:s/></text:p>
          </table:table-cell>
          <table:table-cell table:style-name="ce9" office:value-type="float" office:value="969945" calcext:value-type="float">
            <text:p>969'945 <text:s/></text:p>
          </table:table-cell>
          <table:table-cell table:style-name="ce9" office:value-type="float" office:value="968092" calcext:value-type="float">
            <text:p>968'092 <text:s/></text:p>
          </table:table-cell>
          <table:table-cell table:style-name="ce9" office:value-type="float" office:value="965996" calcext:value-type="float">
            <text:p>965'996 <text:s/></text:p>
          </table:table-cell>
          <table:table-cell table:style-name="ce9" office:value-type="float" office:value="963629" calcext:value-type="float">
            <text:p>963'629 <text:s/></text:p>
          </table:table-cell>
          <table:table-cell table:style-name="ce9" office:value-type="float" office:value="961045" calcext:value-type="float">
            <text:p>961'045 <text:s/></text:p>
          </table:table-cell>
          <table:table-cell table:style-name="ce9" office:value-type="float" office:value="958213" calcext:value-type="float">
            <text:p>958'213 <text:s/></text:p>
          </table:table-cell>
          <table:table-cell table:style-name="ce9" office:value-type="float" office:value="955186" calcext:value-type="float">
            <text:p>955'186 <text:s/></text:p>
          </table:table-cell>
          <table:table-cell table:style-name="ce9" office:value-type="float" office:value="951931" calcext:value-type="float">
            <text:p>951'931 <text:s/></text:p>
          </table:table-cell>
          <table:table-cell table:style-name="ce9" office:value-type="float" office:value="948491" calcext:value-type="float">
            <text:p>948'491 <text:s/></text:p>
          </table:table-cell>
          <table:table-cell table:style-name="ce9" office:value-type="float" office:value="944801" calcext:value-type="float">
            <text:p>944'801 <text:s/></text:p>
          </table:table-cell>
          <table:table-cell table:style-name="ce9" office:value-type="float" office:value="940892" calcext:value-type="float">
            <text:p>940'892 <text:s/></text:p>
          </table:table-cell>
          <table:table-cell table:style-name="ce9" office:value-type="float" office:value="936753" calcext:value-type="float">
            <text:p>936'753 <text:s/></text:p>
          </table:table-cell>
          <table:table-cell table:style-name="ce9" office:value-type="float" office:value="932396" calcext:value-type="float">
            <text:p>932'396 <text:s/></text:p>
          </table:table-cell>
          <table:table-cell table:style-name="ce9" office:value-type="float" office:value="927846" calcext:value-type="float">
            <text:p>927'846 <text:s/></text:p>
          </table:table-cell>
          <table:table-cell table:style-name="ce9" office:value-type="float" office:value="923131" calcext:value-type="float">
            <text:p>923'131 <text:s/></text:p>
          </table:table-cell>
          <table:table-cell table:style-name="ce9" office:value-type="float" office:value="918252" calcext:value-type="float">
            <text:p>918'252 <text:s/></text:p>
          </table:table-cell>
          <table:table-cell table:style-name="ce9" office:value-type="float" office:value="913211" calcext:value-type="float">
            <text:p>913'211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Luzern</text:p>
          </table:table-cell>
          <table:table-cell table:style-name="ce9" office:value-type="float" office:value="376133" calcext:value-type="float">
            <text:p>376'133 <text:s/></text:p>
          </table:table-cell>
          <table:table-cell table:style-name="ce9" office:value-type="float" office:value="378502" calcext:value-type="float">
            <text:p>378'502 <text:s/></text:p>
          </table:table-cell>
          <table:table-cell table:style-name="ce9" office:value-type="float" office:value="380600" calcext:value-type="float">
            <text:p>380'600 <text:s/></text:p>
          </table:table-cell>
          <table:table-cell table:style-name="ce9" office:value-type="float" office:value="382929" calcext:value-type="float">
            <text:p>382'929 <text:s/></text:p>
          </table:table-cell>
          <table:table-cell table:style-name="ce9" office:value-type="float" office:value="384850" calcext:value-type="float">
            <text:p>384'850 <text:s/></text:p>
          </table:table-cell>
          <table:table-cell table:style-name="ce9" office:value-type="float" office:value="386605" calcext:value-type="float">
            <text:p>386'605 <text:s/></text:p>
          </table:table-cell>
          <table:table-cell table:style-name="ce9" office:value-type="float" office:value="388226" calcext:value-type="float">
            <text:p>388'226 <text:s/></text:p>
          </table:table-cell>
          <table:table-cell table:style-name="ce9" office:value-type="float" office:value="389778" calcext:value-type="float">
            <text:p>389'778 <text:s/></text:p>
          </table:table-cell>
          <table:table-cell table:style-name="ce9" office:value-type="float" office:value="391119" calcext:value-type="float">
            <text:p>391'119 <text:s/></text:p>
          </table:table-cell>
          <table:table-cell table:style-name="ce9" office:value-type="float" office:value="392330" calcext:value-type="float">
            <text:p>392'330 <text:s/></text:p>
          </table:table-cell>
          <table:table-cell table:style-name="ce9" office:value-type="float" office:value="393377" calcext:value-type="float">
            <text:p>393'377 <text:s/></text:p>
          </table:table-cell>
          <table:table-cell table:style-name="ce9" office:value-type="float" office:value="394256" calcext:value-type="float">
            <text:p>394'256 <text:s/></text:p>
          </table:table-cell>
          <table:table-cell table:style-name="ce9" office:value-type="float" office:value="395019" calcext:value-type="float">
            <text:p>395'019 <text:s/></text:p>
          </table:table-cell>
          <table:table-cell table:style-name="ce9" office:value-type="float" office:value="395625" calcext:value-type="float">
            <text:p>395'625 <text:s/></text:p>
          </table:table-cell>
          <table:table-cell table:style-name="ce9" office:value-type="float" office:value="396074" calcext:value-type="float">
            <text:p>396'074 <text:s/></text:p>
          </table:table-cell>
          <table:table-cell table:style-name="ce9" office:value-type="float" office:value="396383" calcext:value-type="float">
            <text:p>396'383 <text:s/></text:p>
          </table:table-cell>
          <table:table-cell table:style-name="ce9" office:value-type="float" office:value="396556" calcext:value-type="float">
            <text:p>396'556 <text:s/></text:p>
          </table:table-cell>
          <table:table-cell table:style-name="ce9" office:value-type="float" office:value="396626" calcext:value-type="float">
            <text:p>396'626 <text:s/></text:p>
          </table:table-cell>
          <table:table-cell table:style-name="ce9" office:value-type="float" office:value="396519" calcext:value-type="float">
            <text:p>396'519 <text:s/></text:p>
          </table:table-cell>
          <table:table-cell table:style-name="ce9" office:value-type="float" office:value="396270" calcext:value-type="float">
            <text:p>396'270 <text:s/></text:p>
          </table:table-cell>
          <table:table-cell table:style-name="ce9" office:value-type="float" office:value="395889" calcext:value-type="float">
            <text:p>395'889 <text:s/></text:p>
          </table:table-cell>
          <table:table-cell table:style-name="ce9" office:value-type="float" office:value="395368" calcext:value-type="float">
            <text:p>395'368 <text:s/></text:p>
          </table:table-cell>
          <table:table-cell table:style-name="ce9" office:value-type="float" office:value="394700" calcext:value-type="float">
            <text:p>394'700 <text:s/></text:p>
          </table:table-cell>
          <table:table-cell table:style-name="ce9" office:value-type="float" office:value="393928" calcext:value-type="float">
            <text:p>393'928 <text:s/></text:p>
          </table:table-cell>
          <table:table-cell table:style-name="ce9" office:value-type="float" office:value="393029" calcext:value-type="float">
            <text:p>393'029 <text:s/></text:p>
          </table:table-cell>
          <table:table-cell table:style-name="ce9" office:value-type="float" office:value="391985" calcext:value-type="float">
            <text:p>391'985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Uri</text:p>
          </table:table-cell>
          <table:table-cell table:style-name="ce9" office:value-type="float" office:value="35397" calcext:value-type="float">
            <text:p>35'397 <text:s/></text:p>
          </table:table-cell>
          <table:table-cell table:style-name="ce9" office:value-type="float" office:value="35371" calcext:value-type="float">
            <text:p>35'371 <text:s/></text:p>
          </table:table-cell>
          <table:table-cell table:style-name="ce9" office:value-type="float" office:value="35384" calcext:value-type="float">
            <text:p>35'384 <text:s/></text:p>
          </table:table-cell>
          <table:table-cell table:style-name="ce9" office:value-type="float" office:value="35342" calcext:value-type="float">
            <text:p>35'342 <text:s/></text:p>
          </table:table-cell>
          <table:table-cell table:style-name="ce9" office:value-type="float" office:value="35263" calcext:value-type="float">
            <text:p>35'263 <text:s/></text:p>
          </table:table-cell>
          <table:table-cell table:style-name="ce9" office:value-type="float" office:value="35165" calcext:value-type="float">
            <text:p>35'165 <text:s/></text:p>
          </table:table-cell>
          <table:table-cell table:style-name="ce9" office:value-type="float" office:value="35084" calcext:value-type="float">
            <text:p>35'084 <text:s/></text:p>
          </table:table-cell>
          <table:table-cell table:style-name="ce9" office:value-type="float" office:value="35013" calcext:value-type="float">
            <text:p>35'013 <text:s/></text:p>
          </table:table-cell>
          <table:table-cell table:style-name="ce9" office:value-type="float" office:value="34931" calcext:value-type="float">
            <text:p>34'931 <text:s/></text:p>
          </table:table-cell>
          <table:table-cell table:style-name="ce9" office:value-type="float" office:value="34854" calcext:value-type="float">
            <text:p>34'854 <text:s/></text:p>
          </table:table-cell>
          <table:table-cell table:style-name="ce9" office:value-type="float" office:value="34773" calcext:value-type="float">
            <text:p>34'773 <text:s/></text:p>
          </table:table-cell>
          <table:table-cell table:style-name="ce9" office:value-type="float" office:value="34697" calcext:value-type="float">
            <text:p>34'697 <text:s/></text:p>
          </table:table-cell>
          <table:table-cell table:style-name="ce9" office:value-type="float" office:value="34620" calcext:value-type="float">
            <text:p>34'620 <text:s/></text:p>
          </table:table-cell>
          <table:table-cell table:style-name="ce9" office:value-type="float" office:value="34530" calcext:value-type="float">
            <text:p>34'530 <text:s/></text:p>
          </table:table-cell>
          <table:table-cell table:style-name="ce9" office:value-type="float" office:value="34435" calcext:value-type="float">
            <text:p>34'435 <text:s/></text:p>
          </table:table-cell>
          <table:table-cell table:style-name="ce9" office:value-type="float" office:value="34352" calcext:value-type="float">
            <text:p>34'352 <text:s/></text:p>
          </table:table-cell>
          <table:table-cell table:style-name="ce9" office:value-type="float" office:value="34247" calcext:value-type="float">
            <text:p>34'247 <text:s/></text:p>
          </table:table-cell>
          <table:table-cell table:style-name="ce9" office:value-type="float" office:value="34139" calcext:value-type="float">
            <text:p>34'139 <text:s/></text:p>
          </table:table-cell>
          <table:table-cell table:style-name="ce9" office:value-type="float" office:value="34016" calcext:value-type="float">
            <text:p>34'016 <text:s/></text:p>
          </table:table-cell>
          <table:table-cell table:style-name="ce9" office:value-type="float" office:value="33886" calcext:value-type="float">
            <text:p>33'886 <text:s/></text:p>
          </table:table-cell>
          <table:table-cell table:style-name="ce9" office:value-type="float" office:value="33737" calcext:value-type="float">
            <text:p>33'737 <text:s/></text:p>
          </table:table-cell>
          <table:table-cell table:style-name="ce9" office:value-type="float" office:value="33575" calcext:value-type="float">
            <text:p>33'575 <text:s/></text:p>
          </table:table-cell>
          <table:table-cell table:style-name="ce9" office:value-type="float" office:value="33401" calcext:value-type="float">
            <text:p>33'401 <text:s/></text:p>
          </table:table-cell>
          <table:table-cell table:style-name="ce9" office:value-type="float" office:value="33215" calcext:value-type="float">
            <text:p>33'215 <text:s/></text:p>
          </table:table-cell>
          <table:table-cell table:style-name="ce9" office:value-type="float" office:value="33028" calcext:value-type="float">
            <text:p>33'028 <text:s/></text:p>
          </table:table-cell>
          <table:table-cell table:style-name="ce9" office:value-type="float" office:value="32834" calcext:value-type="float">
            <text:p>32'834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chwyz</text:p>
          </table:table-cell>
          <table:table-cell table:style-name="ce9" office:value-type="float" office:value="145461" calcext:value-type="float">
            <text:p>145'461 <text:s/></text:p>
          </table:table-cell>
          <table:table-cell table:style-name="ce9" office:value-type="float" office:value="145552" calcext:value-type="float">
            <text:p>145'552 <text:s/></text:p>
          </table:table-cell>
          <table:table-cell table:style-name="ce9" office:value-type="float" office:value="145940" calcext:value-type="float">
            <text:p>145'940 <text:s/></text:p>
          </table:table-cell>
          <table:table-cell table:style-name="ce9" office:value-type="float" office:value="146060" calcext:value-type="float">
            <text:p>146'060 <text:s/></text:p>
          </table:table-cell>
          <table:table-cell table:style-name="ce9" office:value-type="float" office:value="146271" calcext:value-type="float">
            <text:p>146'271 <text:s/></text:p>
          </table:table-cell>
          <table:table-cell table:style-name="ce9" office:value-type="float" office:value="146338" calcext:value-type="float">
            <text:p>146'338 <text:s/></text:p>
          </table:table-cell>
          <table:table-cell table:style-name="ce9" office:value-type="float" office:value="146486" calcext:value-type="float">
            <text:p>146'486 <text:s/></text:p>
          </table:table-cell>
          <table:table-cell table:style-name="ce9" office:value-type="float" office:value="146554" calcext:value-type="float">
            <text:p>146'554 <text:s/></text:p>
          </table:table-cell>
          <table:table-cell table:style-name="ce9" office:value-type="float" office:value="146640" calcext:value-type="float">
            <text:p>146'640 <text:s/></text:p>
          </table:table-cell>
          <table:table-cell table:style-name="ce9" office:value-type="float" office:value="146657" calcext:value-type="float">
            <text:p>146'657 <text:s/></text:p>
          </table:table-cell>
          <table:table-cell table:style-name="ce9" office:value-type="float" office:value="146662" calcext:value-type="float">
            <text:p>146'662 <text:s/></text:p>
          </table:table-cell>
          <table:table-cell table:style-name="ce9" office:value-type="float" office:value="146628" calcext:value-type="float">
            <text:p>146'628 <text:s/></text:p>
          </table:table-cell>
          <table:table-cell table:style-name="ce9" office:value-type="float" office:value="146577" calcext:value-type="float">
            <text:p>146'577 <text:s/></text:p>
          </table:table-cell>
          <table:table-cell table:style-name="ce9" office:value-type="float" office:value="146498" calcext:value-type="float">
            <text:p>146'498 <text:s/></text:p>
          </table:table-cell>
          <table:table-cell table:style-name="ce9" office:value-type="float" office:value="146404" calcext:value-type="float">
            <text:p>146'404 <text:s/></text:p>
          </table:table-cell>
          <table:table-cell table:style-name="ce9" office:value-type="float" office:value="146283" calcext:value-type="float">
            <text:p>146'283 <text:s/></text:p>
          </table:table-cell>
          <table:table-cell table:style-name="ce9" office:value-type="float" office:value="146136" calcext:value-type="float">
            <text:p>146'136 <text:s/></text:p>
          </table:table-cell>
          <table:table-cell table:style-name="ce9" office:value-type="float" office:value="145950" calcext:value-type="float">
            <text:p>145'950 <text:s/></text:p>
          </table:table-cell>
          <table:table-cell table:style-name="ce9" office:value-type="float" office:value="145752" calcext:value-type="float">
            <text:p>145'752 <text:s/></text:p>
          </table:table-cell>
          <table:table-cell table:style-name="ce9" office:value-type="float" office:value="145508" calcext:value-type="float">
            <text:p>145'508 <text:s/></text:p>
          </table:table-cell>
          <table:table-cell table:style-name="ce9" office:value-type="float" office:value="145236" calcext:value-type="float">
            <text:p>145'236 <text:s/></text:p>
          </table:table-cell>
          <table:table-cell table:style-name="ce9" office:value-type="float" office:value="144937" calcext:value-type="float">
            <text:p>144'937 <text:s/></text:p>
          </table:table-cell>
          <table:table-cell table:style-name="ce9" office:value-type="float" office:value="144611" calcext:value-type="float">
            <text:p>144'611 <text:s/></text:p>
          </table:table-cell>
          <table:table-cell table:style-name="ce9" office:value-type="float" office:value="144244" calcext:value-type="float">
            <text:p>144'244 <text:s/></text:p>
          </table:table-cell>
          <table:table-cell table:style-name="ce9" office:value-type="float" office:value="143861" calcext:value-type="float">
            <text:p>143'861 <text:s/></text:p>
          </table:table-cell>
          <table:table-cell table:style-name="ce9" office:value-type="float" office:value="143464" calcext:value-type="float">
            <text:p>143'464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Obwalden</text:p>
          </table:table-cell>
          <table:table-cell table:style-name="ce9" office:value-type="float" office:value="35347" calcext:value-type="float">
            <text:p>35'347 <text:s/></text:p>
          </table:table-cell>
          <table:table-cell table:style-name="ce9" office:value-type="float" office:value="35623" calcext:value-type="float">
            <text:p>35'623 <text:s/></text:p>
          </table:table-cell>
          <table:table-cell table:style-name="ce9" office:value-type="float" office:value="35882" calcext:value-type="float">
            <text:p>35'882 <text:s/></text:p>
          </table:table-cell>
          <table:table-cell table:style-name="ce9" office:value-type="float" office:value="36188" calcext:value-type="float">
            <text:p>36'188 <text:s/></text:p>
          </table:table-cell>
          <table:table-cell table:style-name="ce9" office:value-type="float" office:value="36359" calcext:value-type="float">
            <text:p>36'359 <text:s/></text:p>
          </table:table-cell>
          <table:table-cell table:style-name="ce9" office:value-type="float" office:value="36508" calcext:value-type="float">
            <text:p>36'508 <text:s/></text:p>
          </table:table-cell>
          <table:table-cell table:style-name="ce9" office:value-type="float" office:value="36647" calcext:value-type="float">
            <text:p>36'647 <text:s/></text:p>
          </table:table-cell>
          <table:table-cell table:style-name="ce9" office:value-type="float" office:value="36832" calcext:value-type="float">
            <text:p>36'832 <text:s/></text:p>
          </table:table-cell>
          <table:table-cell table:style-name="ce9" office:value-type="float" office:value="36938" calcext:value-type="float">
            <text:p>36'938 <text:s/></text:p>
          </table:table-cell>
          <table:table-cell table:style-name="ce9" office:value-type="float" office:value="37059" calcext:value-type="float">
            <text:p>37'059 <text:s/></text:p>
          </table:table-cell>
          <table:table-cell table:style-name="ce9" office:value-type="float" office:value="37202" calcext:value-type="float">
            <text:p>37'202 <text:s/></text:p>
          </table:table-cell>
          <table:table-cell table:style-name="ce9" office:value-type="float" office:value="37349" calcext:value-type="float">
            <text:p>37'349 <text:s/></text:p>
          </table:table-cell>
          <table:table-cell table:style-name="ce9" office:value-type="float" office:value="37429" calcext:value-type="float">
            <text:p>37'429 <text:s/></text:p>
          </table:table-cell>
          <table:table-cell table:style-name="ce9" office:value-type="float" office:value="37510" calcext:value-type="float">
            <text:p>37'510 <text:s/></text:p>
          </table:table-cell>
          <table:table-cell table:style-name="ce9" office:value-type="float" office:value="37581" calcext:value-type="float">
            <text:p>37'581 <text:s/></text:p>
          </table:table-cell>
          <table:table-cell table:style-name="ce9" office:value-type="float" office:value="37618" calcext:value-type="float">
            <text:p>37'618 <text:s/></text:p>
          </table:table-cell>
          <table:table-cell table:style-name="ce9" office:value-type="float" office:value="37642" calcext:value-type="float">
            <text:p>37'642 <text:s/></text:p>
          </table:table-cell>
          <table:table-cell table:style-name="ce9" office:value-type="float" office:value="37657" calcext:value-type="float">
            <text:p>37'657 <text:s/></text:p>
          </table:table-cell>
          <table:table-cell table:style-name="ce9" office:value-type="float" office:value="37644" calcext:value-type="float">
            <text:p>37'644 <text:s/></text:p>
          </table:table-cell>
          <table:table-cell table:style-name="ce9" office:value-type="float" office:value="37603" calcext:value-type="float">
            <text:p>37'603 <text:s/></text:p>
          </table:table-cell>
          <table:table-cell table:style-name="ce9" office:value-type="float" office:value="37546" calcext:value-type="float">
            <text:p>37'546 <text:s/></text:p>
          </table:table-cell>
          <table:table-cell table:style-name="ce9" office:value-type="float" office:value="37489" calcext:value-type="float">
            <text:p>37'489 <text:s/></text:p>
          </table:table-cell>
          <table:table-cell table:style-name="ce9" office:value-type="float" office:value="37397" calcext:value-type="float">
            <text:p>37'397 <text:s/></text:p>
          </table:table-cell>
          <table:table-cell table:style-name="ce9" office:value-type="float" office:value="37301" calcext:value-type="float">
            <text:p>37'301 <text:s/></text:p>
          </table:table-cell>
          <table:table-cell table:style-name="ce9" office:value-type="float" office:value="37175" calcext:value-type="float">
            <text:p>37'175 <text:s/></text:p>
          </table:table-cell>
          <table:table-cell table:style-name="ce9" office:value-type="float" office:value="37046" calcext:value-type="float">
            <text:p>37'04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Nidwalden</text:p>
          </table:table-cell>
          <table:table-cell table:style-name="ce9" office:value-type="float" office:value="40836" calcext:value-type="float">
            <text:p>40'836 <text:s/></text:p>
          </table:table-cell>
          <table:table-cell table:style-name="ce9" office:value-type="float" office:value="40865" calcext:value-type="float">
            <text:p>40'865 <text:s/></text:p>
          </table:table-cell>
          <table:table-cell table:style-name="ce9" office:value-type="float" office:value="40935" calcext:value-type="float">
            <text:p>40'935 <text:s/></text:p>
          </table:table-cell>
          <table:table-cell table:style-name="ce9" office:value-type="float" office:value="41003" calcext:value-type="float">
            <text:p>41'003 <text:s/></text:p>
          </table:table-cell>
          <table:table-cell table:style-name="ce9" office:value-type="float" office:value="41080" calcext:value-type="float">
            <text:p>41'080 <text:s/></text:p>
          </table:table-cell>
          <table:table-cell table:style-name="ce9" office:value-type="float" office:value="41159" calcext:value-type="float">
            <text:p>41'159 <text:s/></text:p>
          </table:table-cell>
          <table:table-cell table:style-name="ce9" office:value-type="float" office:value="41243" calcext:value-type="float">
            <text:p>41'243 <text:s/></text:p>
          </table:table-cell>
          <table:table-cell table:style-name="ce9" office:value-type="float" office:value="41312" calcext:value-type="float">
            <text:p>41'312 <text:s/></text:p>
          </table:table-cell>
          <table:table-cell table:style-name="ce9" office:value-type="float" office:value="41377" calcext:value-type="float">
            <text:p>41'377 <text:s/></text:p>
          </table:table-cell>
          <table:table-cell table:style-name="ce9" office:value-type="float" office:value="41441" calcext:value-type="float">
            <text:p>41'441 <text:s/></text:p>
          </table:table-cell>
          <table:table-cell table:style-name="ce9" office:value-type="float" office:value="41485" calcext:value-type="float">
            <text:p>41'485 <text:s/></text:p>
          </table:table-cell>
          <table:table-cell table:style-name="ce9" office:value-type="float" office:value="41509" calcext:value-type="float">
            <text:p>41'509 <text:s/></text:p>
          </table:table-cell>
          <table:table-cell table:style-name="ce9" office:value-type="float" office:value="41531" calcext:value-type="float">
            <text:p>41'531 <text:s/></text:p>
          </table:table-cell>
          <table:table-cell table:style-name="ce9" office:value-type="float" office:value="41532" calcext:value-type="float">
            <text:p>41'532 <text:s/></text:p>
          </table:table-cell>
          <table:table-cell table:style-name="ce9" office:value-type="float" office:value="41519" calcext:value-type="float">
            <text:p>41'519 <text:s/></text:p>
          </table:table-cell>
          <table:table-cell table:style-name="ce9" office:value-type="float" office:value="41489" calcext:value-type="float">
            <text:p>41'489 <text:s/></text:p>
          </table:table-cell>
          <table:table-cell table:style-name="ce9" office:value-type="float" office:value="41443" calcext:value-type="float">
            <text:p>41'443 <text:s/></text:p>
          </table:table-cell>
          <table:table-cell table:style-name="ce9" office:value-type="float" office:value="41382" calcext:value-type="float">
            <text:p>41'382 <text:s/></text:p>
          </table:table-cell>
          <table:table-cell table:style-name="ce9" office:value-type="float" office:value="41324" calcext:value-type="float">
            <text:p>41'324 <text:s/></text:p>
          </table:table-cell>
          <table:table-cell table:style-name="ce9" office:value-type="float" office:value="41260" calcext:value-type="float">
            <text:p>41'260 <text:s/></text:p>
          </table:table-cell>
          <table:table-cell table:style-name="ce9" office:value-type="float" office:value="41192" calcext:value-type="float">
            <text:p>41'192 <text:s/></text:p>
          </table:table-cell>
          <table:table-cell table:style-name="ce9" office:value-type="float" office:value="41107" calcext:value-type="float">
            <text:p>41'107 <text:s/></text:p>
          </table:table-cell>
          <table:table-cell table:style-name="ce9" office:value-type="float" office:value="41007" calcext:value-type="float">
            <text:p>41'007 <text:s/></text:p>
          </table:table-cell>
          <table:table-cell table:style-name="ce9" office:value-type="float" office:value="40915" calcext:value-type="float">
            <text:p>40'915 <text:s/></text:p>
          </table:table-cell>
          <table:table-cell table:style-name="ce9" office:value-type="float" office:value="40816" calcext:value-type="float">
            <text:p>40'816 <text:s/></text:p>
          </table:table-cell>
          <table:table-cell table:style-name="ce9" office:value-type="float" office:value="40698" calcext:value-type="float">
            <text:p>40'698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larus</text:p>
          </table:table-cell>
          <table:table-cell table:style-name="ce9" office:value-type="float" office:value="38555" calcext:value-type="float">
            <text:p>38'555 <text:s/></text:p>
          </table:table-cell>
          <table:table-cell table:style-name="ce9" office:value-type="float" office:value="38561" calcext:value-type="float">
            <text:p>38'561 <text:s/></text:p>
          </table:table-cell>
          <table:table-cell table:style-name="ce9" office:value-type="float" office:value="38641" calcext:value-type="float">
            <text:p>38'641 <text:s/></text:p>
          </table:table-cell>
          <table:table-cell table:style-name="ce9" office:value-type="float" office:value="38662" calcext:value-type="float">
            <text:p>38'662 <text:s/></text:p>
          </table:table-cell>
          <table:table-cell table:style-name="ce9" office:value-type="float" office:value="38659" calcext:value-type="float">
            <text:p>38'659 <text:s/></text:p>
          </table:table-cell>
          <table:table-cell table:style-name="ce9" office:value-type="float" office:value="38646" calcext:value-type="float">
            <text:p>38'646 <text:s/></text:p>
          </table:table-cell>
          <table:table-cell table:style-name="ce9" office:value-type="float" office:value="38643" calcext:value-type="float">
            <text:p>38'643 <text:s/></text:p>
          </table:table-cell>
          <table:table-cell table:style-name="ce9" office:value-type="float" office:value="38610" calcext:value-type="float">
            <text:p>38'610 <text:s/></text:p>
          </table:table-cell>
          <table:table-cell table:style-name="ce9" office:value-type="float" office:value="38566" calcext:value-type="float">
            <text:p>38'566 <text:s/></text:p>
          </table:table-cell>
          <table:table-cell table:style-name="ce9" office:value-type="float" office:value="38515" calcext:value-type="float">
            <text:p>38'515 <text:s/></text:p>
          </table:table-cell>
          <table:table-cell table:style-name="ce9" office:value-type="float" office:value="38454" calcext:value-type="float">
            <text:p>38'454 <text:s/></text:p>
          </table:table-cell>
          <table:table-cell table:style-name="ce9" office:value-type="float" office:value="38376" calcext:value-type="float">
            <text:p>38'376 <text:s/></text:p>
          </table:table-cell>
          <table:table-cell table:style-name="ce9" office:value-type="float" office:value="38305" calcext:value-type="float">
            <text:p>38'305 <text:s/></text:p>
          </table:table-cell>
          <table:table-cell table:style-name="ce9" office:value-type="float" office:value="38224" calcext:value-type="float">
            <text:p>38'224 <text:s/></text:p>
          </table:table-cell>
          <table:table-cell table:style-name="ce9" office:value-type="float" office:value="38143" calcext:value-type="float">
            <text:p>38'143 <text:s/></text:p>
          </table:table-cell>
          <table:table-cell table:style-name="ce9" office:value-type="float" office:value="38063" calcext:value-type="float">
            <text:p>38'063 <text:s/></text:p>
          </table:table-cell>
          <table:table-cell table:style-name="ce9" office:value-type="float" office:value="37986" calcext:value-type="float">
            <text:p>37'986 <text:s/></text:p>
          </table:table-cell>
          <table:table-cell table:style-name="ce9" office:value-type="float" office:value="37906" calcext:value-type="float">
            <text:p>37'906 <text:s/></text:p>
          </table:table-cell>
          <table:table-cell table:style-name="ce9" office:value-type="float" office:value="37802" calcext:value-type="float">
            <text:p>37'802 <text:s/></text:p>
          </table:table-cell>
          <table:table-cell table:style-name="ce9" office:value-type="float" office:value="37676" calcext:value-type="float">
            <text:p>37'676 <text:s/></text:p>
          </table:table-cell>
          <table:table-cell table:style-name="ce9" office:value-type="float" office:value="37559" calcext:value-type="float">
            <text:p>37'559 <text:s/></text:p>
          </table:table-cell>
          <table:table-cell table:style-name="ce9" office:value-type="float" office:value="37423" calcext:value-type="float">
            <text:p>37'423 <text:s/></text:p>
          </table:table-cell>
          <table:table-cell table:style-name="ce9" office:value-type="float" office:value="37291" calcext:value-type="float">
            <text:p>37'291 <text:s/></text:p>
          </table:table-cell>
          <table:table-cell table:style-name="ce9" office:value-type="float" office:value="37151" calcext:value-type="float">
            <text:p>37'151 <text:s/></text:p>
          </table:table-cell>
          <table:table-cell table:style-name="ce9" office:value-type="float" office:value="37008" calcext:value-type="float">
            <text:p>37'008 <text:s/></text:p>
          </table:table-cell>
          <table:table-cell table:style-name="ce9" office:value-type="float" office:value="36856" calcext:value-type="float">
            <text:p>36'85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Zug</text:p>
          </table:table-cell>
          <table:table-cell table:style-name="ce9" office:value-type="float" office:value="110776" calcext:value-type="float">
            <text:p>110'776 <text:s/></text:p>
          </table:table-cell>
          <table:table-cell table:style-name="ce9" office:value-type="float" office:value="110538" calcext:value-type="float">
            <text:p>110'538 <text:s/></text:p>
          </table:table-cell>
          <table:table-cell table:style-name="ce9" office:value-type="float" office:value="110656" calcext:value-type="float">
            <text:p>110'656 <text:s/></text:p>
          </table:table-cell>
          <table:table-cell table:style-name="ce9" office:value-type="float" office:value="110664" calcext:value-type="float">
            <text:p>110'664 <text:s/></text:p>
          </table:table-cell>
          <table:table-cell table:style-name="ce9" office:value-type="float" office:value="110726" calcext:value-type="float">
            <text:p>110'726 <text:s/></text:p>
          </table:table-cell>
          <table:table-cell table:style-name="ce9" office:value-type="float" office:value="110775" calcext:value-type="float">
            <text:p>110'775 <text:s/></text:p>
          </table:table-cell>
          <table:table-cell table:style-name="ce9" office:value-type="float" office:value="110800" calcext:value-type="float">
            <text:p>110'800 <text:s/></text:p>
          </table:table-cell>
          <table:table-cell table:style-name="ce9" office:value-type="float" office:value="110831" calcext:value-type="float">
            <text:p>110'831 <text:s/></text:p>
          </table:table-cell>
          <table:table-cell table:style-name="ce9" office:value-type="float" office:value="110815" calcext:value-type="float">
            <text:p>110'815 <text:s/></text:p>
          </table:table-cell>
          <table:table-cell table:style-name="ce9" office:value-type="float" office:value="110749" calcext:value-type="float">
            <text:p>110'749 <text:s/></text:p>
          </table:table-cell>
          <table:table-cell table:style-name="ce9" office:value-type="float" office:value="110643" calcext:value-type="float">
            <text:p>110'643 <text:s/></text:p>
          </table:table-cell>
          <table:table-cell table:style-name="ce9" office:value-type="float" office:value="110496" calcext:value-type="float">
            <text:p>110'496 <text:s/></text:p>
          </table:table-cell>
          <table:table-cell table:style-name="ce9" office:value-type="float" office:value="110321" calcext:value-type="float">
            <text:p>110'321 <text:s/></text:p>
          </table:table-cell>
          <table:table-cell table:style-name="ce9" office:value-type="float" office:value="110128" calcext:value-type="float">
            <text:p>110'128 <text:s/></text:p>
          </table:table-cell>
          <table:table-cell table:style-name="ce9" office:value-type="float" office:value="109894" calcext:value-type="float">
            <text:p>109'894 <text:s/></text:p>
          </table:table-cell>
          <table:table-cell table:style-name="ce9" office:value-type="float" office:value="109639" calcext:value-type="float">
            <text:p>109'639 <text:s/></text:p>
          </table:table-cell>
          <table:table-cell table:style-name="ce9" office:value-type="float" office:value="109373" calcext:value-type="float">
            <text:p>109'373 <text:s/></text:p>
          </table:table-cell>
          <table:table-cell table:style-name="ce9" office:value-type="float" office:value="109070" calcext:value-type="float">
            <text:p>109'070 <text:s/></text:p>
          </table:table-cell>
          <table:table-cell table:style-name="ce9" office:value-type="float" office:value="108728" calcext:value-type="float">
            <text:p>108'728 <text:s/></text:p>
          </table:table-cell>
          <table:table-cell table:style-name="ce9" office:value-type="float" office:value="108362" calcext:value-type="float">
            <text:p>108'362 <text:s/></text:p>
          </table:table-cell>
          <table:table-cell table:style-name="ce9" office:value-type="float" office:value="107983" calcext:value-type="float">
            <text:p>107'983 <text:s/></text:p>
          </table:table-cell>
          <table:table-cell table:style-name="ce9" office:value-type="float" office:value="107586" calcext:value-type="float">
            <text:p>107'586 <text:s/></text:p>
          </table:table-cell>
          <table:table-cell table:style-name="ce9" office:value-type="float" office:value="107178" calcext:value-type="float">
            <text:p>107'178 <text:s/></text:p>
          </table:table-cell>
          <table:table-cell table:style-name="ce9" office:value-type="float" office:value="106740" calcext:value-type="float">
            <text:p>106'740 <text:s/></text:p>
          </table:table-cell>
          <table:table-cell table:style-name="ce9" office:value-type="float" office:value="106318" calcext:value-type="float">
            <text:p>106'318 <text:s/></text:p>
          </table:table-cell>
          <table:table-cell table:style-name="ce9" office:value-type="float" office:value="105876" calcext:value-type="float">
            <text:p>105'87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Freiburg</text:p>
          </table:table-cell>
          <table:table-cell table:style-name="ce9" office:value-type="float" office:value="276613" calcext:value-type="float">
            <text:p>276'613 <text:s/></text:p>
          </table:table-cell>
          <table:table-cell table:style-name="ce9" office:value-type="float" office:value="279802" calcext:value-type="float">
            <text:p>279'802 <text:s/></text:p>
          </table:table-cell>
          <table:table-cell table:style-name="ce9" office:value-type="float" office:value="282971" calcext:value-type="float">
            <text:p>282'971 <text:s/></text:p>
          </table:table-cell>
          <table:table-cell table:style-name="ce9" office:value-type="float" office:value="285621" calcext:value-type="float">
            <text:p>285'621 <text:s/></text:p>
          </table:table-cell>
          <table:table-cell table:style-name="ce9" office:value-type="float" office:value="287826" calcext:value-type="float">
            <text:p>287'826 <text:s/></text:p>
          </table:table-cell>
          <table:table-cell table:style-name="ce9" office:value-type="float" office:value="289808" calcext:value-type="float">
            <text:p>289'808 <text:s/></text:p>
          </table:table-cell>
          <table:table-cell table:style-name="ce9" office:value-type="float" office:value="291578" calcext:value-type="float">
            <text:p>291'578 <text:s/></text:p>
          </table:table-cell>
          <table:table-cell table:style-name="ce9" office:value-type="float" office:value="293206" calcext:value-type="float">
            <text:p>293'206 <text:s/></text:p>
          </table:table-cell>
          <table:table-cell table:style-name="ce9" office:value-type="float" office:value="294640" calcext:value-type="float">
            <text:p>294'640 <text:s/></text:p>
          </table:table-cell>
          <table:table-cell table:style-name="ce9" office:value-type="float" office:value="295896" calcext:value-type="float">
            <text:p>295'896 <text:s/></text:p>
          </table:table-cell>
          <table:table-cell table:style-name="ce9" office:value-type="float" office:value="297009" calcext:value-type="float">
            <text:p>297'009 <text:s/></text:p>
          </table:table-cell>
          <table:table-cell table:style-name="ce9" office:value-type="float" office:value="297959" calcext:value-type="float">
            <text:p>297'959 <text:s/></text:p>
          </table:table-cell>
          <table:table-cell table:style-name="ce9" office:value-type="float" office:value="298762" calcext:value-type="float">
            <text:p>298'762 <text:s/></text:p>
          </table:table-cell>
          <table:table-cell table:style-name="ce9" office:value-type="float" office:value="299443" calcext:value-type="float">
            <text:p>299'443 <text:s/></text:p>
          </table:table-cell>
          <table:table-cell table:style-name="ce9" office:value-type="float" office:value="299971" calcext:value-type="float">
            <text:p>299'971 <text:s/></text:p>
          </table:table-cell>
          <table:table-cell table:style-name="ce9" office:value-type="float" office:value="300383" calcext:value-type="float">
            <text:p>300'383 <text:s/></text:p>
          </table:table-cell>
          <table:table-cell table:style-name="ce9" office:value-type="float" office:value="300666" calcext:value-type="float">
            <text:p>300'666 <text:s/></text:p>
          </table:table-cell>
          <table:table-cell table:style-name="ce9" office:value-type="float" office:value="300791" calcext:value-type="float">
            <text:p>300'791 <text:s/></text:p>
          </table:table-cell>
          <table:table-cell table:style-name="ce9" office:value-type="float" office:value="300826" calcext:value-type="float">
            <text:p>300'826 <text:s/></text:p>
          </table:table-cell>
          <table:table-cell table:style-name="ce9" office:value-type="float" office:value="300720" calcext:value-type="float">
            <text:p>300'720 <text:s/></text:p>
          </table:table-cell>
          <table:table-cell table:style-name="ce9" office:value-type="float" office:value="300485" calcext:value-type="float">
            <text:p>300'485 <text:s/></text:p>
          </table:table-cell>
          <table:table-cell table:style-name="ce9" office:value-type="float" office:value="300150" calcext:value-type="float">
            <text:p>300'150 <text:s/></text:p>
          </table:table-cell>
          <table:table-cell table:style-name="ce9" office:value-type="float" office:value="299692" calcext:value-type="float">
            <text:p>299'692 <text:s/></text:p>
          </table:table-cell>
          <table:table-cell table:style-name="ce9" office:value-type="float" office:value="299135" calcext:value-type="float">
            <text:p>299'135 <text:s/></text:p>
          </table:table-cell>
          <table:table-cell table:style-name="ce9" office:value-type="float" office:value="298487" calcext:value-type="float">
            <text:p>298'487 <text:s/></text:p>
          </table:table-cell>
          <table:table-cell table:style-name="ce9" office:value-type="float" office:value="297722" calcext:value-type="float">
            <text:p>297'722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Solothurn</text:p>
          </table:table-cell>
          <table:table-cell table:style-name="ce9" office:value-type="float" office:value="253621" calcext:value-type="float">
            <text:p>253'621 <text:s/></text:p>
          </table:table-cell>
          <table:table-cell table:style-name="ce9" office:value-type="float" office:value="254734" calcext:value-type="float">
            <text:p>254'734 <text:s/></text:p>
          </table:table-cell>
          <table:table-cell table:style-name="ce9" office:value-type="float" office:value="255753" calcext:value-type="float">
            <text:p>255'753 <text:s/></text:p>
          </table:table-cell>
          <table:table-cell table:style-name="ce9" office:value-type="float" office:value="256436" calcext:value-type="float">
            <text:p>256'436 <text:s/></text:p>
          </table:table-cell>
          <table:table-cell table:style-name="ce9" office:value-type="float" office:value="256767" calcext:value-type="float">
            <text:p>256'767 <text:s/></text:p>
          </table:table-cell>
          <table:table-cell table:style-name="ce9" office:value-type="float" office:value="256929" calcext:value-type="float">
            <text:p>256'929 <text:s/></text:p>
          </table:table-cell>
          <table:table-cell table:style-name="ce9" office:value-type="float" office:value="257043" calcext:value-type="float">
            <text:p>257'043 <text:s/></text:p>
          </table:table-cell>
          <table:table-cell table:style-name="ce9" office:value-type="float" office:value="257049" calcext:value-type="float">
            <text:p>257'049 <text:s/></text:p>
          </table:table-cell>
          <table:table-cell table:style-name="ce9" office:value-type="float" office:value="256965" calcext:value-type="float">
            <text:p>256'965 <text:s/></text:p>
          </table:table-cell>
          <table:table-cell table:style-name="ce9" office:value-type="float" office:value="256843" calcext:value-type="float">
            <text:p>256'843 <text:s/></text:p>
          </table:table-cell>
          <table:table-cell table:style-name="ce9" office:value-type="float" office:value="256695" calcext:value-type="float">
            <text:p>256'695 <text:s/></text:p>
          </table:table-cell>
          <table:table-cell table:style-name="ce9" office:value-type="float" office:value="256563" calcext:value-type="float">
            <text:p>256'563 <text:s/></text:p>
          </table:table-cell>
          <table:table-cell table:style-name="ce9" office:value-type="float" office:value="256369" calcext:value-type="float">
            <text:p>256'369 <text:s/></text:p>
          </table:table-cell>
          <table:table-cell table:style-name="ce9" office:value-type="float" office:value="256133" calcext:value-type="float">
            <text:p>256'133 <text:s/></text:p>
          </table:table-cell>
          <table:table-cell table:style-name="ce9" office:value-type="float" office:value="255874" calcext:value-type="float">
            <text:p>255'874 <text:s/></text:p>
          </table:table-cell>
          <table:table-cell table:style-name="ce9" office:value-type="float" office:value="255555" calcext:value-type="float">
            <text:p>255'555 <text:s/></text:p>
          </table:table-cell>
          <table:table-cell table:style-name="ce9" office:value-type="float" office:value="255156" calcext:value-type="float">
            <text:p>255'156 <text:s/></text:p>
          </table:table-cell>
          <table:table-cell table:style-name="ce9" office:value-type="float" office:value="254668" calcext:value-type="float">
            <text:p>254'668 <text:s/></text:p>
          </table:table-cell>
          <table:table-cell table:style-name="ce9" office:value-type="float" office:value="254083" calcext:value-type="float">
            <text:p>254'083 <text:s/></text:p>
          </table:table-cell>
          <table:table-cell table:style-name="ce9" office:value-type="float" office:value="253429" calcext:value-type="float">
            <text:p>253'429 <text:s/></text:p>
          </table:table-cell>
          <table:table-cell table:style-name="ce9" office:value-type="float" office:value="252690" calcext:value-type="float">
            <text:p>252'690 <text:s/></text:p>
          </table:table-cell>
          <table:table-cell table:style-name="ce9" office:value-type="float" office:value="251866" calcext:value-type="float">
            <text:p>251'866 <text:s/></text:p>
          </table:table-cell>
          <table:table-cell table:style-name="ce9" office:value-type="float" office:value="250958" calcext:value-type="float">
            <text:p>250'958 <text:s/></text:p>
          </table:table-cell>
          <table:table-cell table:style-name="ce9" office:value-type="float" office:value="249965" calcext:value-type="float">
            <text:p>249'965 <text:s/></text:p>
          </table:table-cell>
          <table:table-cell table:style-name="ce9" office:value-type="float" office:value="248906" calcext:value-type="float">
            <text:p>248'906 <text:s/></text:p>
          </table:table-cell>
          <table:table-cell table:style-name="ce9" office:value-type="float" office:value="247776" calcext:value-type="float">
            <text:p>247'776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asel-Stadt</text:p>
          </table:table-cell>
          <table:table-cell table:style-name="ce9" office:value-type="float" office:value="188088" calcext:value-type="float">
            <text:p>188'088 <text:s/></text:p>
          </table:table-cell>
          <table:table-cell table:style-name="ce9" office:value-type="float" office:value="188464" calcext:value-type="float">
            <text:p>188'464 <text:s/></text:p>
          </table:table-cell>
          <table:table-cell table:style-name="ce9" office:value-type="float" office:value="189240" calcext:value-type="float">
            <text:p>189'240 <text:s/></text:p>
          </table:table-cell>
          <table:table-cell table:style-name="ce9" office:value-type="float" office:value="189432" calcext:value-type="float">
            <text:p>189'432 <text:s/></text:p>
          </table:table-cell>
          <table:table-cell table:style-name="ce9" office:value-type="float" office:value="189140" calcext:value-type="float">
            <text:p>189'140 <text:s/></text:p>
          </table:table-cell>
          <table:table-cell table:style-name="ce9" office:value-type="float" office:value="188670" calcext:value-type="float">
            <text:p>188'670 <text:s/></text:p>
          </table:table-cell>
          <table:table-cell table:style-name="ce9" office:value-type="float" office:value="188044" calcext:value-type="float">
            <text:p>188'044 <text:s/></text:p>
          </table:table-cell>
          <table:table-cell table:style-name="ce9" office:value-type="float" office:value="187417" calcext:value-type="float">
            <text:p>187'417 <text:s/></text:p>
          </table:table-cell>
          <table:table-cell table:style-name="ce9" office:value-type="float" office:value="186625" calcext:value-type="float">
            <text:p>186'625 <text:s/></text:p>
          </table:table-cell>
          <table:table-cell table:style-name="ce9" office:value-type="float" office:value="185719" calcext:value-type="float">
            <text:p>185'719 <text:s/></text:p>
          </table:table-cell>
          <table:table-cell table:style-name="ce9" office:value-type="float" office:value="184723" calcext:value-type="float">
            <text:p>184'723 <text:s/></text:p>
          </table:table-cell>
          <table:table-cell table:style-name="ce9" office:value-type="float" office:value="183663" calcext:value-type="float">
            <text:p>183'663 <text:s/></text:p>
          </table:table-cell>
          <table:table-cell table:style-name="ce9" office:value-type="float" office:value="182530" calcext:value-type="float">
            <text:p>182'530 <text:s/></text:p>
          </table:table-cell>
          <table:table-cell table:style-name="ce9" office:value-type="float" office:value="181366" calcext:value-type="float">
            <text:p>181'366 <text:s/></text:p>
          </table:table-cell>
          <table:table-cell table:style-name="ce9" office:value-type="float" office:value="180161" calcext:value-type="float">
            <text:p>180'161 <text:s/></text:p>
          </table:table-cell>
          <table:table-cell table:style-name="ce9" office:value-type="float" office:value="178959" calcext:value-type="float">
            <text:p>178'959 <text:s/></text:p>
          </table:table-cell>
          <table:table-cell table:style-name="ce9" office:value-type="float" office:value="177747" calcext:value-type="float">
            <text:p>177'747 <text:s/></text:p>
          </table:table-cell>
          <table:table-cell table:style-name="ce9" office:value-type="float" office:value="176541" calcext:value-type="float">
            <text:p>176'541 <text:s/></text:p>
          </table:table-cell>
          <table:table-cell table:style-name="ce9" office:value-type="float" office:value="175324" calcext:value-type="float">
            <text:p>175'324 <text:s/></text:p>
          </table:table-cell>
          <table:table-cell table:style-name="ce9" office:value-type="float" office:value="174149" calcext:value-type="float">
            <text:p>174'149 <text:s/></text:p>
          </table:table-cell>
          <table:table-cell table:style-name="ce9" office:value-type="float" office:value="172966" calcext:value-type="float">
            <text:p>172'966 <text:s/></text:p>
          </table:table-cell>
          <table:table-cell table:style-name="ce9" office:value-type="float" office:value="171800" calcext:value-type="float">
            <text:p>171'800 <text:s/></text:p>
          </table:table-cell>
          <table:table-cell table:style-name="ce9" office:value-type="float" office:value="170644" calcext:value-type="float">
            <text:p>170'644 <text:s/></text:p>
          </table:table-cell>
          <table:table-cell table:style-name="ce9" office:value-type="float" office:value="169477" calcext:value-type="float">
            <text:p>169'477 <text:s/></text:p>
          </table:table-cell>
          <table:table-cell table:style-name="ce9" office:value-type="float" office:value="168310" calcext:value-type="float">
            <text:p>168'310 <text:s/></text:p>
          </table:table-cell>
          <table:table-cell table:style-name="ce9" office:value-type="float" office:value="167124" calcext:value-type="float">
            <text:p>167'124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Basel-Landschaft</text:p>
          </table:table-cell>
          <table:table-cell table:style-name="ce9" office:value-type="float" office:value="273791" calcext:value-type="float">
            <text:p>273'791 <text:s/></text:p>
          </table:table-cell>
          <table:table-cell table:style-name="ce9" office:value-type="float" office:value="274568" calcext:value-type="float">
            <text:p>274'568 <text:s/></text:p>
          </table:table-cell>
          <table:table-cell table:style-name="ce9" office:value-type="float" office:value="275398" calcext:value-type="float">
            <text:p>275'398 <text:s/></text:p>
          </table:table-cell>
          <table:table-cell table:style-name="ce9" office:value-type="float" office:value="276013" calcext:value-type="float">
            <text:p>276'013 <text:s/></text:p>
          </table:table-cell>
          <table:table-cell table:style-name="ce9" office:value-type="float" office:value="276317" calcext:value-type="float">
            <text:p>276'317 <text:s/></text:p>
          </table:table-cell>
          <table:table-cell table:style-name="ce9" office:value-type="float" office:value="276595" calcext:value-type="float">
            <text:p>276'595 <text:s/></text:p>
          </table:table-cell>
          <table:table-cell table:style-name="ce9" office:value-type="float" office:value="276796" calcext:value-type="float">
            <text:p>276'796 <text:s/></text:p>
          </table:table-cell>
          <table:table-cell table:style-name="ce9" office:value-type="float" office:value="276959" calcext:value-type="float">
            <text:p>276'959 <text:s/></text:p>
          </table:table-cell>
          <table:table-cell table:style-name="ce9" office:value-type="float" office:value="277073" calcext:value-type="float">
            <text:p>277'073 <text:s/></text:p>
          </table:table-cell>
          <table:table-cell table:style-name="ce9" office:value-type="float" office:value="277071" calcext:value-type="float">
            <text:p>277'071 <text:s/></text:p>
          </table:table-cell>
          <table:table-cell table:style-name="ce9" office:value-type="float" office:value="276986" calcext:value-type="float">
            <text:p>276'986 <text:s/></text:p>
          </table:table-cell>
          <table:table-cell table:style-name="ce9" office:value-type="float" office:value="276830" calcext:value-type="float">
            <text:p>276'830 <text:s/></text:p>
          </table:table-cell>
          <table:table-cell table:style-name="ce9" office:value-type="float" office:value="276601" calcext:value-type="float">
            <text:p>276'601 <text:s/></text:p>
          </table:table-cell>
          <table:table-cell table:style-name="ce9" office:value-type="float" office:value="276314" calcext:value-type="float">
            <text:p>276'314 <text:s/></text:p>
          </table:table-cell>
          <table:table-cell table:style-name="ce9" office:value-type="float" office:value="275952" calcext:value-type="float">
            <text:p>275'952 <text:s/></text:p>
          </table:table-cell>
          <table:table-cell table:style-name="ce9" office:value-type="float" office:value="275497" calcext:value-type="float">
            <text:p>275'497 <text:s/></text:p>
          </table:table-cell>
          <table:table-cell table:style-name="ce9" office:value-type="float" office:value="275004" calcext:value-type="float">
            <text:p>275'004 <text:s/></text:p>
          </table:table-cell>
          <table:table-cell table:style-name="ce9" office:value-type="float" office:value="274415" calcext:value-type="float">
            <text:p>274'415 <text:s/></text:p>
          </table:table-cell>
          <table:table-cell table:style-name="ce9" office:value-type="float" office:value="273778" calcext:value-type="float">
            <text:p>273'778 <text:s/></text:p>
          </table:table-cell>
          <table:table-cell table:style-name="ce9" office:value-type="float" office:value="273062" calcext:value-type="float">
            <text:p>273'062 <text:s/></text:p>
          </table:table-cell>
          <table:table-cell table:style-name="ce9" office:value-type="float" office:value="272280" calcext:value-type="float">
            <text:p>272'280 <text:s/></text:p>
          </table:table-cell>
          <table:table-cell table:style-name="ce9" office:value-type="float" office:value="271435" calcext:value-type="float">
            <text:p>271'435 <text:s/></text:p>
          </table:table-cell>
          <table:table-cell table:style-name="ce9" office:value-type="float" office:value="270523" calcext:value-type="float">
            <text:p>270'523 <text:s/></text:p>
          </table:table-cell>
          <table:table-cell table:style-name="ce9" office:value-type="float" office:value="269541" calcext:value-type="float">
            <text:p>269'541 <text:s/></text:p>
          </table:table-cell>
          <table:table-cell table:style-name="ce9" office:value-type="float" office:value="268501" calcext:value-type="float">
            <text:p>268'501 <text:s/></text:p>
          </table:table-cell>
          <table:table-cell table:style-name="ce9" office:value-type="float" office:value="267409" calcext:value-type="float">
            <text:p>267'409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chaffhausen</text:p>
          </table:table-cell>
          <table:table-cell table:style-name="ce9" office:value-type="float" office:value="75569" calcext:value-type="float">
            <text:p>75'569 <text:s/></text:p>
          </table:table-cell>
          <table:table-cell table:style-name="ce9" office:value-type="float" office:value="75349" calcext:value-type="float">
            <text:p>75'349 <text:s/></text:p>
          </table:table-cell>
          <table:table-cell table:style-name="ce9" office:value-type="float" office:value="75141" calcext:value-type="float">
            <text:p>75'141 <text:s/></text:p>
          </table:table-cell>
          <table:table-cell table:style-name="ce9" office:value-type="float" office:value="74916" calcext:value-type="float">
            <text:p>74'916 <text:s/></text:p>
          </table:table-cell>
          <table:table-cell table:style-name="ce9" office:value-type="float" office:value="74694" calcext:value-type="float">
            <text:p>74'694 <text:s/></text:p>
          </table:table-cell>
          <table:table-cell table:style-name="ce9" office:value-type="float" office:value="74487" calcext:value-type="float">
            <text:p>74'487 <text:s/></text:p>
          </table:table-cell>
          <table:table-cell table:style-name="ce9" office:value-type="float" office:value="74295" calcext:value-type="float">
            <text:p>74'295 <text:s/></text:p>
          </table:table-cell>
          <table:table-cell table:style-name="ce9" office:value-type="float" office:value="74113" calcext:value-type="float">
            <text:p>74'113 <text:s/></text:p>
          </table:table-cell>
          <table:table-cell table:style-name="ce9" office:value-type="float" office:value="73910" calcext:value-type="float">
            <text:p>73'910 <text:s/></text:p>
          </table:table-cell>
          <table:table-cell table:style-name="ce9" office:value-type="float" office:value="73679" calcext:value-type="float">
            <text:p>73'679 <text:s/></text:p>
          </table:table-cell>
          <table:table-cell table:style-name="ce9" office:value-type="float" office:value="73426" calcext:value-type="float">
            <text:p>73'426 <text:s/></text:p>
          </table:table-cell>
          <table:table-cell table:style-name="ce9" office:value-type="float" office:value="73171" calcext:value-type="float">
            <text:p>73'171 <text:s/></text:p>
          </table:table-cell>
          <table:table-cell table:style-name="ce9" office:value-type="float" office:value="72917" calcext:value-type="float">
            <text:p>72'917 <text:s/></text:p>
          </table:table-cell>
          <table:table-cell table:style-name="ce9" office:value-type="float" office:value="72671" calcext:value-type="float">
            <text:p>72'671 <text:s/></text:p>
          </table:table-cell>
          <table:table-cell table:style-name="ce9" office:value-type="float" office:value="72416" calcext:value-type="float">
            <text:p>72'416 <text:s/></text:p>
          </table:table-cell>
          <table:table-cell table:style-name="ce9" office:value-type="float" office:value="72170" calcext:value-type="float">
            <text:p>72'170 <text:s/></text:p>
          </table:table-cell>
          <table:table-cell table:style-name="ce9" office:value-type="float" office:value="71914" calcext:value-type="float">
            <text:p>71'914 <text:s/></text:p>
          </table:table-cell>
          <table:table-cell table:style-name="ce9" office:value-type="float" office:value="71644" calcext:value-type="float">
            <text:p>71'644 <text:s/></text:p>
          </table:table-cell>
          <table:table-cell table:style-name="ce9" office:value-type="float" office:value="71392" calcext:value-type="float">
            <text:p>71'392 <text:s/></text:p>
          </table:table-cell>
          <table:table-cell table:style-name="ce9" office:value-type="float" office:value="71122" calcext:value-type="float">
            <text:p>71'122 <text:s/></text:p>
          </table:table-cell>
          <table:table-cell table:style-name="ce9" office:value-type="float" office:value="70860" calcext:value-type="float">
            <text:p>70'860 <text:s/></text:p>
          </table:table-cell>
          <table:table-cell table:style-name="ce9" office:value-type="float" office:value="70579" calcext:value-type="float">
            <text:p>70'579 <text:s/></text:p>
          </table:table-cell>
          <table:table-cell table:style-name="ce9" office:value-type="float" office:value="70292" calcext:value-type="float">
            <text:p>70'292 <text:s/></text:p>
          </table:table-cell>
          <table:table-cell table:style-name="ce9" office:value-type="float" office:value="70008" calcext:value-type="float">
            <text:p>70'008 <text:s/></text:p>
          </table:table-cell>
          <table:table-cell table:style-name="ce9" office:value-type="float" office:value="69710" calcext:value-type="float">
            <text:p>69'710 <text:s/></text:p>
          </table:table-cell>
          <table:table-cell table:style-name="ce9" office:value-type="float" office:value="69407" calcext:value-type="float">
            <text:p>69'407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Appenzell A.Rh.</text:p>
          </table:table-cell>
          <table:table-cell table:style-name="ce9" office:value-type="float" office:value="52904" calcext:value-type="float">
            <text:p>52'904 <text:s/></text:p>
          </table:table-cell>
          <table:table-cell table:style-name="ce9" office:value-type="float" office:value="52785" calcext:value-type="float">
            <text:p>52'785 <text:s/></text:p>
          </table:table-cell>
          <table:table-cell table:style-name="ce9" office:value-type="float" office:value="52786" calcext:value-type="float">
            <text:p>52'786 <text:s/></text:p>
          </table:table-cell>
          <table:table-cell table:style-name="ce9" office:value-type="float" office:value="52752" calcext:value-type="float">
            <text:p>52'752 <text:s/></text:p>
          </table:table-cell>
          <table:table-cell table:style-name="ce9" office:value-type="float" office:value="52696" calcext:value-type="float">
            <text:p>52'696 <text:s/></text:p>
          </table:table-cell>
          <table:table-cell table:style-name="ce9" office:value-type="float" office:value="52638" calcext:value-type="float">
            <text:p>52'638 <text:s/></text:p>
          </table:table-cell>
          <table:table-cell table:style-name="ce9" office:value-type="float" office:value="52565" calcext:value-type="float">
            <text:p>52'565 <text:s/></text:p>
          </table:table-cell>
          <table:table-cell table:style-name="ce9" office:value-type="float" office:value="52512" calcext:value-type="float">
            <text:p>52'512 <text:s/></text:p>
          </table:table-cell>
          <table:table-cell table:style-name="ce9" office:value-type="float" office:value="52445" calcext:value-type="float">
            <text:p>52'445 <text:s/></text:p>
          </table:table-cell>
          <table:table-cell table:style-name="ce9" office:value-type="float" office:value="52366" calcext:value-type="float">
            <text:p>52'366 <text:s/></text:p>
          </table:table-cell>
          <table:table-cell table:style-name="ce9" office:value-type="float" office:value="52281" calcext:value-type="float">
            <text:p>52'281 <text:s/></text:p>
          </table:table-cell>
          <table:table-cell table:style-name="ce9" office:value-type="float" office:value="52192" calcext:value-type="float">
            <text:p>52'192 <text:s/></text:p>
          </table:table-cell>
          <table:table-cell table:style-name="ce9" office:value-type="float" office:value="52126" calcext:value-type="float">
            <text:p>52'126 <text:s/></text:p>
          </table:table-cell>
          <table:table-cell table:style-name="ce9" office:value-type="float" office:value="52063" calcext:value-type="float">
            <text:p>52'063 <text:s/></text:p>
          </table:table-cell>
          <table:table-cell table:style-name="ce9" office:value-type="float" office:value="52002" calcext:value-type="float">
            <text:p>52'002 <text:s/></text:p>
          </table:table-cell>
          <table:table-cell table:style-name="ce9" office:value-type="float" office:value="51938" calcext:value-type="float">
            <text:p>51'938 <text:s/></text:p>
          </table:table-cell>
          <table:table-cell table:style-name="ce9" office:value-type="float" office:value="51872" calcext:value-type="float">
            <text:p>51'872 <text:s/></text:p>
          </table:table-cell>
          <table:table-cell table:style-name="ce9" office:value-type="float" office:value="51794" calcext:value-type="float">
            <text:p>51'794 <text:s/></text:p>
          </table:table-cell>
          <table:table-cell table:style-name="ce9" office:value-type="float" office:value="51721" calcext:value-type="float">
            <text:p>51'721 <text:s/></text:p>
          </table:table-cell>
          <table:table-cell table:style-name="ce9" office:value-type="float" office:value="51622" calcext:value-type="float">
            <text:p>51'622 <text:s/></text:p>
          </table:table-cell>
          <table:table-cell table:style-name="ce9" office:value-type="float" office:value="51503" calcext:value-type="float">
            <text:p>51'503 <text:s/></text:p>
          </table:table-cell>
          <table:table-cell table:style-name="ce9" office:value-type="float" office:value="51385" calcext:value-type="float">
            <text:p>51'385 <text:s/></text:p>
          </table:table-cell>
          <table:table-cell table:style-name="ce9" office:value-type="float" office:value="51256" calcext:value-type="float">
            <text:p>51'256 <text:s/></text:p>
          </table:table-cell>
          <table:table-cell table:style-name="ce9" office:value-type="float" office:value="51106" calcext:value-type="float">
            <text:p>51'106 <text:s/></text:p>
          </table:table-cell>
          <table:table-cell table:style-name="ce9" office:value-type="float" office:value="50940" calcext:value-type="float">
            <text:p>50'940 <text:s/></text:p>
          </table:table-cell>
          <table:table-cell table:style-name="ce9" office:value-type="float" office:value="50782" calcext:value-type="float">
            <text:p>50'782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Appenzell I.Rh.</text:p>
          </table:table-cell>
          <table:table-cell table:style-name="ce9" office:value-type="float" office:value="15771" calcext:value-type="float">
            <text:p>15'771 <text:s/></text:p>
          </table:table-cell>
          <table:table-cell table:style-name="ce9" office:value-type="float" office:value="15890" calcext:value-type="float">
            <text:p>15'890 <text:s/></text:p>
          </table:table-cell>
          <table:table-cell table:style-name="ce9" office:value-type="float" office:value="15931" calcext:value-type="float">
            <text:p>15'931 <text:s/></text:p>
          </table:table-cell>
          <table:table-cell table:style-name="ce9" office:value-type="float" office:value="15991" calcext:value-type="float">
            <text:p>15'991 <text:s/></text:p>
          </table:table-cell>
          <table:table-cell table:style-name="ce9" office:value-type="float" office:value="16036" calcext:value-type="float">
            <text:p>16'036 <text:s/></text:p>
          </table:table-cell>
          <table:table-cell table:style-name="ce9" office:value-type="float" office:value="16066" calcext:value-type="float">
            <text:p>16'066 <text:s/></text:p>
          </table:table-cell>
          <table:table-cell table:style-name="ce9" office:value-type="float" office:value="16080" calcext:value-type="float">
            <text:p>16'080 <text:s/></text:p>
          </table:table-cell>
          <table:table-cell table:style-name="ce9" office:value-type="float" office:value="16093" calcext:value-type="float">
            <text:p>16'093 <text:s/></text:p>
          </table:table-cell>
          <table:table-cell table:style-name="ce9" office:value-type="float" office:value="16096" calcext:value-type="float">
            <text:p>16'096 <text:s/></text:p>
          </table:table-cell>
          <table:table-cell table:style-name="ce9" office:value-type="float" office:value="16100" calcext:value-type="float">
            <text:p>16'100 <text:s/></text:p>
          </table:table-cell>
          <table:table-cell table:style-name="ce9" office:value-type="float" office:value="16091" calcext:value-type="float">
            <text:p>16'091 <text:s/></text:p>
          </table:table-cell>
          <table:table-cell table:style-name="ce9" office:value-type="float" office:value="16078" calcext:value-type="float">
            <text:p>16'078 <text:s/></text:p>
          </table:table-cell>
          <table:table-cell table:style-name="ce9" office:value-type="float" office:value="16076" calcext:value-type="float">
            <text:p>16'076 <text:s/></text:p>
          </table:table-cell>
          <table:table-cell table:style-name="ce9" office:value-type="float" office:value="16065" calcext:value-type="float">
            <text:p>16'065 <text:s/></text:p>
          </table:table-cell>
          <table:table-cell table:style-name="ce9" office:value-type="float" office:value="16058" calcext:value-type="float">
            <text:p>16'058 <text:s/></text:p>
          </table:table-cell>
          <table:table-cell table:style-name="ce9" office:value-type="float" office:value="16033" calcext:value-type="float">
            <text:p>16'033 <text:s/></text:p>
          </table:table-cell>
          <table:table-cell table:style-name="ce9" office:value-type="float" office:value="16015" calcext:value-type="float">
            <text:p>16'015 <text:s/></text:p>
          </table:table-cell>
          <table:table-cell table:style-name="ce9" office:value-type="float" office:value="15988" calcext:value-type="float">
            <text:p>15'988 <text:s/></text:p>
          </table:table-cell>
          <table:table-cell table:style-name="ce9" office:value-type="float" office:value="15957" calcext:value-type="float">
            <text:p>15'957 <text:s/></text:p>
          </table:table-cell>
          <table:table-cell table:style-name="ce9" office:value-type="float" office:value="15921" calcext:value-type="float">
            <text:p>15'921 <text:s/></text:p>
          </table:table-cell>
          <table:table-cell table:style-name="ce9" office:value-type="float" office:value="15868" calcext:value-type="float">
            <text:p>15'868 <text:s/></text:p>
          </table:table-cell>
          <table:table-cell table:style-name="ce9" office:value-type="float" office:value="15818" calcext:value-type="float">
            <text:p>15'818 <text:s/></text:p>
          </table:table-cell>
          <table:table-cell table:style-name="ce9" office:value-type="float" office:value="15764" calcext:value-type="float">
            <text:p>15'764 <text:s/></text:p>
          </table:table-cell>
          <table:table-cell table:style-name="ce9" office:value-type="float" office:value="15720" calcext:value-type="float">
            <text:p>15'720 <text:s/></text:p>
          </table:table-cell>
          <table:table-cell table:style-name="ce9" office:value-type="float" office:value="15670" calcext:value-type="float">
            <text:p>15'670 <text:s/></text:p>
          </table:table-cell>
          <table:table-cell table:style-name="ce9" office:value-type="float" office:value="15607" calcext:value-type="float">
            <text:p>15'607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St. Gallen</text:p>
          </table:table-cell>
          <table:table-cell table:style-name="ce9" office:value-type="float" office:value="475285" calcext:value-type="float">
            <text:p>475'285 <text:s/></text:p>
          </table:table-cell>
          <table:table-cell table:style-name="ce9" office:value-type="float" office:value="474957" calcext:value-type="float">
            <text:p>474'957 <text:s/></text:p>
          </table:table-cell>
          <table:table-cell table:style-name="ce9" office:value-type="float" office:value="474769" calcext:value-type="float">
            <text:p>474'769 <text:s/></text:p>
          </table:table-cell>
          <table:table-cell table:style-name="ce9" office:value-type="float" office:value="474680" calcext:value-type="float">
            <text:p>474'680 <text:s/></text:p>
          </table:table-cell>
          <table:table-cell table:style-name="ce9" office:value-type="float" office:value="474823" calcext:value-type="float">
            <text:p>474'823 <text:s/></text:p>
          </table:table-cell>
          <table:table-cell table:style-name="ce9" office:value-type="float" office:value="475053" calcext:value-type="float">
            <text:p>475'053 <text:s/></text:p>
          </table:table-cell>
          <table:table-cell table:style-name="ce9" office:value-type="float" office:value="475337" calcext:value-type="float">
            <text:p>475'337 <text:s/></text:p>
          </table:table-cell>
          <table:table-cell table:style-name="ce9" office:value-type="float" office:value="475562" calcext:value-type="float">
            <text:p>475'562 <text:s/></text:p>
          </table:table-cell>
          <table:table-cell table:style-name="ce9" office:value-type="float" office:value="475460" calcext:value-type="float">
            <text:p>475'460 <text:s/></text:p>
          </table:table-cell>
          <table:table-cell table:style-name="ce9" office:value-type="float" office:value="474970" calcext:value-type="float">
            <text:p>474'970 <text:s/></text:p>
          </table:table-cell>
          <table:table-cell table:style-name="ce9" office:value-type="float" office:value="474299" calcext:value-type="float">
            <text:p>474'299 <text:s/></text:p>
          </table:table-cell>
          <table:table-cell table:style-name="ce9" office:value-type="float" office:value="473486" calcext:value-type="float">
            <text:p>473'486 <text:s/></text:p>
          </table:table-cell>
          <table:table-cell table:style-name="ce9" office:value-type="float" office:value="472596" calcext:value-type="float">
            <text:p>472'596 <text:s/></text:p>
          </table:table-cell>
          <table:table-cell table:style-name="ce9" office:value-type="float" office:value="471628" calcext:value-type="float">
            <text:p>471'628 <text:s/></text:p>
          </table:table-cell>
          <table:table-cell table:style-name="ce9" office:value-type="float" office:value="470639" calcext:value-type="float">
            <text:p>470'639 <text:s/></text:p>
          </table:table-cell>
          <table:table-cell table:style-name="ce9" office:value-type="float" office:value="469512" calcext:value-type="float">
            <text:p>469'512 <text:s/></text:p>
          </table:table-cell>
          <table:table-cell table:style-name="ce9" office:value-type="float" office:value="468309" calcext:value-type="float">
            <text:p>468'309 <text:s/></text:p>
          </table:table-cell>
          <table:table-cell table:style-name="ce9" office:value-type="float" office:value="466970" calcext:value-type="float">
            <text:p>466'970 <text:s/></text:p>
          </table:table-cell>
          <table:table-cell table:style-name="ce9" office:value-type="float" office:value="465534" calcext:value-type="float">
            <text:p>465'534 <text:s/></text:p>
          </table:table-cell>
          <table:table-cell table:style-name="ce9" office:value-type="float" office:value="463955" calcext:value-type="float">
            <text:p>463'955 <text:s/></text:p>
          </table:table-cell>
          <table:table-cell table:style-name="ce9" office:value-type="float" office:value="462279" calcext:value-type="float">
            <text:p>462'279 <text:s/></text:p>
          </table:table-cell>
          <table:table-cell table:style-name="ce9" office:value-type="float" office:value="460472" calcext:value-type="float">
            <text:p>460'472 <text:s/></text:p>
          </table:table-cell>
          <table:table-cell table:style-name="ce9" office:value-type="float" office:value="458586" calcext:value-type="float">
            <text:p>458'586 <text:s/></text:p>
          </table:table-cell>
          <table:table-cell table:style-name="ce9" office:value-type="float" office:value="456571" calcext:value-type="float">
            <text:p>456'571 <text:s/></text:p>
          </table:table-cell>
          <table:table-cell table:style-name="ce9" office:value-type="float" office:value="454502" calcext:value-type="float">
            <text:p>454'502 <text:s/></text:p>
          </table:table-cell>
          <table:table-cell table:style-name="ce9" office:value-type="float" office:value="452377" calcext:value-type="float">
            <text:p>452'377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raubünden</text:p>
          </table:table-cell>
          <table:table-cell table:style-name="ce9" office:value-type="float" office:value="191991" calcext:value-type="float">
            <text:p>191'991 <text:s/></text:p>
          </table:table-cell>
          <table:table-cell table:style-name="ce9" office:value-type="float" office:value="191911" calcext:value-type="float">
            <text:p>191'911 <text:s/></text:p>
          </table:table-cell>
          <table:table-cell table:style-name="ce9" office:value-type="float" office:value="191644" calcext:value-type="float">
            <text:p>191'644 <text:s/></text:p>
          </table:table-cell>
          <table:table-cell table:style-name="ce9" office:value-type="float" office:value="191157" calcext:value-type="float">
            <text:p>191'157 <text:s/></text:p>
          </table:table-cell>
          <table:table-cell table:style-name="ce9" office:value-type="float" office:value="190492" calcext:value-type="float">
            <text:p>190'492 <text:s/></text:p>
          </table:table-cell>
          <table:table-cell table:style-name="ce9" office:value-type="float" office:value="189842" calcext:value-type="float">
            <text:p>189'842 <text:s/></text:p>
          </table:table-cell>
          <table:table-cell table:style-name="ce9" office:value-type="float" office:value="189259" calcext:value-type="float">
            <text:p>189'259 <text:s/></text:p>
          </table:table-cell>
          <table:table-cell table:style-name="ce9" office:value-type="float" office:value="188750" calcext:value-type="float">
            <text:p>188'750 <text:s/></text:p>
          </table:table-cell>
          <table:table-cell table:style-name="ce9" office:value-type="float" office:value="188197" calcext:value-type="float">
            <text:p>188'197 <text:s/></text:p>
          </table:table-cell>
          <table:table-cell table:style-name="ce9" office:value-type="float" office:value="187617" calcext:value-type="float">
            <text:p>187'617 <text:s/></text:p>
          </table:table-cell>
          <table:table-cell table:style-name="ce9" office:value-type="float" office:value="187017" calcext:value-type="float">
            <text:p>187'017 <text:s/></text:p>
          </table:table-cell>
          <table:table-cell table:style-name="ce9" office:value-type="float" office:value="186408" calcext:value-type="float">
            <text:p>186'408 <text:s/></text:p>
          </table:table-cell>
          <table:table-cell table:style-name="ce9" office:value-type="float" office:value="185821" calcext:value-type="float">
            <text:p>185'821 <text:s/></text:p>
          </table:table-cell>
          <table:table-cell table:style-name="ce9" office:value-type="float" office:value="185191" calcext:value-type="float">
            <text:p>185'191 <text:s/></text:p>
          </table:table-cell>
          <table:table-cell table:style-name="ce9" office:value-type="float" office:value="184548" calcext:value-type="float">
            <text:p>184'548 <text:s/></text:p>
          </table:table-cell>
          <table:table-cell table:style-name="ce9" office:value-type="float" office:value="183880" calcext:value-type="float">
            <text:p>183'880 <text:s/></text:p>
          </table:table-cell>
          <table:table-cell table:style-name="ce9" office:value-type="float" office:value="183180" calcext:value-type="float">
            <text:p>183'180 <text:s/></text:p>
          </table:table-cell>
          <table:table-cell table:style-name="ce9" office:value-type="float" office:value="182462" calcext:value-type="float">
            <text:p>182'462 <text:s/></text:p>
          </table:table-cell>
          <table:table-cell table:style-name="ce9" office:value-type="float" office:value="181713" calcext:value-type="float">
            <text:p>181'713 <text:s/></text:p>
          </table:table-cell>
          <table:table-cell table:style-name="ce9" office:value-type="float" office:value="180956" calcext:value-type="float">
            <text:p>180'956 <text:s/></text:p>
          </table:table-cell>
          <table:table-cell table:style-name="ce9" office:value-type="float" office:value="180158" calcext:value-type="float">
            <text:p>180'158 <text:s/></text:p>
          </table:table-cell>
          <table:table-cell table:style-name="ce9" office:value-type="float" office:value="179343" calcext:value-type="float">
            <text:p>179'343 <text:s/></text:p>
          </table:table-cell>
          <table:table-cell table:style-name="ce9" office:value-type="float" office:value="178502" calcext:value-type="float">
            <text:p>178'502 <text:s/></text:p>
          </table:table-cell>
          <table:table-cell table:style-name="ce9" office:value-type="float" office:value="177641" calcext:value-type="float">
            <text:p>177'641 <text:s/></text:p>
          </table:table-cell>
          <table:table-cell table:style-name="ce9" office:value-type="float" office:value="176765" calcext:value-type="float">
            <text:p>176'765 <text:s/></text:p>
          </table:table-cell>
          <table:table-cell table:style-name="ce9" office:value-type="float" office:value="175853" calcext:value-type="float">
            <text:p>175'853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Aargau</text:p>
          </table:table-cell>
          <table:table-cell table:style-name="ce9" office:value-type="float" office:value="606572" calcext:value-type="float">
            <text:p>606'572 <text:s/></text:p>
          </table:table-cell>
          <table:table-cell table:style-name="ce9" office:value-type="float" office:value="612233" calcext:value-type="float">
            <text:p>612'233 <text:s/></text:p>
          </table:table-cell>
          <table:table-cell table:style-name="ce9" office:value-type="float" office:value="617594" calcext:value-type="float">
            <text:p>617'594 <text:s/></text:p>
          </table:table-cell>
          <table:table-cell table:style-name="ce9" office:value-type="float" office:value="622134" calcext:value-type="float">
            <text:p>622'134 <text:s/></text:p>
          </table:table-cell>
          <table:table-cell table:style-name="ce9" office:value-type="float" office:value="626055" calcext:value-type="float">
            <text:p>626'055 <text:s/></text:p>
          </table:table-cell>
          <table:table-cell table:style-name="ce9" office:value-type="float" office:value="629738" calcext:value-type="float">
            <text:p>629'738 <text:s/></text:p>
          </table:table-cell>
          <table:table-cell table:style-name="ce9" office:value-type="float" office:value="633227" calcext:value-type="float">
            <text:p>633'227 <text:s/></text:p>
          </table:table-cell>
          <table:table-cell table:style-name="ce9" office:value-type="float" office:value="636567" calcext:value-type="float">
            <text:p>636'567 <text:s/></text:p>
          </table:table-cell>
          <table:table-cell table:style-name="ce9" office:value-type="float" office:value="639578" calcext:value-type="float">
            <text:p>639'578 <text:s/></text:p>
          </table:table-cell>
          <table:table-cell table:style-name="ce9" office:value-type="float" office:value="642285" calcext:value-type="float">
            <text:p>642'285 <text:s/></text:p>
          </table:table-cell>
          <table:table-cell table:style-name="ce9" office:value-type="float" office:value="644703" calcext:value-type="float">
            <text:p>644'703 <text:s/></text:p>
          </table:table-cell>
          <table:table-cell table:style-name="ce9" office:value-type="float" office:value="646860" calcext:value-type="float">
            <text:p>646'860 <text:s/></text:p>
          </table:table-cell>
          <table:table-cell table:style-name="ce9" office:value-type="float" office:value="648779" calcext:value-type="float">
            <text:p>648'779 <text:s/></text:p>
          </table:table-cell>
          <table:table-cell table:style-name="ce9" office:value-type="float" office:value="650421" calcext:value-type="float">
            <text:p>650'421 <text:s/></text:p>
          </table:table-cell>
          <table:table-cell table:style-name="ce9" office:value-type="float" office:value="651779" calcext:value-type="float">
            <text:p>651'779 <text:s/></text:p>
          </table:table-cell>
          <table:table-cell table:style-name="ce9" office:value-type="float" office:value="652899" calcext:value-type="float">
            <text:p>652'899 <text:s/></text:p>
          </table:table-cell>
          <table:table-cell table:style-name="ce9" office:value-type="float" office:value="653760" calcext:value-type="float">
            <text:p>653'760 <text:s/></text:p>
          </table:table-cell>
          <table:table-cell table:style-name="ce9" office:value-type="float" office:value="654388" calcext:value-type="float">
            <text:p>654'388 <text:s/></text:p>
          </table:table-cell>
          <table:table-cell table:style-name="ce9" office:value-type="float" office:value="654781" calcext:value-type="float">
            <text:p>654'781 <text:s/></text:p>
          </table:table-cell>
          <table:table-cell table:style-name="ce9" office:value-type="float" office:value="654890" calcext:value-type="float">
            <text:p>654'890 <text:s/></text:p>
          </table:table-cell>
          <table:table-cell table:style-name="ce9" office:value-type="float" office:value="654760" calcext:value-type="float">
            <text:p>654'760 <text:s/></text:p>
          </table:table-cell>
          <table:table-cell table:style-name="ce9" office:value-type="float" office:value="654379" calcext:value-type="float">
            <text:p>654'379 <text:s/></text:p>
          </table:table-cell>
          <table:table-cell table:style-name="ce9" office:value-type="float" office:value="653771" calcext:value-type="float">
            <text:p>653'771 <text:s/></text:p>
          </table:table-cell>
          <table:table-cell table:style-name="ce9" office:value-type="float" office:value="652939" calcext:value-type="float">
            <text:p>652'939 <text:s/></text:p>
          </table:table-cell>
          <table:table-cell table:style-name="ce9" office:value-type="float" office:value="651879" calcext:value-type="float">
            <text:p>651'879 <text:s/></text:p>
          </table:table-cell>
          <table:table-cell table:style-name="ce9" office:value-type="float" office:value="650580" calcext:value-type="float">
            <text:p>650'580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Thurgau</text:p>
          </table:table-cell>
          <table:table-cell table:style-name="ce9" office:value-type="float" office:value="247035" calcext:value-type="float">
            <text:p>247'035 <text:s/></text:p>
          </table:table-cell>
          <table:table-cell table:style-name="ce9" office:value-type="float" office:value="249118" calcext:value-type="float">
            <text:p>249'118 <text:s/></text:p>
          </table:table-cell>
          <table:table-cell table:style-name="ce9" office:value-type="float" office:value="251260" calcext:value-type="float">
            <text:p>251'260 <text:s/></text:p>
          </table:table-cell>
          <table:table-cell table:style-name="ce9" office:value-type="float" office:value="253030" calcext:value-type="float">
            <text:p>253'030 <text:s/></text:p>
          </table:table-cell>
          <table:table-cell table:style-name="ce9" office:value-type="float" office:value="254410" calcext:value-type="float">
            <text:p>254'410 <text:s/></text:p>
          </table:table-cell>
          <table:table-cell table:style-name="ce9" office:value-type="float" office:value="255619" calcext:value-type="float">
            <text:p>255'619 <text:s/></text:p>
          </table:table-cell>
          <table:table-cell table:style-name="ce9" office:value-type="float" office:value="256665" calcext:value-type="float">
            <text:p>256'665 <text:s/></text:p>
          </table:table-cell>
          <table:table-cell table:style-name="ce9" office:value-type="float" office:value="257619" calcext:value-type="float">
            <text:p>257'619 <text:s/></text:p>
          </table:table-cell>
          <table:table-cell table:style-name="ce9" office:value-type="float" office:value="258422" calcext:value-type="float">
            <text:p>258'422 <text:s/></text:p>
          </table:table-cell>
          <table:table-cell table:style-name="ce9" office:value-type="float" office:value="259072" calcext:value-type="float">
            <text:p>259'072 <text:s/></text:p>
          </table:table-cell>
          <table:table-cell table:style-name="ce9" office:value-type="float" office:value="259588" calcext:value-type="float">
            <text:p>259'588 <text:s/></text:p>
          </table:table-cell>
          <table:table-cell table:style-name="ce9" office:value-type="float" office:value="260016" calcext:value-type="float">
            <text:p>260'016 <text:s/></text:p>
          </table:table-cell>
          <table:table-cell table:style-name="ce9" office:value-type="float" office:value="260312" calcext:value-type="float">
            <text:p>260'312 <text:s/></text:p>
          </table:table-cell>
          <table:table-cell table:style-name="ce9" office:value-type="float" office:value="260508" calcext:value-type="float">
            <text:p>260'508 <text:s/></text:p>
          </table:table-cell>
          <table:table-cell table:style-name="ce9" office:value-type="float" office:value="260583" calcext:value-type="float">
            <text:p>260'583 <text:s/></text:p>
          </table:table-cell>
          <table:table-cell table:style-name="ce9" office:value-type="float" office:value="260549" calcext:value-type="float">
            <text:p>260'549 <text:s/></text:p>
          </table:table-cell>
          <table:table-cell table:style-name="ce9" office:value-type="float" office:value="260412" calcext:value-type="float">
            <text:p>260'412 <text:s/></text:p>
          </table:table-cell>
          <table:table-cell table:style-name="ce9" office:value-type="float" office:value="260169" calcext:value-type="float">
            <text:p>260'169 <text:s/></text:p>
          </table:table-cell>
          <table:table-cell table:style-name="ce9" office:value-type="float" office:value="259824" calcext:value-type="float">
            <text:p>259'824 <text:s/></text:p>
          </table:table-cell>
          <table:table-cell table:style-name="ce9" office:value-type="float" office:value="259398" calcext:value-type="float">
            <text:p>259'398 <text:s/></text:p>
          </table:table-cell>
          <table:table-cell table:style-name="ce9" office:value-type="float" office:value="258861" calcext:value-type="float">
            <text:p>258'861 <text:s/></text:p>
          </table:table-cell>
          <table:table-cell table:style-name="ce9" office:value-type="float" office:value="258236" calcext:value-type="float">
            <text:p>258'236 <text:s/></text:p>
          </table:table-cell>
          <table:table-cell table:style-name="ce9" office:value-type="float" office:value="257538" calcext:value-type="float">
            <text:p>257'538 <text:s/></text:p>
          </table:table-cell>
          <table:table-cell table:style-name="ce9" office:value-type="float" office:value="256765" calcext:value-type="float">
            <text:p>256'765 <text:s/></text:p>
          </table:table-cell>
          <table:table-cell table:style-name="ce9" office:value-type="float" office:value="255921" calcext:value-type="float">
            <text:p>255'921 <text:s/></text:p>
          </table:table-cell>
          <table:table-cell table:style-name="ce9" office:value-type="float" office:value="255023" calcext:value-type="float">
            <text:p>255'023 <text:s/></text:p>
          </table:table-cell>
          <table:table-cell table:number-columns-repeated="997"/>
        </table:table-row>
        <table:table-row table:style-name="ro4">
          <table:table-cell table:style-name="ce5" office:value-type="string" calcext:value-type="string">
            <text:p>Tessin</text:p>
          </table:table-cell>
          <table:table-cell table:style-name="ce9" office:value-type="float" office:value="337336" calcext:value-type="float">
            <text:p>337'336 <text:s/></text:p>
          </table:table-cell>
          <table:table-cell table:style-name="ce9" office:value-type="float" office:value="338635" calcext:value-type="float">
            <text:p>338'635 <text:s/></text:p>
          </table:table-cell>
          <table:table-cell table:style-name="ce9" office:value-type="float" office:value="340012" calcext:value-type="float">
            <text:p>340'012 <text:s/></text:p>
          </table:table-cell>
          <table:table-cell table:style-name="ce9" office:value-type="float" office:value="340773" calcext:value-type="float">
            <text:p>340'773 <text:s/></text:p>
          </table:table-cell>
          <table:table-cell table:style-name="ce9" office:value-type="float" office:value="341010" calcext:value-type="float">
            <text:p>341'010 <text:s/></text:p>
          </table:table-cell>
          <table:table-cell table:style-name="ce9" office:value-type="float" office:value="341031" calcext:value-type="float">
            <text:p>341'031 <text:s/></text:p>
          </table:table-cell>
          <table:table-cell table:style-name="ce9" office:value-type="float" office:value="340890" calcext:value-type="float">
            <text:p>340'890 <text:s/></text:p>
          </table:table-cell>
          <table:table-cell table:style-name="ce9" office:value-type="float" office:value="340688" calcext:value-type="float">
            <text:p>340'688 <text:s/></text:p>
          </table:table-cell>
          <table:table-cell table:style-name="ce9" office:value-type="float" office:value="340326" calcext:value-type="float">
            <text:p>340'326 <text:s/></text:p>
          </table:table-cell>
          <table:table-cell table:style-name="ce9" office:value-type="float" office:value="339820" calcext:value-type="float">
            <text:p>339'820 <text:s/></text:p>
          </table:table-cell>
          <table:table-cell table:style-name="ce9" office:value-type="float" office:value="339212" calcext:value-type="float">
            <text:p>339'212 <text:s/></text:p>
          </table:table-cell>
          <table:table-cell table:style-name="ce9" office:value-type="float" office:value="338500" calcext:value-type="float">
            <text:p>338'500 <text:s/></text:p>
          </table:table-cell>
          <table:table-cell table:style-name="ce9" office:value-type="float" office:value="337716" calcext:value-type="float">
            <text:p>337'716 <text:s/></text:p>
          </table:table-cell>
          <table:table-cell table:style-name="ce9" office:value-type="float" office:value="336846" calcext:value-type="float">
            <text:p>336'846 <text:s/></text:p>
          </table:table-cell>
          <table:table-cell table:style-name="ce9" office:value-type="float" office:value="335925" calcext:value-type="float">
            <text:p>335'925 <text:s/></text:p>
          </table:table-cell>
          <table:table-cell table:style-name="ce9" office:value-type="float" office:value="334943" calcext:value-type="float">
            <text:p>334'943 <text:s/></text:p>
          </table:table-cell>
          <table:table-cell table:style-name="ce9" office:value-type="float" office:value="333909" calcext:value-type="float">
            <text:p>333'909 <text:s/></text:p>
          </table:table-cell>
          <table:table-cell table:style-name="ce9" office:value-type="float" office:value="332843" calcext:value-type="float">
            <text:p>332'843 <text:s/></text:p>
          </table:table-cell>
          <table:table-cell table:style-name="ce9" office:value-type="float" office:value="331731" calcext:value-type="float">
            <text:p>331'731 <text:s/></text:p>
          </table:table-cell>
          <table:table-cell table:style-name="ce9" office:value-type="float" office:value="330573" calcext:value-type="float">
            <text:p>330'573 <text:s/></text:p>
          </table:table-cell>
          <table:table-cell table:style-name="ce9" office:value-type="float" office:value="329382" calcext:value-type="float">
            <text:p>329'382 <text:s/></text:p>
          </table:table-cell>
          <table:table-cell table:style-name="ce9" office:value-type="float" office:value="328132" calcext:value-type="float">
            <text:p>328'132 <text:s/></text:p>
          </table:table-cell>
          <table:table-cell table:style-name="ce9" office:value-type="float" office:value="326863" calcext:value-type="float">
            <text:p>326'863 <text:s/></text:p>
          </table:table-cell>
          <table:table-cell table:style-name="ce9" office:value-type="float" office:value="325534" calcext:value-type="float">
            <text:p>325'534 <text:s/></text:p>
          </table:table-cell>
          <table:table-cell table:style-name="ce9" office:value-type="float" office:value="324175" calcext:value-type="float">
            <text:p>324'175 <text:s/></text:p>
          </table:table-cell>
          <table:table-cell table:style-name="ce9" office:value-type="float" office:value="322775" calcext:value-type="float">
            <text:p>322'775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Waadt</text:p>
          </table:table-cell>
          <table:table-cell table:style-name="ce9" office:value-type="float" office:value="709568" calcext:value-type="float">
            <text:p>709'568 <text:s/></text:p>
          </table:table-cell>
          <table:table-cell table:style-name="ce9" office:value-type="float" office:value="717236" calcext:value-type="float">
            <text:p>717'236 <text:s/></text:p>
          </table:table-cell>
          <table:table-cell table:style-name="ce9" office:value-type="float" office:value="725540" calcext:value-type="float">
            <text:p>725'540 <text:s/></text:p>
          </table:table-cell>
          <table:table-cell table:style-name="ce9" office:value-type="float" office:value="731860" calcext:value-type="float">
            <text:p>731'860 <text:s/></text:p>
          </table:table-cell>
          <table:table-cell table:style-name="ce9" office:value-type="float" office:value="736572" calcext:value-type="float">
            <text:p>736'572 <text:s/></text:p>
          </table:table-cell>
          <table:table-cell table:style-name="ce9" office:value-type="float" office:value="740609" calcext:value-type="float">
            <text:p>740'609 <text:s/></text:p>
          </table:table-cell>
          <table:table-cell table:style-name="ce9" office:value-type="float" office:value="744190" calcext:value-type="float">
            <text:p>744'190 <text:s/></text:p>
          </table:table-cell>
          <table:table-cell table:style-name="ce9" office:value-type="float" office:value="747580" calcext:value-type="float">
            <text:p>747'580 <text:s/></text:p>
          </table:table-cell>
          <table:table-cell table:style-name="ce9" office:value-type="float" office:value="750356" calcext:value-type="float">
            <text:p>750'356 <text:s/></text:p>
          </table:table-cell>
          <table:table-cell table:style-name="ce9" office:value-type="float" office:value="752689" calcext:value-type="float">
            <text:p>752'689 <text:s/></text:p>
          </table:table-cell>
          <table:table-cell table:style-name="ce9" office:value-type="float" office:value="754559" calcext:value-type="float">
            <text:p>754'559 <text:s/></text:p>
          </table:table-cell>
          <table:table-cell table:style-name="ce9" office:value-type="float" office:value="756136" calcext:value-type="float">
            <text:p>756'136 <text:s/></text:p>
          </table:table-cell>
          <table:table-cell table:style-name="ce9" office:value-type="float" office:value="757372" calcext:value-type="float">
            <text:p>757'372 <text:s/></text:p>
          </table:table-cell>
          <table:table-cell table:style-name="ce9" office:value-type="float" office:value="758299" calcext:value-type="float">
            <text:p>758'299 <text:s/></text:p>
          </table:table-cell>
          <table:table-cell table:style-name="ce9" office:value-type="float" office:value="758910" calcext:value-type="float">
            <text:p>758'910 <text:s/></text:p>
          </table:table-cell>
          <table:table-cell table:style-name="ce9" office:value-type="float" office:value="759259" calcext:value-type="float">
            <text:p>759'259 <text:s/></text:p>
          </table:table-cell>
          <table:table-cell table:style-name="ce9" office:value-type="float" office:value="759346" calcext:value-type="float">
            <text:p>759'346 <text:s/></text:p>
          </table:table-cell>
          <table:table-cell table:style-name="ce9" office:value-type="float" office:value="759164" calcext:value-type="float">
            <text:p>759'164 <text:s/></text:p>
          </table:table-cell>
          <table:table-cell table:style-name="ce9" office:value-type="float" office:value="758690" calcext:value-type="float">
            <text:p>758'690 <text:s/></text:p>
          </table:table-cell>
          <table:table-cell table:style-name="ce9" office:value-type="float" office:value="757984" calcext:value-type="float">
            <text:p>757'984 <text:s/></text:p>
          </table:table-cell>
          <table:table-cell table:style-name="ce9" office:value-type="float" office:value="757038" calcext:value-type="float">
            <text:p>757'038 <text:s/></text:p>
          </table:table-cell>
          <table:table-cell table:style-name="ce9" office:value-type="float" office:value="755888" calcext:value-type="float">
            <text:p>755'888 <text:s/></text:p>
          </table:table-cell>
          <table:table-cell table:style-name="ce9" office:value-type="float" office:value="754513" calcext:value-type="float">
            <text:p>754'513 <text:s/></text:p>
          </table:table-cell>
          <table:table-cell table:style-name="ce9" office:value-type="float" office:value="752901" calcext:value-type="float">
            <text:p>752'901 <text:s/></text:p>
          </table:table-cell>
          <table:table-cell table:style-name="ce9" office:value-type="float" office:value="751095" calcext:value-type="float">
            <text:p>751'095 <text:s/></text:p>
          </table:table-cell>
          <table:table-cell table:style-name="ce9" office:value-type="float" office:value="749141" calcext:value-type="float">
            <text:p>749'141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Wallis</text:p>
          </table:table-cell>
          <table:table-cell table:style-name="ce9" office:value-type="float" office:value="309799" calcext:value-type="float">
            <text:p>309'799 <text:s/></text:p>
          </table:table-cell>
          <table:table-cell table:style-name="ce9" office:value-type="float" office:value="311500" calcext:value-type="float">
            <text:p>311'500 <text:s/></text:p>
          </table:table-cell>
          <table:table-cell table:style-name="ce9" office:value-type="float" office:value="313063" calcext:value-type="float">
            <text:p>313'063 <text:s/></text:p>
          </table:table-cell>
          <table:table-cell table:style-name="ce9" office:value-type="float" office:value="313906" calcext:value-type="float">
            <text:p>313'906 <text:s/></text:p>
          </table:table-cell>
          <table:table-cell table:style-name="ce9" office:value-type="float" office:value="314296" calcext:value-type="float">
            <text:p>314'296 <text:s/></text:p>
          </table:table-cell>
          <table:table-cell table:style-name="ce9" office:value-type="float" office:value="314518" calcext:value-type="float">
            <text:p>314'518 <text:s/></text:p>
          </table:table-cell>
          <table:table-cell table:style-name="ce9" office:value-type="float" office:value="314656" calcext:value-type="float">
            <text:p>314'656 <text:s/></text:p>
          </table:table-cell>
          <table:table-cell table:style-name="ce9" office:value-type="float" office:value="314857" calcext:value-type="float">
            <text:p>314'857 <text:s/></text:p>
          </table:table-cell>
          <table:table-cell table:style-name="ce9" office:value-type="float" office:value="314978" calcext:value-type="float">
            <text:p>314'978 <text:s/></text:p>
          </table:table-cell>
          <table:table-cell table:style-name="ce9" office:value-type="float" office:value="315071" calcext:value-type="float">
            <text:p>315'071 <text:s/></text:p>
          </table:table-cell>
          <table:table-cell table:style-name="ce9" office:value-type="float" office:value="315065" calcext:value-type="float">
            <text:p>315'065 <text:s/></text:p>
          </table:table-cell>
          <table:table-cell table:style-name="ce9" office:value-type="float" office:value="314961" calcext:value-type="float">
            <text:p>314'961 <text:s/></text:p>
          </table:table-cell>
          <table:table-cell table:style-name="ce9" office:value-type="float" office:value="314754" calcext:value-type="float">
            <text:p>314'754 <text:s/></text:p>
          </table:table-cell>
          <table:table-cell table:style-name="ce9" office:value-type="float" office:value="314406" calcext:value-type="float">
            <text:p>314'406 <text:s/></text:p>
          </table:table-cell>
          <table:table-cell table:style-name="ce9" office:value-type="float" office:value="313943" calcext:value-type="float">
            <text:p>313'943 <text:s/></text:p>
          </table:table-cell>
          <table:table-cell table:style-name="ce9" office:value-type="float" office:value="313386" calcext:value-type="float">
            <text:p>313'386 <text:s/></text:p>
          </table:table-cell>
          <table:table-cell table:style-name="ce9" office:value-type="float" office:value="312709" calcext:value-type="float">
            <text:p>312'709 <text:s/></text:p>
          </table:table-cell>
          <table:table-cell table:style-name="ce9" office:value-type="float" office:value="311909" calcext:value-type="float">
            <text:p>311'909 <text:s/></text:p>
          </table:table-cell>
          <table:table-cell table:style-name="ce9" office:value-type="float" office:value="311012" calcext:value-type="float">
            <text:p>311'012 <text:s/></text:p>
          </table:table-cell>
          <table:table-cell table:style-name="ce9" office:value-type="float" office:value="310013" calcext:value-type="float">
            <text:p>310'013 <text:s/></text:p>
          </table:table-cell>
          <table:table-cell table:style-name="ce9" office:value-type="float" office:value="308921" calcext:value-type="float">
            <text:p>308'921 <text:s/></text:p>
          </table:table-cell>
          <table:table-cell table:style-name="ce9" office:value-type="float" office:value="307756" calcext:value-type="float">
            <text:p>307'756 <text:s/></text:p>
          </table:table-cell>
          <table:table-cell table:style-name="ce9" office:value-type="float" office:value="306500" calcext:value-type="float">
            <text:p>306'500 <text:s/></text:p>
          </table:table-cell>
          <table:table-cell table:style-name="ce9" office:value-type="float" office:value="305182" calcext:value-type="float">
            <text:p>305'182 <text:s/></text:p>
          </table:table-cell>
          <table:table-cell table:style-name="ce9" office:value-type="float" office:value="303796" calcext:value-type="float">
            <text:p>303'796 <text:s/></text:p>
          </table:table-cell>
          <table:table-cell table:style-name="ce9" office:value-type="float" office:value="302343" calcext:value-type="float">
            <text:p>302'343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Neuenburg</text:p>
          </table:table-cell>
          <table:table-cell table:style-name="ce9" office:value-type="float" office:value="171326" calcext:value-type="float">
            <text:p>171'326 <text:s/></text:p>
          </table:table-cell>
          <table:table-cell table:style-name="ce9" office:value-type="float" office:value="170836" calcext:value-type="float">
            <text:p>170'836 <text:s/></text:p>
          </table:table-cell>
          <table:table-cell table:style-name="ce9" office:value-type="float" office:value="170434" calcext:value-type="float">
            <text:p>170'434 <text:s/></text:p>
          </table:table-cell>
          <table:table-cell table:style-name="ce9" office:value-type="float" office:value="169848" calcext:value-type="float">
            <text:p>169'848 <text:s/></text:p>
          </table:table-cell>
          <table:table-cell table:style-name="ce9" office:value-type="float" office:value="169105" calcext:value-type="float">
            <text:p>169'105 <text:s/></text:p>
          </table:table-cell>
          <table:table-cell table:style-name="ce9" office:value-type="float" office:value="168386" calcext:value-type="float">
            <text:p>168'386 <text:s/></text:p>
          </table:table-cell>
          <table:table-cell table:style-name="ce9" office:value-type="float" office:value="167700" calcext:value-type="float">
            <text:p>167'700 <text:s/></text:p>
          </table:table-cell>
          <table:table-cell table:style-name="ce9" office:value-type="float" office:value="167087" calcext:value-type="float">
            <text:p>167'087 <text:s/></text:p>
          </table:table-cell>
          <table:table-cell table:style-name="ce9" office:value-type="float" office:value="166494" calcext:value-type="float">
            <text:p>166'494 <text:s/></text:p>
          </table:table-cell>
          <table:table-cell table:style-name="ce9" office:value-type="float" office:value="165903" calcext:value-type="float">
            <text:p>165'903 <text:s/></text:p>
          </table:table-cell>
          <table:table-cell table:style-name="ce9" office:value-type="float" office:value="165312" calcext:value-type="float">
            <text:p>165'312 <text:s/></text:p>
          </table:table-cell>
          <table:table-cell table:style-name="ce9" office:value-type="float" office:value="164702" calcext:value-type="float">
            <text:p>164'702 <text:s/></text:p>
          </table:table-cell>
          <table:table-cell table:style-name="ce9" office:value-type="float" office:value="164070" calcext:value-type="float">
            <text:p>164'070 <text:s/></text:p>
          </table:table-cell>
          <table:table-cell table:style-name="ce9" office:value-type="float" office:value="163409" calcext:value-type="float">
            <text:p>163'409 <text:s/></text:p>
          </table:table-cell>
          <table:table-cell table:style-name="ce9" office:value-type="float" office:value="162721" calcext:value-type="float">
            <text:p>162'721 <text:s/></text:p>
          </table:table-cell>
          <table:table-cell table:style-name="ce9" office:value-type="float" office:value="161978" calcext:value-type="float">
            <text:p>161'978 <text:s/></text:p>
          </table:table-cell>
          <table:table-cell table:style-name="ce9" office:value-type="float" office:value="161197" calcext:value-type="float">
            <text:p>161'197 <text:s/></text:p>
          </table:table-cell>
          <table:table-cell table:style-name="ce9" office:value-type="float" office:value="160397" calcext:value-type="float">
            <text:p>160'397 <text:s/></text:p>
          </table:table-cell>
          <table:table-cell table:style-name="ce9" office:value-type="float" office:value="159598" calcext:value-type="float">
            <text:p>159'598 <text:s/></text:p>
          </table:table-cell>
          <table:table-cell table:style-name="ce9" office:value-type="float" office:value="158815" calcext:value-type="float">
            <text:p>158'815 <text:s/></text:p>
          </table:table-cell>
          <table:table-cell table:style-name="ce9" office:value-type="float" office:value="158048" calcext:value-type="float">
            <text:p>158'048 <text:s/></text:p>
          </table:table-cell>
          <table:table-cell table:style-name="ce9" office:value-type="float" office:value="157277" calcext:value-type="float">
            <text:p>157'277 <text:s/></text:p>
          </table:table-cell>
          <table:table-cell table:style-name="ce9" office:value-type="float" office:value="156513" calcext:value-type="float">
            <text:p>156'513 <text:s/></text:p>
          </table:table-cell>
          <table:table-cell table:style-name="ce9" office:value-type="float" office:value="155745" calcext:value-type="float">
            <text:p>155'745 <text:s/></text:p>
          </table:table-cell>
          <table:table-cell table:style-name="ce9" office:value-type="float" office:value="154955" calcext:value-type="float">
            <text:p>154'955 <text:s/></text:p>
          </table:table-cell>
          <table:table-cell table:style-name="ce9" office:value-type="float" office:value="154151" calcext:value-type="float">
            <text:p>154'151 <text:s/>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enf</text:p>
          </table:table-cell>
          <table:table-cell table:style-name="ce9" office:value-type="float" office:value="455340" calcext:value-type="float">
            <text:p>455'340 <text:s/></text:p>
          </table:table-cell>
          <table:table-cell table:style-name="ce9" office:value-type="float" office:value="456996" calcext:value-type="float">
            <text:p>456'996 <text:s/></text:p>
          </table:table-cell>
          <table:table-cell table:style-name="ce9" office:value-type="float" office:value="459298" calcext:value-type="float">
            <text:p>459'298 <text:s/></text:p>
          </table:table-cell>
          <table:table-cell table:style-name="ce9" office:value-type="float" office:value="460231" calcext:value-type="float">
            <text:p>460'231 <text:s/></text:p>
          </table:table-cell>
          <table:table-cell table:style-name="ce9" office:value-type="float" office:value="460107" calcext:value-type="float">
            <text:p>460'107 <text:s/></text:p>
          </table:table-cell>
          <table:table-cell table:style-name="ce9" office:value-type="float" office:value="459631" calcext:value-type="float">
            <text:p>459'631 <text:s/></text:p>
          </table:table-cell>
          <table:table-cell table:style-name="ce9" office:value-type="float" office:value="459009" calcext:value-type="float">
            <text:p>459'009 <text:s/></text:p>
          </table:table-cell>
          <table:table-cell table:style-name="ce9" office:value-type="float" office:value="458472" calcext:value-type="float">
            <text:p>458'472 <text:s/></text:p>
          </table:table-cell>
          <table:table-cell table:style-name="ce9" office:value-type="float" office:value="457658" calcext:value-type="float">
            <text:p>457'658 <text:s/></text:p>
          </table:table-cell>
          <table:table-cell table:style-name="ce9" office:value-type="float" office:value="456694" calcext:value-type="float">
            <text:p>456'694 <text:s/></text:p>
          </table:table-cell>
          <table:table-cell table:style-name="ce9" office:value-type="float" office:value="455577" calcext:value-type="float">
            <text:p>455'577 <text:s/></text:p>
          </table:table-cell>
          <table:table-cell table:style-name="ce9" office:value-type="float" office:value="454409" calcext:value-type="float">
            <text:p>454'409 <text:s/></text:p>
          </table:table-cell>
          <table:table-cell table:style-name="ce9" office:value-type="float" office:value="453229" calcext:value-type="float">
            <text:p>453'229 <text:s/></text:p>
          </table:table-cell>
          <table:table-cell table:style-name="ce9" office:value-type="float" office:value="452011" calcext:value-type="float">
            <text:p>452'011 <text:s/></text:p>
          </table:table-cell>
          <table:table-cell table:style-name="ce9" office:value-type="float" office:value="450740" calcext:value-type="float">
            <text:p>450'740 <text:s/></text:p>
          </table:table-cell>
          <table:table-cell table:style-name="ce9" office:value-type="float" office:value="449467" calcext:value-type="float">
            <text:p>449'467 <text:s/></text:p>
          </table:table-cell>
          <table:table-cell table:style-name="ce9" office:value-type="float" office:value="448210" calcext:value-type="float">
            <text:p>448'210 <text:s/></text:p>
          </table:table-cell>
          <table:table-cell table:style-name="ce9" office:value-type="float" office:value="446980" calcext:value-type="float">
            <text:p>446'980 <text:s/></text:p>
          </table:table-cell>
          <table:table-cell table:style-name="ce9" office:value-type="float" office:value="445742" calcext:value-type="float">
            <text:p>445'742 <text:s/></text:p>
          </table:table-cell>
          <table:table-cell table:style-name="ce9" office:value-type="float" office:value="444506" calcext:value-type="float">
            <text:p>444'506 <text:s/></text:p>
          </table:table-cell>
          <table:table-cell table:style-name="ce9" office:value-type="float" office:value="443315" calcext:value-type="float">
            <text:p>443'315 <text:s/></text:p>
          </table:table-cell>
          <table:table-cell table:style-name="ce9" office:value-type="float" office:value="442122" calcext:value-type="float">
            <text:p>442'122 <text:s/></text:p>
          </table:table-cell>
          <table:table-cell table:style-name="ce9" office:value-type="float" office:value="440928" calcext:value-type="float">
            <text:p>440'928 <text:s/></text:p>
          </table:table-cell>
          <table:table-cell table:style-name="ce9" office:value-type="float" office:value="439755" calcext:value-type="float">
            <text:p>439'755 <text:s/></text:p>
          </table:table-cell>
          <table:table-cell table:style-name="ce9" office:value-type="float" office:value="438568" calcext:value-type="float">
            <text:p>438'568 <text:s/></text:p>
          </table:table-cell>
          <table:table-cell table:style-name="ce9" office:value-type="float" office:value="437400" calcext:value-type="float">
            <text:p>437'400 <text:s/></text:p>
          </table:table-cell>
          <table:table-cell table:number-columns-repeated="997"/>
        </table:table-row>
        <table:table-row table:style-name="ro2">
          <table:table-cell table:style-name="ce6" office:value-type="string" calcext:value-type="string">
            <text:p>Jura</text:p>
          </table:table-cell>
          <table:table-cell table:style-name="ce10" office:value-type="float" office:value="70107" calcext:value-type="float">
            <text:p>70'107 <text:s/></text:p>
          </table:table-cell>
          <table:table-cell table:style-name="ce10" office:value-type="float" office:value="70019" calcext:value-type="float">
            <text:p>70'019 <text:s/></text:p>
          </table:table-cell>
          <table:table-cell table:style-name="ce10" office:value-type="float" office:value="70026" calcext:value-type="float">
            <text:p>70'026 <text:s/></text:p>
          </table:table-cell>
          <table:table-cell table:style-name="ce10" office:value-type="float" office:value="69989" calcext:value-type="float">
            <text:p>69'989 <text:s/></text:p>
          </table:table-cell>
          <table:table-cell table:style-name="ce10" office:value-type="float" office:value="69922" calcext:value-type="float">
            <text:p>69'922 <text:s/></text:p>
          </table:table-cell>
          <table:table-cell table:style-name="ce10" office:value-type="float" office:value="69853" calcext:value-type="float">
            <text:p>69'853 <text:s/></text:p>
          </table:table-cell>
          <table:table-cell table:style-name="ce10" office:value-type="float" office:value="69778" calcext:value-type="float">
            <text:p>69'778 <text:s/></text:p>
          </table:table-cell>
          <table:table-cell table:style-name="ce10" office:value-type="float" office:value="69687" calcext:value-type="float">
            <text:p>69'687 <text:s/></text:p>
          </table:table-cell>
          <table:table-cell table:style-name="ce10" office:value-type="float" office:value="69568" calcext:value-type="float">
            <text:p>69'568 <text:s/></text:p>
          </table:table-cell>
          <table:table-cell table:style-name="ce10" office:value-type="float" office:value="69406" calcext:value-type="float">
            <text:p>69'406 <text:s/></text:p>
          </table:table-cell>
          <table:table-cell table:style-name="ce10" office:value-type="float" office:value="69217" calcext:value-type="float">
            <text:p>69'217 <text:s/></text:p>
          </table:table-cell>
          <table:table-cell table:style-name="ce10" office:value-type="float" office:value="69013" calcext:value-type="float">
            <text:p>69'013 <text:s/></text:p>
          </table:table-cell>
          <table:table-cell table:style-name="ce10" office:value-type="float" office:value="68791" calcext:value-type="float">
            <text:p>68'791 <text:s/></text:p>
          </table:table-cell>
          <table:table-cell table:style-name="ce10" office:value-type="float" office:value="68551" calcext:value-type="float">
            <text:p>68'551 <text:s/></text:p>
          </table:table-cell>
          <table:table-cell table:style-name="ce10" office:value-type="float" office:value="68294" calcext:value-type="float">
            <text:p>68'294 <text:s/></text:p>
          </table:table-cell>
          <table:table-cell table:style-name="ce10" office:value-type="float" office:value="68026" calcext:value-type="float">
            <text:p>68'026 <text:s/></text:p>
          </table:table-cell>
          <table:table-cell table:style-name="ce10" office:value-type="float" office:value="67756" calcext:value-type="float">
            <text:p>67'756 <text:s/></text:p>
          </table:table-cell>
          <table:table-cell table:style-name="ce10" office:value-type="float" office:value="67471" calcext:value-type="float">
            <text:p>67'471 <text:s/></text:p>
          </table:table-cell>
          <table:table-cell table:style-name="ce10" office:value-type="float" office:value="67180" calcext:value-type="float">
            <text:p>67'180 <text:s/></text:p>
          </table:table-cell>
          <table:table-cell table:style-name="ce10" office:value-type="float" office:value="66876" calcext:value-type="float">
            <text:p>66'876 <text:s/></text:p>
          </table:table-cell>
          <table:table-cell table:style-name="ce10" office:value-type="float" office:value="66554" calcext:value-type="float">
            <text:p>66'554 <text:s/></text:p>
          </table:table-cell>
          <table:table-cell table:style-name="ce10" office:value-type="float" office:value="66212" calcext:value-type="float">
            <text:p>66'212 <text:s/></text:p>
          </table:table-cell>
          <table:table-cell table:style-name="ce10" office:value-type="float" office:value="65864" calcext:value-type="float">
            <text:p>65'864 <text:s/></text:p>
          </table:table-cell>
          <table:table-cell table:style-name="ce10" office:value-type="float" office:value="65505" calcext:value-type="float">
            <text:p>65'505 <text:s/></text:p>
          </table:table-cell>
          <table:table-cell table:style-name="ce10" office:value-type="float" office:value="65144" calcext:value-type="float">
            <text:p>65'144 <text:s/></text:p>
          </table:table-cell>
          <table:table-cell table:style-name="ce10" office:value-type="float" office:value="64766" calcext:value-type="float">
            <text:p>64'766 <text:s/>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Quelle: KANTONALE SZENARIEN 2010-2035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Auskunft: Informationszentrum, Sektion Demografie und Migration, 032 713 67 11, info.dem@bfs.admin.ch</text:p>
          </table:table-cell>
          <table:table-cell table:number-columns-repeated="12"/>
          <table:table-cell table:style-name="ce11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© BFS</text:p>
          </table:table-cell>
          <table:table-cell table:style-name="ce12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&quot;mittleren&quot; Szenario'.$A$1" table:cell-range-address="$'&quot;tiefen&quot; Szenario'.$A$1:.$AA$34" table:range-usable-as="print-range"/>
          <table:named-range table:name="Excel_BuiltIn_Print_Titles" table:base-cell-address="$'&quot;mittleren&quot; Szenario'.$A$1" table:cell-range-address="$'&quot;tiefen&quot; Szenario'.$A$1:.$A$104857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Fr. </number:text>
      <number:number number:decimal-places="0" number:min-integer-digits="1" number:grouping="true"/>
    </number:number-style>
    <number:number-style style:name="N106">
      <number:text>SF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style:text-properties fo:color="#ff0000"/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2" number:min-integer-digits="1" number:grouping="true"/>
    </number:number-style>
    <number:number-style style:name="N108">
      <number:text>SF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style:text-properties fo:color="#ff0000"/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SFr.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number:text> </number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1P0" style:volatile="true">
      <number:number number:decimal-places="0" number:min-integer-digits="1" number:grouping="true"/>
      <number:text>  </number:text>
    </number:number-style>
    <number:number-style style:name="N131P1" style:volatile="true">
      <number:text>-</number:text>
      <number:number number:decimal-places="0" number:min-integer-digits="1" number:grouping="true"/>
      <number:text>  </number:text>
    </number:number-style>
    <number:number-style style:name="N131P2" style:volatile="true">
      <number:number number:decimal-places="0" number:min-integer-digits="1"/>
      <number:text>  </number:text>
    </number:number-style>
    <number:text-style style:name="N131">
      <number:text-content/>
      <number:text> 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cm" fo:margin-right="1cm" style:first-page-number="continue" style:scale-to="96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2_mittleren_22__20_Szenario" style:display-name="PageStyle_&quot;mittleren&quot; Sz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2_hohen_22__20_Szenario" style:display-name="PageStyle_&quot;hohen&quot; Sz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2_tiefen_22__20_Szenario" style:display-name="PageStyle_&quot;tiefen&quot; Szen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illier</meta:initial-creator>
    <meta:creation-date>2001-09-21T14:33:31</meta:creation-date>
    <dc:creator>Pierre-Alain Baeriswyl</dc:creator>
    <dc:date>2011-03-15T17:53:26</dc:date>
    <meta:print-date>2009-11-23T12:36:49</meta:print-date>
    <meta:document-statistic meta:table-count="3" meta:cell-count="2280" meta:object-count="0"/>
    <meta:generator>LibreOffice/4.2.4.2$Windows_x86 LibreOffice_project/63150712c6d317d27ce2db16eb94c2f3d7b699f8</meta:generator>
  </office:meta>
</office:document-meta>
</file>